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44.45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36.51mm"/>
    </style:style>
    <style:style style:name="co5" style:family="table-column">
      <style:table-column-properties fo:break-before="auto" style:column-width="23.28mm"/>
    </style:style>
    <style:style style:name="co6" style:family="table-column">
      <style:table-column-properties fo:break-before="auto" style:column-width="57.94mm"/>
    </style:style>
    <style:style style:name="co7" style:family="table-column">
      <style:table-column-properties fo:break-before="auto" style:column-width="52.65mm"/>
    </style:style>
    <style:style style:name="co8" style:family="table-column">
      <style:table-column-properties fo:break-before="auto" style:column-width="37.57mm"/>
    </style:style>
    <style:style style:name="co9" style:family="table-column">
      <style:table-column-properties fo:break-before="auto" style:column-width="28.84mm"/>
    </style:style>
    <style:style style:name="co10" style:family="table-column">
      <style:table-column-properties fo:break-before="auto" style:column-width="47.36mm"/>
    </style:style>
    <style:style style:name="co11" style:family="table-column">
      <style:table-column-properties fo:break-before="auto" style:column-width="62.44mm"/>
    </style:style>
    <style:style style:name="co12" style:family="table-column">
      <style:table-column-properties fo:break-before="auto" style:column-width="29.63mm"/>
    </style:style>
    <style:style style:name="co13" style:family="table-column">
      <style:table-column-properties fo:break-before="auto" style:column-width="53.45mm"/>
    </style:style>
    <style:style style:name="co14" style:family="table-column">
      <style:table-column-properties fo:break-before="auto" style:column-width="47.63mm"/>
    </style:style>
    <style:style style:name="co15" style:family="table-column">
      <style:table-column-properties fo:break-before="auto" style:column-width="31.7mm"/>
    </style:style>
    <style:style style:name="co16" style:family="table-column">
      <style:table-column-properties fo:break-before="auto" style:column-width="32.74mm"/>
    </style:style>
    <style:style style:name="co17" style:family="table-column">
      <style:table-column-properties fo:break-before="auto" style:column-width="19.65mm"/>
    </style:style>
    <style:style style:name="co18" style:family="table-column">
      <style:table-column-properties fo:break-before="auto" style:column-width="39.03mm"/>
    </style:style>
    <style:style style:name="co19" style:family="table-column">
      <style:table-column-properties fo:break-before="auto" style:column-width="42.7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4.41mm"/>
    </style:style>
    <style:style style:name="co22" style:family="table-column">
      <style:table-column-properties fo:break-before="auto" style:column-width="50.31mm"/>
    </style:style>
    <style:style style:name="co23" style:family="table-column">
      <style:table-column-properties fo:break-before="auto" style:column-width="51.08mm"/>
    </style:style>
    <style:style style:name="co24" style:family="table-column">
      <style:table-column-properties fo:break-before="auto" style:column-width="19.12mm"/>
    </style:style>
    <style:style style:name="co25" style:family="table-column">
      <style:table-column-properties fo:break-before="auto" style:column-width="18.59mm"/>
    </style:style>
    <style:style style:name="co26" style:family="table-column">
      <style:table-column-properties fo:break-before="auto" style:column-width="17.29mm"/>
    </style:style>
    <style:style style:name="co27" style:family="table-column">
      <style:table-column-properties fo:break-before="auto" style:column-width="11.52mm"/>
    </style:style>
    <style:style style:name="co28" style:family="table-column">
      <style:table-column-properties fo:break-before="auto" style:column-width="49.25mm"/>
    </style:style>
    <style:style style:name="co29" style:family="table-column">
      <style:table-column-properties fo:break-before="auto" style:column-width="50.57mm"/>
    </style:style>
    <style:style style:name="co30" style:family="table-column">
      <style:table-column-properties fo:break-before="auto" style:column-width="18.86mm"/>
    </style:style>
    <style:style style:name="co31" style:family="table-column">
      <style:table-column-properties fo:break-before="auto" style:column-width="17.82mm"/>
    </style:style>
    <style:style style:name="co32" style:family="table-column">
      <style:table-column-properties fo:break-before="auto" style:column-width="18.33mm"/>
    </style:style>
    <style:style style:name="co33" style:family="table-column">
      <style:table-column-properties fo:break-before="auto" style:column-width="51.88mm"/>
    </style:style>
    <style:style style:name="co34" style:family="table-column">
      <style:table-column-properties fo:break-before="auto" style:column-width="52.92mm"/>
    </style:style>
    <style:style style:name="co35" style:family="table-column">
      <style:table-column-properties fo:break-before="auto" style:column-width="54.22mm"/>
    </style:style>
    <style:style style:name="co36" style:family="table-column">
      <style:table-column-properties fo:break-before="auto" style:column-width="49.21mm"/>
    </style:style>
    <style:style style:name="co37" style:family="table-column">
      <style:table-column-properties fo:break-before="auto" style:column-width="49.78mm"/>
    </style:style>
    <style:style style:name="co38" style:family="table-column">
      <style:table-column-properties fo:break-before="auto" style:column-width="49.48mm"/>
    </style:style>
    <style:style style:name="co39" style:family="table-column">
      <style:table-column-properties fo:break-before="auto" style:column-width="24.87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13.62mm"/>
    </style:style>
    <style:style style:name="co42" style:family="table-column">
      <style:table-column-properties fo:break-before="auto" style:column-width="16.67mm"/>
    </style:style>
    <style:style style:name="co43" style:family="table-column">
      <style:table-column-properties fo:break-before="auto" style:column-width="13.88mm"/>
    </style:style>
    <style:style style:name="co44" style:family="table-column">
      <style:table-column-properties fo:break-before="auto" style:column-width="45.84mm"/>
    </style:style>
    <style:style style:name="co45" style:family="table-column">
      <style:table-column-properties fo:break-before="auto" style:column-width="43.66mm"/>
    </style:style>
    <style:style style:name="co46" style:family="table-column">
      <style:table-column-properties fo:break-before="auto" style:column-width="43.39mm"/>
    </style:style>
    <style:style style:name="co47" style:family="table-column">
      <style:table-column-properties fo:break-before="auto" style:column-width="22mm"/>
    </style:style>
    <style:style style:name="co48" style:family="table-column">
      <style:table-column-properties fo:break-before="auto" style:column-width="20.43mm"/>
    </style:style>
    <style:style style:name="co49" style:family="table-column">
      <style:table-column-properties fo:break-before="auto" style:column-width="24.09mm"/>
    </style:style>
    <style:style style:name="co50" style:family="table-column">
      <style:table-column-properties fo:break-before="auto" style:column-width="4.45mm"/>
    </style:style>
    <style:style style:name="co51" style:family="table-column">
      <style:table-column-properties fo:break-before="auto" style:column-width="43.74mm"/>
    </style:style>
    <style:style style:name="co52" style:family="table-column">
      <style:table-column-properties fo:break-before="auto" style:column-width="43.23mm"/>
    </style:style>
    <style:style style:name="co53" style:family="table-column">
      <style:table-column-properties fo:break-before="auto" style:column-width="15.98mm"/>
    </style:style>
    <style:style style:name="co54" style:family="table-column">
      <style:table-column-properties fo:break-before="auto" style:column-width="19.9mm"/>
    </style:style>
    <style:style style:name="co55" style:family="table-column">
      <style:table-column-properties fo:break-before="auto" style:column-width="47.15mm"/>
    </style:style>
    <style:style style:name="co56" style:family="table-column">
      <style:table-column-properties fo:break-before="auto" style:column-width="45.58mm"/>
    </style:style>
    <style:style style:name="co57" style:family="table-column">
      <style:table-column-properties fo:break-before="auto" style:column-width="21.96mm"/>
    </style:style>
    <style:style style:name="co58" style:family="table-column">
      <style:table-column-properties fo:break-before="auto" style:column-width="5.56mm"/>
    </style:style>
    <style:style style:name="co59" style:family="table-column">
      <style:table-column-properties fo:break-before="auto" style:column-width="15.35mm"/>
    </style:style>
    <style:style style:name="co60" style:family="table-column">
      <style:table-column-properties fo:break-before="auto" style:column-width="18.79mm"/>
    </style:style>
    <style:style style:name="co61" style:family="table-column">
      <style:table-column-properties fo:break-before="auto" style:column-width="17.73mm"/>
    </style:style>
    <style:style style:name="co62" style:family="table-column">
      <style:table-column-properties fo:break-before="auto" style:column-width="16.93mm"/>
    </style:style>
    <style:style style:name="co63" style:family="table-column">
      <style:table-column-properties fo:break-before="auto" style:column-width="18.26mm"/>
    </style:style>
    <style:style style:name="co64" style:family="table-column">
      <style:table-column-properties fo:break-before="auto" style:column-width="30.13mm"/>
    </style:style>
    <style:style style:name="co65" style:family="table-column">
      <style:table-column-properties fo:break-before="auto" style:column-width="29.86mm"/>
    </style:style>
    <style:style style:name="co66" style:family="table-column">
      <style:table-column-properties fo:break-before="auto" style:column-width="82.29mm"/>
    </style:style>
    <style:style style:name="co67" style:family="table-column">
      <style:table-column-properties fo:break-before="auto" style:column-width="20.11mm"/>
    </style:style>
    <style:style style:name="co68" style:family="table-column">
      <style:table-column-properties fo:break-before="auto" style:column-width="12.96mm"/>
    </style:style>
    <style:style style:name="co69" style:family="table-column">
      <style:table-column-properties fo:break-before="auto" style:column-width="21.17mm"/>
    </style:style>
    <style:style style:name="co70" style:family="table-column">
      <style:table-column-properties fo:break-before="auto" style:column-width="72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6.05mm" fo:break-before="auto" style:use-optimal-row-height="tru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4.9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 style:data-style-name="N0"/>
    <style:style style:name="ce2" style:family="table-cell" style:parent-style-name="Default" style:data-style-name="N41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fo:border="0.06pt solid #000000"/>
    </style:style>
    <style:style style:name="ce12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41">
      <style:table-cell-properties fo:border="0.06pt solid #000000"/>
    </style:style>
    <style:style style:name="ce43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="none"/>
    </style:style>
    <style:style style:name="ce4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7" style:family="table-cell" style:parent-style-name="Default" style:data-style-name="N100"/>
    <style:style style:name="ce52" style:family="table-cell" style:parent-style-name="Default" style:data-style-name="N41">
      <style:table-cell-properties fo:border="0.06pt solid #000000"/>
      <style:text-properties fo:font-weight="bold" style:font-weight-asian="bold" style:font-weight-complex="bold"/>
    </style:style>
    <style:style style:name="ce54" style:family="table-cell" style:parent-style-name="Default" style:data-style-name="N41">
      <style:table-cell-properties fo:border="none"/>
    </style:style>
    <style:style style:name="ce53" style:family="table-cell" style:parent-style-name="Default" style:data-style-name="N0">
      <style:table-cell-properties fo:border="none"/>
    </style:style>
    <style:style style:name="ce61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 style:data-style-name="N37">
      <style:table-cell-properties fo:border="0.06pt solid #0000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808080" style:text-align-source="fix" style:repeat-content="false" fo:border="0.06pt solid #000000" style:vertical-align="automatic"/>
      <style:paragraph-properties fo:text-align="center"/>
      <style:text-properties fo:color="#ffffff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3" style:family="table-cell" style:parent-style-name="Default" style:data-style-name="N0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5" style:family="table-cell" style:parent-style-name="Default" style:data-style-name="N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8" style:family="table-cell" style:parent-style-name="Default" style:data-style-name="N0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0" style:family="table-cell" style:parent-style-name="Default" style:data-style-name="N0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2" style:family="table-cell" style:parent-style-name="Default" style:data-style-name="N0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9" style:family="table-cell" style:parent-style-name="Default" style:data-style-name="N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5" style:family="table-cell" style:parent-style-name="Default" style:data-style-name="N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8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8" style:family="table-cell" style:parent-style-name="Default" style:data-style-name="N36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4" style:family="table-cell" style:parent-style-name="Default" style:data-style-name="N36">
      <style:table-cell-properties fo:background-color="#ffc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6" style:family="table-cell" style:parent-style-name="Default" style:data-style-name="N36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9" style:family="table-cell" style:parent-style-name="Default" style:data-style-name="N36">
      <style:table-cell-properties fo:background-color="#f8cbad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1" style:family="table-cell" style:parent-style-name="Default" style:data-style-name="N36">
      <style:table-cell-properties fo:background-color="#ffd966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3" style:family="table-cell" style:parent-style-name="Default" style:data-style-name="N36">
      <style:table-cell-properties fo:background-color="#ff000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0" style:family="table-cell" style:parent-style-name="Default" style:data-style-name="N36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6" style:family="table-cell" style:parent-style-name="Default" style:data-style-name="N36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27" style:family="table-cell" style:parent-style-name="Default" style:data-style-name="N36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17" style:family="table-cell" style:parent-style-name="Default" style:data-style-name="N40">
      <style:table-cell-properties fo:background-color="#d6dce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9" style:family="table-cell" style:parent-style-name="Default" style:data-style-name="N40">
      <style:table-cell-properties fo:background-color="#c6e0b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1" style:family="table-cell" style:parent-style-name="Default" style:data-style-name="N40">
      <style:table-cell-properties fo:background-color="#f4b084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36" style:family="table-cell" style:parent-style-name="Default" style:data-style-name="N40">
      <style:table-cell-properties fo:background-color="#757171" fo:border="0.06pt solid #000000"/>
      <style:text-properties fo:color="#000000" style:font-name="Calibri" fo:font-size="10pt" style:font-name-asian="Calibri1" style:font-size-asian="10pt" style:font-name-complex="Calibri1" style:font-size-complex="10pt"/>
    </style:style>
    <style:style style:name="ce65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2]))))" style:apply-style-name="cf1" style:base-cell-address="Übersicht.H2"/>
      <style:map style:condition="is-true-formula(NOT(ISERROR(SEARCH(&quot;blau&quot;;[.H2]))))" style:apply-style-name="cf2" style:base-cell-address="Übersicht.H2"/>
      <style:map style:condition="is-true-formula(NOT(ISERROR(SEARCH(&quot;gelb&quot;;[.H2]))))" style:apply-style-name="cf3" style:base-cell-address="Übersicht.H2"/>
      <style:map style:condition="is-true-formula(NOT(ISERROR(SEARCH(&quot;rot&quot;;[.H2]))))" style:apply-style-name="cf4" style:base-cell-address="Übersicht.H2"/>
    </style:style>
    <style:style style:name="ce66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7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3]))))" style:apply-style-name="cf1" style:base-cell-address="Übersicht.H3"/>
      <style:map style:condition="is-true-formula(NOT(ISERROR(SEARCH(&quot;blau&quot;;[.H3]))))" style:apply-style-name="cf2" style:base-cell-address="Übersicht.H3"/>
      <style:map style:condition="is-true-formula(NOT(ISERROR(SEARCH(&quot;gelb&quot;;[.H3]))))" style:apply-style-name="cf3" style:base-cell-address="Übersicht.H3"/>
      <style:map style:condition="is-true-formula(NOT(ISERROR(SEARCH(&quot;rot&quot;;[.H3]))))" style:apply-style-name="cf4" style:base-cell-address="Übersicht.H3"/>
    </style:style>
    <style:style style:name="ce68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7]))))" style:apply-style-name="cf1" style:base-cell-address="Übersicht.H7"/>
      <style:map style:condition="is-true-formula(NOT(ISERROR(SEARCH(&quot;blau&quot;;[.H7]))))" style:apply-style-name="cf2" style:base-cell-address="Übersicht.H7"/>
      <style:map style:condition="is-true-formula(NOT(ISERROR(SEARCH(&quot;gelb&quot;;[.H7]))))" style:apply-style-name="cf3" style:base-cell-address="Übersicht.H7"/>
      <style:map style:condition="is-true-formula(NOT(ISERROR(SEARCH(&quot;rot&quot;;[.H7]))))" style:apply-style-name="cf4" style:base-cell-address="Übersicht.H7"/>
    </style:style>
    <style:style style:name="ce69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  <style:map style:condition="is-true-formula(NOT(ISERROR(SEARCH(&quot;weiß&quot;;[.H8]))))" style:apply-style-name="cf1" style:base-cell-address="Übersicht.H8"/>
      <style:map style:condition="is-true-formula(NOT(ISERROR(SEARCH(&quot;blau&quot;;[.H8]))))" style:apply-style-name="cf2" style:base-cell-address="Übersicht.H8"/>
      <style:map style:condition="is-true-formula(NOT(ISERROR(SEARCH(&quot;gelb&quot;;[.H8]))))" style:apply-style-name="cf3" style:base-cell-address="Übersicht.H8"/>
      <style:map style:condition="is-true-formula(NOT(ISERROR(SEARCH(&quot;rot&quot;;[.H8]))))" style:apply-style-name="cf4" style:base-cell-address="Übersicht.H8"/>
    </style:style>
    <style:style style:name="ce70" style:family="table-cell" style:parent-style-name="Default" style:data-style-name="N0">
      <style:table-cell-properties fo:background-color="#92d050"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H10]))))" style:apply-style-name="cf1" style:base-cell-address="Übersicht.H10"/>
      <style:map style:condition="is-true-formula(NOT(ISERROR(SEARCH(&quot;blau&quot;;[.H10]))))" style:apply-style-name="cf2" style:base-cell-address="Übersicht.H10"/>
      <style:map style:condition="is-true-formula(NOT(ISERROR(SEARCH(&quot;gelb&quot;;[.H10]))))" style:apply-style-name="cf3" style:base-cell-address="Übersicht.H10"/>
      <style:map style:condition="is-true-formula(NOT(ISERROR(SEARCH(&quot;rot&quot;;[.H10]))))" style:apply-style-name="cf4" style:base-cell-address="Übersicht.H10"/>
    </style:style>
    <style:style style:name="ce71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2]))))" style:apply-style-name="cf1" style:base-cell-address="Übersicht.I2"/>
      <style:map style:condition="is-true-formula(NOT(ISERROR(SEARCH(&quot;blau&quot;;[.I2]))))" style:apply-style-name="cf2" style:base-cell-address="Übersicht.I2"/>
      <style:map style:condition="is-true-formula(NOT(ISERROR(SEARCH(&quot;gelb&quot;;[.I2]))))" style:apply-style-name="cf3" style:base-cell-address="Übersicht.I2"/>
      <style:map style:condition="is-true-formula(NOT(ISERROR(SEARCH(&quot;rot&quot;;[.I2]))))" style:apply-style-name="cf4" style:base-cell-address="Übersicht.I2"/>
    </style:style>
    <style:style style:name="ce72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7]))))" style:apply-style-name="cf1" style:base-cell-address="Übersicht.I7"/>
      <style:map style:condition="is-true-formula(NOT(ISERROR(SEARCH(&quot;blau&quot;;[.I7]))))" style:apply-style-name="cf2" style:base-cell-address="Übersicht.I7"/>
      <style:map style:condition="is-true-formula(NOT(ISERROR(SEARCH(&quot;gelb&quot;;[.I7]))))" style:apply-style-name="cf3" style:base-cell-address="Übersicht.I7"/>
      <style:map style:condition="is-true-formula(NOT(ISERROR(SEARCH(&quot;rot&quot;;[.I7]))))" style:apply-style-name="cf4" style:base-cell-address="Übersicht.I7"/>
    </style:style>
    <style:style style:name="ce73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  <style:map style:condition="is-true-formula(NOT(ISERROR(SEARCH(&quot;weiß&quot;;[.I8]))))" style:apply-style-name="cf1" style:base-cell-address="Übersicht.I8"/>
      <style:map style:condition="is-true-formula(NOT(ISERROR(SEARCH(&quot;blau&quot;;[.I8]))))" style:apply-style-name="cf2" style:base-cell-address="Übersicht.I8"/>
      <style:map style:condition="is-true-formula(NOT(ISERROR(SEARCH(&quot;gelb&quot;;[.I8]))))" style:apply-style-name="cf3" style:base-cell-address="Übersicht.I8"/>
      <style:map style:condition="is-true-formula(NOT(ISERROR(SEARCH(&quot;rot&quot;;[.I8]))))" style:apply-style-name="cf4" style:base-cell-address="Übersicht.I8"/>
    </style:style>
    <style:style style:name="ce74" style:family="table-cell" style:parent-style-name="Default" style:data-style-name="N0">
      <style:table-cell-properties fo:border="0.06pt solid #000000"/>
      <style:text-properties fo:color="#000000" style:font-name="Calibri" fo:font-size="10pt" style:font-name-asian="Calibri1" style:font-size-asian="10pt" style:font-name-complex="Calibri1" style:font-size-complex="10pt"/>
      <style:map style:condition="is-true-formula(NOT(ISERROR(SEARCH(&quot;weiß&quot;;[.I10]))))" style:apply-style-name="cf1" style:base-cell-address="Übersicht.I10"/>
      <style:map style:condition="is-true-formula(NOT(ISERROR(SEARCH(&quot;blau&quot;;[.I10]))))" style:apply-style-name="cf2" style:base-cell-address="Übersicht.I10"/>
      <style:map style:condition="is-true-formula(NOT(ISERROR(SEARCH(&quot;gelb&quot;;[.I10]))))" style:apply-style-name="cf3" style:base-cell-address="Übersicht.I10"/>
      <style:map style:condition="is-true-formula(NOT(ISERROR(SEARCH(&quot;rot&quot;;[.I10]))))" style:apply-style-name="cf4" style:base-cell-address="Übersicht.I10"/>
    </style:style>
    <style:style style:name="ce5" style:family="table-cell" style:parent-style-name="Default" style:data-style-name="N0">
      <style:table-cell-properties fo:border="0.06pt solid #000000"/>
      <style:text-properties fo:color="#00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" style:family="table-cell" style:parent-style-name="Default" style:data-style-name="N0">
      <style:text-properties fo:color="#000000" style:font-name="Arial" fo:font-size="8pt" style:font-name-asian="Arial1" style:font-size-asian="8pt" style:font-name-complex="Arial1" style:font-size-complex="8pt"/>
    </style:style>
    <style:style style:name="ce3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4" style:family="table-cell" style:parent-style-name="Default" style:data-style-name="N0">
      <style:table-cell-properties fo:border="0.06pt solid #000000"/>
      <style:text-properties fo:color="#000000" style:font-name="Calibri" fo:font-weight="bold" style:font-name-asian="Calibri1" style:font-weight-asian="bold" style:font-name-complex="Calibri1" style:font-weight-complex="bold"/>
    </style:style>
    <style:style style:name="T1" style:family="text">
      <style:text-properties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ahmen3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4"/>
          <table:table-cell office:value-type="string" calcext:value-type="string">
            <text:p>Spielzeit(in min)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L3]" office:value-type="time" office:time-value="PT09H00M00S" calcext:value-type="time">
            <text:p>09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5]+[.F13]+[.F14]" office:value-type="time" office:time-value="PT09H15M00S" calcext:value-type="time">
            <text:p>09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0]" office:value-type="string" office:string-value="A" calcext:value-type="string">
            <text:p>A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6]+[.F13]+[.F14]" office:value-type="time" office:time-value="PT09H30M00S" calcext:value-type="time">
            <text:p>09:3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1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7]+[.F13]+[.F14]" office:value-type="time" office:time-value="PT09H45M00S" calcext:value-type="time">
            <text:p>09:4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F13]+[.F14]" office:value-type="time" office:time-value="PT10H00M00S" calcext:value-type="time">
            <text:p>10:00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2]" office:value-type="string" office:string-value="C" calcext:value-type="string">
            <text:p>C</text:p>
          </table:table-cell>
          <table:table-cell table:formula="of:=[.C10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9]+[.F13]+[.F14]" office:value-type="time" office:time-value="PT10H15M00S" calcext:value-type="time">
            <text:p>10:15:00</text:p>
          </table:table-cell>
          <table:table-cell table:formula="of:=[.$L$5]" office:value-type="string" office:string-value="Feld 1" calcext:value-type="string">
            <text:p>Feld 1</text:p>
          </table:table-cell>
          <table:table-cell table:formula="of:=[.C11]" office:value-type="string" office:string-value="B" calcext:value-type="string">
            <text:p>B</text:p>
          </table:table-cell>
          <table:table-cell table:formula="of:=[.C12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4" table:style-name="ta1"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6]+[.$F$13]+[.$F$14]" office:value-type="time" office:time-value="PT09H15M00S" calcext:value-type="time">
            <text:p>09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09H30M00S" calcext:value-type="time">
            <text:p>09:3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B" calcext:value-type="string">
            <text:p>B</text:p>
          </table:table-cell>
          <table:table-cell table:formula="of:=[.$C$9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09H45M00S" calcext:value-type="time">
            <text:p>09:4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2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0H00M00S" calcext:value-type="time">
            <text:p>10:00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1]" office:value-type="string" office:string-value="C" calcext:value-type="string">
            <text:p>C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A" calcext:value-type="string">
            <text:p>A</text:p>
          </table:table-cell>
          <table:table-cell table:formula="of:=[.$C$11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4]+[.$F$13]+[.$F$14]" office:value-type="time" office:time-value="PT10H15M00S" calcext:value-type="time">
            <text:p>10:15:00</text:p>
          </table:table-cell>
          <table:table-cell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D" calcext:value-type="string">
            <text:p>D</text:p>
          </table:table-cell>
          <table:table-cell table:formula="of:=[.$C$10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5" table:style-name="ta1">
        <table:table-column table:style-name="co9" table:default-cell-style-name="ce1"/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A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2" table:formula="of:=[.I13]" office:value-type="time" office:time-value="PT09H00M00S" calcext:value-type="time">
            <text:p>09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2" table:formula="of:=[.A15]+[.$F$13]+[.$F$14]" office:value-type="time" office:time-value="PT09H15M00S" calcext:value-type="time">
            <text:p>09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2" table:formula="of:=[.A16]+[.$F$13]+[.$F$14]" office:value-type="time" office:time-value="PT09H30M00S" calcext:value-type="time">
            <text:p>09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45M00S" calcext:value-type="time">
            <text:p>09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18]+[.$F$13]+[.$F$14]" office:value-type="time" office:time-value="PT10H00M00S" calcext:value-type="time">
            <text:p>10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1]" office:value-type="string" office:string-value="D" calcext:value-type="string">
            <text:p>D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A19]+[.$F$13]+[.$F$14]" office:value-type="time" office:time-value="PT10H15M00S" calcext:value-type="time">
            <text:p>10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0]" office:value-type="string" office:string-value="C" calcext:value-type="string">
            <text:p>C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A20]+[.$F$13]+[.$F$14]" office:value-type="time" office:time-value="PT10H30M00S" calcext:value-type="time">
            <text:p>10:3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10H45M00S" calcext:value-type="time">
            <text:p>10:4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12]" office:value-type="string" office:string-value="E" calcext:value-type="string">
            <text:p>E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2]+[.$F$13]+[.$F$14]" office:value-type="time" office:time-value="PT11H00M00S" calcext:value-type="time">
            <text:p>11:00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1H15M00S" calcext:value-type="time">
            <text:p>11:15:00</text:p>
          </table:table-cell>
          <table:table-cell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Default" table:number-columns-repeated="2"/>
          <table:table-cell table:style-name="ce39" office:value-type="string" calcext:value-type="string">
            <text:p>Spielplan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2" table:formula="of:=[.$I$13]" office:value-type="time" office:time-value="PT09H00M00S" calcext:value-type="time">
            <text:p>09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28]" office:value-type="time" office:time-value="PT09H00M00S" calcext:value-type="time">
            <text:p>09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29]+[.$F$13]+[.$F$14]" office:value-type="time" office:time-value="PT09H15M00S" calcext:value-type="time">
            <text:p>09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0]" office:value-type="time" office:time-value="PT09H15M00S" calcext:value-type="time">
            <text:p>09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0]" office:value-type="string" office:string-value="C" calcext:value-type="string">
            <text:p>C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31]+[.$F$13]+[.$F$14]" office:value-type="time" office:time-value="PT09H30M00S" calcext:value-type="time">
            <text:p>09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2]" office:value-type="time" office:time-value="PT09H30M00S" calcext:value-type="time">
            <text:p>09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3]+[.$F$13]+[.$F$14]" office:value-type="time" office:time-value="PT09H45M00S" calcext:value-type="time">
            <text:p>09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9]" office:value-type="string" office:string-value="B" calcext:value-type="string">
            <text:p>B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4]" office:value-type="time" office:time-value="PT09H45M00S" calcext:value-type="time">
            <text:p>09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5]+[.$F$13]+[.$F$14]" office:value-type="time" office:time-value="PT10H00M00S" calcext:value-type="time">
            <text:p>10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formula="of:=[.$C$8]" office:value-type="string" office:string-value="A" calcext:value-type="string">
            <text:p>A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36]" office:value-type="time" office:time-value="PT10H00M00S" calcext:value-type="time">
            <text:p>10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37]+[.$F$13]+[.$F$14]" office:value-type="time" office:time-value="PT10H15M00S" calcext:value-type="time">
            <text:p>10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38]" office:value-type="time" office:time-value="PT10H15M00S" calcext:value-type="time">
            <text:p>10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39]+[.$F$13]+[.$F$14]" office:value-type="time" office:time-value="PT10H30M00S" calcext:value-type="time">
            <text:p>10:3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0]" office:value-type="time" office:time-value="PT10H30M00S" calcext:value-type="time">
            <text:p>10:3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1]+[.$F$13]+[.$F$14]" office:value-type="time" office:time-value="PT10H45M00S" calcext:value-type="time">
            <text:p>10:4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42]" office:value-type="time" office:time-value="PT10H45M00S" calcext:value-type="time">
            <text:p>10:4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8]" office:value-type="string" office:string-value="A" calcext:value-type="string">
            <text:p>A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43]+[.$F$13]+[.$F$14]" office:value-type="time" office:time-value="PT11H00M00S" calcext:value-type="time">
            <text:p>11:00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44]" office:value-type="time" office:time-value="PT11H00M00S" calcext:value-type="time">
            <text:p>11:00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style-name="Default" table:formula="of:=[.$C$10]" office:value-type="string" office:string-value="C" calcext:value-type="string">
            <text:p>C</text:p>
          </table:table-cell>
          <table:table-cell table:style-name="Default" table:formula="of:=[.$C$12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45]+[.$F$13]+[.$F$14]" office:value-type="time" office:time-value="PT11H15M00S" calcext:value-type="time">
            <text:p>11:15:00</text:p>
          </table:table-cell>
          <table:table-cell table:style-name="Default" table:formula="of:=[.$I$15]" office:value-type="string" office:string-value="Feld 1" calcext:value-type="string">
            <text:p>Feld 1</text:p>
          </table:table-cell>
          <table:table-cell table:style-name="Default" table:formula="of:=[.$C$11]" office:value-type="string" office:string-value="D" calcext:value-type="string">
            <text:p>D</text:p>
          </table:table-cell>
          <table:table-cell table:formula="of:=[.$C$8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46]" office:value-type="time" office:time-value="PT11H15M00S" calcext:value-type="time">
            <text:p>11:15:00</text:p>
          </table:table-cell>
          <table:table-cell table:style-name="Default" table:formula="of:=[.$I$16]" office:value-type="string" office:string-value="Feld 2" calcext:value-type="string">
            <text:p>Feld 2</text:p>
          </table:table-cell>
          <table:table-cell table:formula="of:=[.$C$12]" office:value-type="string" office:string-value="E" calcext:value-type="string">
            <text:p>E</text:p>
          </table:table-cell>
          <table:table-cell table:style-name="Default" table:formula="of:=[.$C$9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6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0]" office:value-type="string" office:string-value="A" calcext:value-type="string">
            <text:p>A</text:p>
          </table:table-cell>
          <table:table-cell table:style-name="ce41" table:formula="of:=[.$I23]" office:value-type="string" office:string-value="D" calcext:value-type="string">
            <text:p>D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1]" office:value-type="string" office:string-value="B" calcext:value-type="string">
            <text:p>B</text:p>
          </table:table-cell>
          <table:table-cell table:style-name="ce41" table:formula="of:=[.$I24]" office:value-type="string" office:string-value="E" calcext:value-type="string">
            <text:p>E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I22]" office:value-type="string" office:string-value="C" calcext:value-type="string">
            <text:p>C</text:p>
          </table:table-cell>
          <table:table-cell table:style-name="ce41" table:formula="of:=[.$I25]" office:value-type="string" office:string-value="F" calcext:value-type="string">
            <text:p>F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2"/>
          <table:table-cell table:style-name="ce2" office:value-type="time" office:time-value="PT09H00M00S" calcext:value-type="time">
            <text:p>09:00:00</text:p>
          </table:table-cell>
          <table:table-cell table:number-columns-repeated="1015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I13]" office:value-type="time" office:time-value="PT09H00M00S" calcext:value-type="time">
            <text:p>09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1</text:p>
          </table:table-cell>
          <table:table-cell table:number-columns-repeated="1015"/>
        </table:table-row>
        <table:table-row table:style-name="ro1">
          <table:table-cell table:style-name="ce42" table:formula="of:=[.A15]+[.$F$8]+[.$F$9]" office:value-type="time" office:time-value="PT09H15M00S" calcext:value-type="time">
            <text:p>09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eld 2</text:p>
          </table:table-cell>
          <table:table-cell table:number-columns-repeated="1015"/>
        </table:table-row>
        <table:table-row table:style-name="ro1">
          <table:table-cell table:style-name="ce42" table:formula="of:=[.A16]" office:value-type="time" office:time-value="PT09H15M00S" calcext:value-type="time">
            <text:p>09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8]+[.$F$9]" office:value-type="time" office:time-value="PT09H30M00S" calcext:value-type="time">
            <text:p>09:3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" office:value-type="time" office:time-value="PT09H30M00S" calcext:value-type="time">
            <text:p>09:3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Name</text:p>
          </table:table-cell>
          <table:table-cell table:number-columns-repeated="1015"/>
        </table:table-row>
        <table:table-row table:style-name="ro1">
          <table:table-cell table:style-name="ce42" table:formula="of:=[.A19]+[.$F$8]+[.$F$9]" office:value-type="time" office:time-value="PT09H45M00S" calcext:value-type="time">
            <text:p>09:4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</text:p>
          </table:table-cell>
          <table:table-cell table:number-columns-repeated="1015"/>
        </table:table-row>
        <table:table-row table:style-name="ro1">
          <table:table-cell table:style-name="ce42" table:formula="of:=[.A20]" office:value-type="time" office:time-value="PT09H45M00S" calcext:value-type="time">
            <text:p>09:4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B</text:p>
          </table:table-cell>
          <table:table-cell table:number-columns-repeated="1015"/>
        </table:table-row>
        <table:table-row table:style-name="ro1">
          <table:table-cell table:style-name="ce42" table:formula="of:=[.A21]+[.$F$8]+[.$F$9]" office:value-type="time" office:time-value="PT10H00M00S" calcext:value-type="time">
            <text:p>10:0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formula="of:=[.$I$21]" office:value-type="string" office:string-value="B" calcext:value-type="string">
            <text:p>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table:number-columns-repeated="1015"/>
        </table:table-row>
        <table:table-row table:style-name="ro1">
          <table:table-cell table:style-name="ce42" table:formula="of:=[.A22]" office:value-type="time" office:time-value="PT10H00M00S" calcext:value-type="time">
            <text:p>10:00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formula="of:=[.$I$24]" office:value-type="string" office:string-value="E" calcext:value-type="string">
            <text:p>E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D</text:p>
          </table:table-cell>
          <table:table-cell table:number-columns-repeated="1015"/>
        </table:table-row>
        <table:table-row table:style-name="ro1">
          <table:table-cell table:style-name="ce42" table:formula="of:=[.A23]+[.$F$8]+[.$F$9]" office:value-type="time" office:time-value="PT10H15M00S" calcext:value-type="time">
            <text:p>10:1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0]" office:value-type="string" office:string-value="A" calcext:value-type="string">
            <text:p>A</text:p>
          </table:table-cell>
          <table:table-cell table:style-name="ce12" table:formula="of:=[.$I$22]" office:value-type="string" office:string-value="C" calcext:value-type="string">
            <text:p>C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E</text:p>
          </table:table-cell>
          <table:table-cell table:number-columns-repeated="1015"/>
        </table:table-row>
        <table:table-row table:style-name="ro1">
          <table:table-cell table:style-name="ce42" table:formula="of:=[.A24]" office:value-type="time" office:time-value="PT10H15M00S" calcext:value-type="time">
            <text:p>10:1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I$23]" office:value-type="string" office:string-value="D" calcext:value-type="string">
            <text:p>D</text:p>
          </table:table-cell>
          <table:table-cell table:style-name="ce12" table:formula="of:=[.$I$25]" office:value-type="string" office:string-value="F" calcext:value-type="string">
            <text:p>F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F</text:p>
          </table:table-cell>
          <table:table-cell table:number-columns-repeated="1015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29]" office:value-type="string" office:string-value="a1" calcext:value-type="string">
            <text:p>a1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" office:value-type="time" office:time-value="PT10H35M00S" calcext:value-type="time">
            <text:p>10:35:00</text:p>
          </table:table-cell>
          <table:table-cell table:style-name="ce12" table:formula="of:=[.$I$16]" office:value-type="string" office:string-value="Feld 2" calcext:value-type="string">
            <text:p>Feld 2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4"/>
        </table:table-row>
        <table:table-row table:style-name="ro1">
          <table:table-cell table:style-name="ce42" table:formula="of:=[.A28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4"/>
        </table:table-row>
        <table:table-row table:style-name="ro1">
          <table:table-cell table:style-name="ce42" table:formula="of:=[.A29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4"/>
        </table:table-row>
        <table:table-row table:style-name="ro1">
          <table:table-cell table:style-name="ce42" table:formula="of:=[.A30]+[.$F$8]+[.$F$9]" office:value-type="time" office:time-value="PT11H20M00S" calcext:value-type="time">
            <text:p>11:2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5]+[.$F$8]+[.$F$9]*2" office:value-type="time" office:time-value="PT10H35M00S" calcext:value-type="time">
            <text:p>10:3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1]" office:value-type="string" office:string-value="a3" calcext:value-type="string">
            <text:p>a3</text:p>
          </table:table-cell>
          <table:table-cell table:style-name="ce12" table:formula="of:=[.$J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0H50M00S" calcext:value-type="time">
            <text:p>10:50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$30]" office:value-type="string" office:string-value="a2" calcext:value-type="string">
            <text:p>a2</text:p>
          </table:table-cell>
          <table:table-cell table:style-name="ce12" table:formula="of:=[.$J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8]+[.$F$9]" office:value-type="time" office:time-value="PT11H05M00S" calcext:value-type="time">
            <text:p>11:05:00</text:p>
          </table:table-cell>
          <table:table-cell table:style-name="ce12" table:formula="of:=[.$I$15]" office:value-type="string" office:string-value="Feld 1" calcext:value-type="string">
            <text:p>Feld 1</text:p>
          </table:table-cell>
          <table:table-cell table:style-name="ce12" table:formula="of:=[.$I29]" office:value-type="string" office:string-value="a1" calcext:value-type="string">
            <text:p>a1</text:p>
          </table:table-cell>
          <table:table-cell table:style-name="ce12" table:formula="of:=[.$J$29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7" table:style-name="ta1">
        <table:table-column table:style-name="co1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1]" office:value-type="string" office:string-value="A" calcext:value-type="string">
            <text:p>A</text:p>
          </table:table-cell>
          <table:table-cell table:style-name="Default" table:formula="of:=[.$K25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2]" office:value-type="string" office:string-value="B" calcext:value-type="string">
            <text:p>B</text:p>
          </table:table-cell>
          <table:table-cell table:style-name="Default" table:formula="of:=[.$K26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3]" office:value-type="string" office:string-value="C" calcext:value-type="string">
            <text:p>C</text:p>
          </table:table-cell>
          <table:table-cell table:style-name="Default" table:formula="of:=[.$K27]" office:value-type="string" office:string-value="G" calcext:value-type="string">
            <text:p>G</text:p>
          </table:table-cell>
          <table:table-cell office:value-type="string" calcext:value-type="string">
            <text:p>Spielzeit3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D" calcext:value-type="string">
            <text:p>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 office:value-type="string" calcext:value-type="string">
            <text:p>Spielzeit</text:p>
          </table:table-cell>
          <table:table-cell table:number-columns-repeated="5"/>
          <table:table-cell table:style-name="ce2" office:value-type="time" office:time-value="PT09H00M00S" calcext:value-type="time">
            <text:p>09:00:00</text:p>
          </table:table-cell>
          <table:table-cell table:number-columns-repeated="1013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1</text:p>
          </table:table-cell>
          <table:table-cell table:number-columns-repeated="1013"/>
        </table:table-row>
        <table:table-row table:style-name="ro1">
          <table:table-cell table:style-name="ce2" table:formula="of:=[.A1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Feld 2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1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0]+[.$F$10]+[.$F$9]" office:value-type="time" office:time-value="PT09H20M00S" calcext:value-type="time">
            <text:p>09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1]+[.$F$10]+[.$F$9]" office:value-type="time" office:time-value="PT09H40M00S" calcext:value-type="time">
            <text:p>09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2]+[.$F$10]+[.$F$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style-name="ce2" table:formula="of:=[.A23]+[.$F$10]+[.$F$9]" office:value-type="time" office:time-value="PT10H20M00S" calcext:value-type="time">
            <text:p>10:2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A24]+[.$F$10]+[.$F$9]" office:value-type="time" office:time-value="PT10H40M00S" calcext:value-type="time">
            <text:p>10:4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5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$A$25]+[.$F$8]*2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5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27]+[.$F$9]+[.$F$8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28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GruppeA Tabelle</text:p>
          </table:table-cell>
          <table:table-cell office:value-type="string" calcext:value-type="string">
            <text:p>Gruppe B Tabelle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30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a4</text:p>
          </table:table-cell>
          <table:table-cell table:number-columns-repeated="1014"/>
        </table:table-row>
        <table:table-row table:style-name="ro1">
          <table:table-cell table:style-name="ce2" table:formula="of:=[.A25]+[.$F$8]*2" office:value-type="time" office:time-value="PT11H00M00S" calcext:value-type="time">
            <text:p>11:00:00</text:p>
          </table:table-cell>
          <table:table-cell table:formula="of:=[.K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4]+[.$F$8]+[.$F$9]" office:value-type="time" office:time-value="PT11H15M00S" calcext:value-type="time">
            <text:p>11:15:00</text:p>
          </table:table-cell>
          <table:table-cell table:formula="of:=[.K16]" office:value-type="string" office:string-value="Feld 2" calcext:value-type="string">
            <text:p>Feld 2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5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6]+[.$F$9]+[.$F$8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7]+[.$F$8]+[.$F$9]" office:value-type="time" office:time-value="PT11H45M00S" calcext:value-type="time">
            <text:p>11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8]+[.$F$8]+[.$F$9]" office:value-type="time" office:time-value="PT12H00M00S" calcext:value-type="time">
            <text:p>12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39]+[.$F$8]+[.$F$9]" office:value-type="time" office:time-value="PT12H15M00S" calcext:value-type="time">
            <text:p>12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4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5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6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48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4]" office:value-type="string" office:string-value="D" calcext:value-type="string">
            <text:p>D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K13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0]+[.$F$10]+[.$F$9]*2" office:value-type="time" office:time-value="PT09H25M00S" calcext:value-type="time">
            <text:p>09:2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7]" office:value-type="string" office:string-value="G" calcext:value-type="string">
            <text:p>G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 table:formula="of:=[.A51]+[.$F$10]+[.$F$9]*2" office:value-type="time" office:time-value="PT09H50M00S" calcext:value-type="time">
            <text:p>09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5]" office:value-type="string" office:string-value="E" calcext:value-type="string">
            <text:p>E</text:p>
          </table:table-cell>
          <table:table-cell table:style-name="ce2" table:formula="of:=[.$F$10]" office:value-type="time" office:time-value="PT00H15M00S" calcext:value-type="time">
            <text:p>00:15:00</text:p>
          </table:table-cell>
          <table:table-cell table:number-columns-repeated="1019"/>
        </table:table-row>
        <table:table-row table:style-name="ro1">
          <table:table-cell table:style-name="ce2"/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style-name="ce2" table:formula="of:=[.A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4]+[.$F$8]+[.$F$9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1]" office:value-type="string" office:string-value="a2" calcext:value-type="string">
            <text:p>a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5]" office:value-type="time" office:time-value="PT10H50M00S" calcext:value-type="time">
            <text:p>10:5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J$30]" office:value-type="string" office:string-value="a1" calcext:value-type="string">
            <text:p>a1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6]+[.$F$9]+[.$F$8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7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Verliierer Halbfinale1</text:p>
          </table:table-cell>
          <table:table-cell office:value-type="string" calcext:value-type="string">
            <text:p>Verlier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8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59]+[.$F$8]+[.$F$9]" office:value-type="time" office:time-value="PT11H50M00S" calcext:value-type="time">
            <text:p>11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table:formula="of:=[.$A$49]+[.$F$8]*2" office:value-type="time" office:time-value="PT10H35M00S" calcext:value-type="time">
            <text:p>10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2]" office:value-type="string" office:string-value="a3" calcext:value-type="string">
            <text:p>a3</text:p>
          </table:table-cell>
          <table:table-cell table:formula="of:=[.$K$32]" office:value-type="string" office:string-value="b3" calcext:value-type="string">
            <text:p>b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3]+[.$F$9]+[.$F$8]" office:value-type="time" office:time-value="PT10H50M00S" calcext:value-type="time">
            <text:p>10:5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2]" office:value-type="string" office:string-value="b3" calcext:value-type="string">
            <text:p>b3</text:p>
          </table:table-cell>
          <table:table-cell table:formula="of:=[.$J$33]" office:value-type="string" office:string-value="a4" calcext:value-type="string">
            <text:p>a4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4]+[.$F$8]+[.$F$9]" office:value-type="time" office:time-value="PT11H05M00S" calcext:value-type="time">
            <text:p>11:0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1]" office:value-type="string" office:string-value="a2" calcext:value-type="string">
            <text:p>a2</text:p>
          </table:table-cell>
          <table:table-cell table:formula="of:=[.$K$31]" office:value-type="string" office:string-value="b2" calcext:value-type="string">
            <text:p>b2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5]+[.$F$8]+[.$F$9]" office:value-type="time" office:time-value="PT11H20M00S" calcext:value-type="time">
            <text:p>11:2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J$33]" office:value-type="string" office:string-value="a4" calcext:value-type="string">
            <text:p>a4</text:p>
          </table:table-cell>
          <table:table-cell table:formula="of:=[.$J$32]" office:value-type="string" office:string-value="a3" calcext:value-type="string">
            <text:p>a3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>
          <table:table-cell table:style-name="ce2" table:formula="of:=[.A66]+[.$F$8]+[.$F$9]" office:value-type="time" office:time-value="PT11H35M00S" calcext:value-type="time">
            <text:p>11:3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30]" office:value-type="string" office:string-value="b1" calcext:value-type="string">
            <text:p>b1</text:p>
          </table:table-cell>
          <table:table-cell table:formula="of:=[.$J$30]" office:value-type="string" office:string-value="a1" calcext:value-type="string">
            <text:p>a1</text:p>
          </table:table-cell>
          <table:table-cell table:style-name="ce2" table:formula="of:=[.$F$8]" office:value-type="time" office:time-value="PT00H10M00S" calcext:value-type="time">
            <text:p>00:10: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K$13]" office:value-type="time" office:time-value="PT09H00M00S" calcext:value-type="time">
            <text:p>09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71]" office:value-type="time" office:time-value="PT09H00M00S" calcext:value-type="time">
            <text:p>09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71]+[.$F$8]+[.$F$9]" office:value-type="time" office:time-value="PT09H15M00S" calcext:value-type="time">
            <text:p>09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3]" office:value-type="time" office:time-value="PT09H15M00S" calcext:value-type="time">
            <text:p>09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3]+[.$F$8]+[.$F$9]" office:value-type="time" office:time-value="PT09H30M00S" calcext:value-type="time">
            <text:p>09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5]" office:value-type="time" office:time-value="PT09H30M00S" calcext:value-type="time">
            <text:p>09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75]+[.$F$8]+[.$F$9]" office:value-type="time" office:time-value="PT09H45M00S" calcext:value-type="time">
            <text:p>09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77]" office:value-type="time" office:time-value="PT09H45M00S" calcext:value-type="time">
            <text:p>09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77]+[.$F$8]+[.$F$9]" office:value-type="time" office:time-value="PT10H00M00S" calcext:value-type="time">
            <text:p>10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6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$A79]" office:value-type="time" office:time-value="PT10H00M00S" calcext:value-type="time">
            <text:p>10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79]+[.$F$8]+[.$F$9]" office:value-type="time" office:time-value="PT10H15M00S" calcext:value-type="time">
            <text:p>10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1]" office:value-type="time" office:time-value="PT10H15M00S" calcext:value-type="time">
            <text:p>10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1]" office:value-type="string" office:string-value="A" calcext:value-type="string">
            <text:p>A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$A81]+[.$F$8]+[.$F$9]" office:value-type="time" office:time-value="PT10H30M00S" calcext:value-type="time">
            <text:p>10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2]" office:value-type="string" office:string-value="B" calcext:value-type="string">
            <text:p>B</text:p>
          </table:table-cell>
          <table:table-cell table:formula="of:=[.$K$25]" office:value-type="string" office:string-value="E" calcext:value-type="string">
            <text:p>E</text:p>
          </table:table-cell>
          <table:table-cell table:number-columns-repeated="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table:formula="of:=[.$A83]" office:value-type="time" office:time-value="PT10H30M00S" calcext:value-type="time">
            <text:p>10:3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6]" office:value-type="string" office:string-value="F" calcext:value-type="string">
            <text:p>F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 table:formula="of:=[.$A83]+[.$F$8]+[.$F$9]" office:value-type="time" office:time-value="PT10H45M00S" calcext:value-type="time">
            <text:p>10:4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4]" office:value-type="string" office:string-value="D" calcext:value-type="string">
            <text:p>D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A85]" office:value-type="time" office:time-value="PT10H45M00S" calcext:value-type="time">
            <text:p>10:4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3]" office:value-type="string" office:string-value="C" calcext:value-type="string">
            <text:p>C</text:p>
          </table:table-cell>
          <table:table-cell table:formula="of:=[.$K$21]" office:value-type="string" office:string-value="A" calcext:value-type="string">
            <text:p>A</text:p>
          </table:table-cell>
          <table:table-cell table:number-columns-repeated="1020"/>
        </table:table-row>
        <table:table-row table:style-name="ro1">
          <table:table-cell table:style-name="ce2" table:formula="of:=[.$A85]+[.$F$8]+[.$F$9]" office:value-type="time" office:time-value="PT11H00M00S" calcext:value-type="time">
            <text:p>11:0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4]" office:value-type="string" office:string-value="D" calcext:value-type="string">
            <text:p>D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2" table:formula="of:=[.$A87]" office:value-type="time" office:time-value="PT11H00M00S" calcext:value-type="time">
            <text:p>11:00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5]" office:value-type="string" office:string-value="E" calcext:value-type="string">
            <text:p>E</text:p>
          </table:table-cell>
          <table:table-cell table:formula="of:=[.$K$27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$A87]+[.$F$8]+[.$F$9]" office:value-type="time" office:time-value="PT11H15M00S" calcext:value-type="time">
            <text:p>11:15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style-name="Default" table:formula="of:=[.$K$21]" office:value-type="string" office:string-value="A" calcext:value-type="string">
            <text:p>A</text:p>
          </table:table-cell>
          <table:table-cell table:style-name="Default" table:formula="of:=[.$K$25]" office:value-type="string" office:string-value="E" calcext:value-type="string">
            <text:p>E</text:p>
          </table:table-cell>
          <table:table-cell table:number-columns-repeated="1020"/>
        </table:table-row>
        <table:table-row table:style-name="ro1">
          <table:table-cell table:style-name="ce2" table:formula="of:=[.$A89]" office:value-type="time" office:time-value="PT11H15M00S" calcext:value-type="time">
            <text:p>11:15:00</text:p>
          </table:table-cell>
          <table:table-cell table:formula="of:=[.$K$16]" office:value-type="string" office:string-value="Feld 2" calcext:value-type="string">
            <text:p>Feld 2</text:p>
          </table:table-cell>
          <table:table-cell table:formula="of:=[.$K$26]" office:value-type="string" office:string-value="F" calcext:value-type="string">
            <text:p>F</text:p>
          </table:table-cell>
          <table:table-cell table:formula="of:=[.$K$23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$A89]+[.$F$8]+[.$F$9]" office:value-type="time" office:time-value="PT11H30M00S" calcext:value-type="time">
            <text:p>11:30:00</text:p>
          </table:table-cell>
          <table:table-cell table:formula="of:=[.$K$15]" office:value-type="string" office:string-value="Feld 1" calcext:value-type="string">
            <text:p>Feld 1</text:p>
          </table:table-cell>
          <table:table-cell table:formula="of:=[.$K$27]" office:value-type="string" office:string-value="G" calcext:value-type="string">
            <text:p>G</text:p>
          </table:table-cell>
          <table:table-cell table:formula="of:=[.$K$22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 table:number-rows-repeated="9">
          <table:table-cell table:style-name="Default" table:number-columns-repeated="6"/>
          <table:table-cell table:number-columns-repeated="1018"/>
        </table:table-row>
        <table:table-row table:style-name="ro3" table:number-rows-repeated="10484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8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Spielzeit</text:p>
          </table:table-cell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table:style-name="Default"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4]" office:value-type="string" office:string-value="A" calcext:value-type="string">
            <text:p>A</text:p>
          </table:table-cell>
          <table:table-cell table:style-name="Default" table:formula="of:=[.$K28]" office:value-type="string" office:string-value="E" calcext:value-type="string">
            <text:p>E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2"/>
          <table:table-cell table:style-name="Default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 table:number-columns-repeated="2"/>
          <table:table-cell table:style-name="Default" table:formula="of:=[.$K25]" office:value-type="string" office:string-value="B" calcext:value-type="string">
            <text:p>B</text:p>
          </table:table-cell>
          <table:table-cell table:style-name="Default" table:formula="of:=[.$K29]" office:value-type="string" office:string-value="F" calcext:value-type="string">
            <text:p>F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2"/>
          <table:table-cell table:style-name="Default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6]" office:value-type="string" office:string-value="C" calcext:value-type="string">
            <text:p>C</text:p>
          </table:table-cell>
          <table:table-cell table:style-name="Default" table:formula="of:=[.$K30]" office:value-type="string" office:string-value="G" calcext:value-type="string">
            <text:p>G</text:p>
          </table:table-cell>
          <table:table-cell table:style-name="Default"/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1"/>
        </table:table-row>
        <table:table-row table:style-name="ro1">
          <table:table-cell table:style-name="Default" table:number-columns-repeated="2"/>
          <table:table-cell table:style-name="Default" table:formula="of:=[.$K27]" office:value-type="string" office:string-value="D" calcext:value-type="string">
            <text:p>D</text:p>
          </table:table-cell>
          <table:table-cell table:style-name="Default" table:formula="of:=[.$K31]" office:value-type="string" office:string-value="H" calcext:value-type="string">
            <text:p>H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7"/>
          <table:table-cell office:value-type="string" calcext:value-type="string">
            <text:p>Feld 1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Feld 2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1021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4]" office:value-type="string" office:string-value="A" calcext:value-type="string">
            <text:p>A</text:p>
          </table:table-cell>
          <table:table-cell table:formula="of:=[.$K$25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$M$10]" office:value-type="time" office:time-value="PT09H00M00S" calcext:value-type="time">
            <text:p>09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8]" office:value-type="string" office:string-value="E" calcext:value-type="string">
            <text:p>E</text:p>
          </table:table-cell>
          <table:table-cell table:formula="of:=[.$K$29]" office:value-type="string" office:string-value="F" calcext:value-type="string">
            <text:p>F</text:p>
          </table:table-cell>
          <table:table-cell table:style-name="Default"/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6]+[.$F$8]+[.$F$9]" office:value-type="time" office:time-value="PT09H15M00S" calcext:value-type="time">
            <text:p>09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7]" office:value-type="string" office:string-value="D" calcext:value-type="string">
            <text:p>D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8]+[.$F$8]+[.$F$9]" office:value-type="time" office:time-value="PT09H30M00S" calcext:value-type="time">
            <text:p>09:3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6]" office:value-type="string" office:string-value="C" calcext:value-type="string">
            <text:p>C</text:p>
          </table:table-cell>
          <table:table-cell table:number-columns-repeated="5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1]" office:value-type="string" office:string-value="H" calcext:value-type="string">
            <text:p>H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A20]+[.$F$8]+[.$F$9]" office:value-type="time" office:time-value="PT09H45M00S" calcext:value-type="time">
            <text:p>09:4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0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26]" office:value-type="string" office:string-value="C" calcext:value-type="string">
            <text:p>C</text:p>
          </table:table-cell>
          <table:table-cell table:formula="of:=[.$K$24]" office:value-type="string" office:string-value="A" calcext:value-type="string">
            <text:p>A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2" table:formula="of:=[.A22]+[.$F$8]+[.$F$9]" office:value-type="time" office:time-value="PT10H00M00S" calcext:value-type="time">
            <text:p>10:0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5]" office:value-type="string" office:string-value="B" calcext:value-type="string">
            <text:p>B</text:p>
          </table:table-cell>
          <table:table-cell table:formula="of:=[.$K$27]" office:value-type="string" office:string-value="D" calcext:value-type="string">
            <text:p>D</text:p>
          </table:table-cell>
          <table:table-cell table:number-columns-repeated="6"/>
          <table:table-cell office:value-type="string" calcext:value-type="string">
            <text:p>A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K$30]" office:value-type="string" office:string-value="G" calcext:value-type="string">
            <text:p>G</text:p>
          </table:table-cell>
          <table:table-cell table:formula="of:=[.$K$28]" office:value-type="string" office:string-value="E" calcext:value-type="string">
            <text:p>E</text:p>
          </table:table-cell>
          <table:table-cell table:style-name="Default"/>
          <table:table-cell table:number-columns-repeated="5"/>
          <table:table-cell office:value-type="string" calcext:value-type="string">
            <text:p>B</text:p>
          </table:table-cell>
          <table:table-cell table:number-columns-repeated="1013"/>
        </table:table-row>
        <table:table-row table:style-name="ro1">
          <table:table-cell table:style-name="ce2" table:formula="of:=[.A24]+[.$F$8]+[.$F$9]" office:value-type="time" office:time-value="PT10H15M00S" calcext:value-type="time">
            <text:p>10:1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9]" office:value-type="string" office:string-value="F" calcext:value-type="string">
            <text:p>F</text:p>
          </table:table-cell>
          <table:table-cell table:formula="of:=[.$K$31]" office:value-type="string" office:string-value="H" calcext:value-type="string">
            <text:p>H</text:p>
          </table:table-cell>
          <table:table-cell table:number-columns-repeated="6"/>
          <table:table-cell office:value-type="string" calcext:value-type="string">
            <text:p>C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string" calcext:value-type="string">
            <text:p>D</text:p>
          </table:table-cell>
          <table:table-cell table:number-columns-repeated="1013"/>
        </table:table-row>
        <table:table-row table:style-name="ro1">
          <table:table-cell table:style-name="ce2" table:formula="of:=[.$A$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K$20]" office:value-type="string" office:string-value="b4" calcext:value-type="string">
            <text:p>b4</text:p>
          </table:table-cell>
          <table:table-cell table:number-columns-repeated="6"/>
          <table:table-cell office:value-type="string" calcext:value-type="string">
            <text:p>E</text:p>
          </table:table-cell>
          <table:table-cell table:number-columns-repeated="1013"/>
        </table:table-row>
        <table:table-row table:style-name="ro1">
          <table:table-cell table:style-name="ce2" table:formula="of:=[.A28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9]" office:value-type="string" office:string-value="b3" calcext:value-type="string">
            <text:p>b3</text:p>
          </table:table-cell>
          <table:table-cell table:formula="of:=[.$J$19]" office:value-type="string" office:string-value="a3" calcext:value-type="string">
            <text:p>a3</text:p>
          </table:table-cell>
          <table:table-cell table:number-columns-repeated="6"/>
          <table:table-cell office:value-type="string" calcext:value-type="string">
            <text:p>F</text:p>
          </table:table-cell>
          <table:table-cell table:number-columns-repeated="1013"/>
        </table:table-row>
        <table:table-row table:style-name="ro1">
          <table:table-cell table:style-name="ce2" table:formula="of:=[.A29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8]" office:value-type="string" office:string-value="a2" calcext:value-type="string">
            <text:p>a2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6"/>
          <table:table-cell office:value-type="string" calcext:value-type="string">
            <text:p>G</text:p>
          </table:table-cell>
          <table:table-cell table:number-columns-repeated="1013"/>
        </table:table-row>
        <table:table-row table:style-name="ro1">
          <table:table-cell table:style-name="ce2" table:formula="of:=[.A30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7]" office:value-type="string" office:string-value="a1" calcext:value-type="string">
            <text:p>a1</text:p>
          </table:table-cell>
          <table:table-cell table:number-columns-repeated="6"/>
          <table:table-cell office:value-type="string" calcext:value-type="string">
            <text:p>H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26]+[.$F$8]*2" office:value-type="time" office:time-value="PT10H35M00S" calcext:value-type="time">
            <text:p>10:3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number-columns-repeated="1020"/>
        </table:table-row>
        <table:table-row table:style-name="ro1">
          <table:table-cell table:style-name="ce2" table:formula="of:=[.A35]" office:value-type="time" office:time-value="PT10H35M00S" calcext:value-type="time">
            <text:p>10:3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2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36]+[.$F$8]+[.$F$9]" office:value-type="time" office:time-value="PT10H50M00S" calcext:value-type="time">
            <text:p>10:50:00</text:p>
          </table:table-cell>
          <table:table-cell table:formula="of:=[.$M$13]" office:value-type="string" office:string-value="Feld 2" calcext:value-type="string">
            <text:p>Feld 2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2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38]+[.$F$8]+[.$F$9]" office:value-type="time" office:time-value="PT11H05M00S" calcext:value-type="time">
            <text:p>11:05:00</text:p>
          </table:table-cell>
          <table:table-cell table:formula="of:=[.$M$13]" office:value-type="string" office:string-value="Feld 2" calcext:value-type="string">
            <text:p>Feld 2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0">
          <table:table-cell table:style-name="Default" table:number-columns-repeated="6"/>
          <table:table-cell table:number-columns-repeated="1018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3" table:number-rows-repeated="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9" table:style-name="ta1">
        <table:table-column table:style-name="co1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5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number-columns-repeated="3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Default" table:number-columns-repeated="3"/>
          <table:table-cell table:style-name="Default" table:formula="of:=[.$J25]" office:value-type="string" office:string-value="A" calcext:value-type="string">
            <text:p>A</text:p>
          </table:table-cell>
          <table:table-cell table:style-name="Default" table:formula="of:=[.$J30]" office:value-type="string" office:string-value="F" calcext:value-type="string">
            <text:p>F</text:p>
          </table:table-cell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6]" office:value-type="string" office:string-value="B" calcext:value-type="string">
            <text:p>B</text:p>
          </table:table-cell>
          <table:table-cell table:style-name="Default" table:formula="of:=[.$J31]" office:value-type="string" office:string-value="G" calcext:value-type="string">
            <text:p>G</text:p>
          </table:table-cell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7]" office:value-type="string" office:string-value="C" calcext:value-type="string">
            <text:p>C</text:p>
          </table:table-cell>
          <table:table-cell table:style-name="Default" table:formula="of:=[.$J32]" office:value-type="string" office:string-value="H" calcext:value-type="string">
            <text:p>H</text:p>
          </table:table-cell>
          <table:table-cell office:value-type="string" calcext:value-type="string">
            <text:p>Pause</text:p>
          </table:table-cell>
          <table:table-cell table:style-name="ce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style-name="Default" table:formula="of:=[.$J28]" office:value-type="string" office:string-value="D" calcext:value-type="string">
            <text:p>D</text:p>
          </table:table-cell>
          <table:table-cell table:style-name="Default" table:formula="of:=[.$J33]" office:value-type="string" office:string-value="I" calcext:value-type="string">
            <text:p>I</text:p>
          </table:table-cell>
          <table:table-cell office:value-type="string" calcext:value-type="string">
            <text:p>Spielzeit4</text:p>
          </table:table-cell>
          <table:table-cell table:style-name="ce2" office:value-type="time" office:time-value="PT00H15M00S" calcext:value-type="time">
            <text:p>00:15:00</text:p>
          </table:table-cell>
          <table:table-cell table:number-columns-repeated="4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 table:style-name="Default" table:formula="of:=[.$J29]" office:value-type="string" office:string-value="E" calcext:value-type="string">
            <text:p>E</text:p>
          </table:table-cell>
          <table:table-cell/>
          <table:table-cell office:value-type="string" calcext:value-type="string">
            <text:p>Pause4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4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/>
          <table:table-cell table:style-name="Default" office:value-type="string" calcext:value-type="string">
            <text:p>Spielzeit</text:p>
          </table:table-cell>
          <table:table-cell table:style-name="Default"/>
          <table:table-cell table:style-name="ce3" office:value-type="string" calcext:value-type="string">
            <text:p>Spielplan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1019"/>
        </table:table-row>
        <table:table-row table:style-name="ro1">
          <table:table-cell table:style-name="ce2" table:formula="of:=[.A15]+[.$G$9]+[.$G$10]" office:value-type="time" office:time-value="PT09H13M00S" calcext:value-type="time">
            <text:p>09:1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8]" office:value-type="string" office:string-value="D" calcext:value-type="string">
            <text:p>D</text:p>
          </table:table-cell>
          <table:table-cell table:number-columns-repeated="4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2" table:formula="of:=[.A16]+[.$G$9]+[.$G$10]" office:value-type="time" office:time-value="PT09H26M00S" calcext:value-type="time">
            <text:p>09:2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5]" office:value-type="string" office:string-value="A" calcext:value-type="string">
            <text:p>A</text:p>
          </table:table-cell>
          <table:table-cell table:number-columns-repeated="4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2" table:formula="of:=[.A17]+[.$G$9]+[.$G$10]" office:value-type="time" office:time-value="PT09H39M00S" calcext:value-type="time">
            <text:p>09:3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6]" office:value-type="string" office:string-value="B" calcext:value-type="string">
            <text:p>B</text:p>
          </table:table-cell>
          <table:table-cell table:number-columns-repeated="4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2" table:formula="of:=[.A18]+[.$G$9]+[.$G$10]" office:value-type="time" office:time-value="PT09H52M00S" calcext:value-type="time">
            <text:p>09:5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8]" office:value-type="string" office:string-value="D" calcext:value-type="string">
            <text:p>D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2" table:formula="of:=[.A19]+[.$G$9]+[.$G$10]" office:value-type="time" office:time-value="PT10H05M00S" calcext:value-type="time">
            <text:p>10:05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7]" office:value-type="string" office:string-value="C" calcext:value-type="string">
            <text:p>C</text:p>
          </table:table-cell>
          <table:table-cell table:formula="of:=[.$J$25]" office:value-type="string" office:string-value="A" calcext:value-type="string">
            <text:p>A</text:p>
          </table:table-cell>
          <table:table-cell table:style-name="Default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2" table:formula="of:=[.A20]+[.$G$9]+[.$G$10]" office:value-type="time" office:time-value="PT10H18M00S" calcext:value-type="time">
            <text:p>10:18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3"/>
          <table:table-cell office:value-type="string" calcext:value-type="string">
            <text:p>a5</text:p>
          </table:table-cell>
          <table:table-cell table:number-columns-repeated="1014"/>
        </table:table-row>
        <table:table-row table:style-name="ro1">
          <table:table-cell table:style-name="ce2" table:formula="of:=[.A21]+[.$G$9]+[.$G$10]" office:value-type="time" office:time-value="PT10H31M00S" calcext:value-type="time">
            <text:p>10:31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9]" office:value-type="string" office:string-value="E" calcext:value-type="string">
            <text:p>E</text:p>
          </table:table-cell>
          <table:table-cell table:formula="of:=[.$J$27]" office:value-type="string" office:string-value="C" calcext:value-type="string">
            <text:p>C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2]+[.$G$9]+[.$G$10]" office:value-type="time" office:time-value="PT10H44M00S" calcext:value-type="time">
            <text:p>10:44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5]" office:value-type="string" office:string-value="A" calcext:value-type="string">
            <text:p>A</text:p>
          </table:table-cell>
          <table:table-cell table:formula="of:=[.$J$28]" office:value-type="string" office:string-value="D" calcext:value-type="string">
            <text:p>D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2" table:formula="of:=[.A23]+[.$G$9]+[.$G$10]" office:value-type="time" office:time-value="PT10H57M00S" calcext:value-type="time">
            <text:p>10:5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6]" office:value-type="string" office:string-value="B" calcext:value-type="string">
            <text:p>B</text:p>
          </table:table-cell>
          <table:table-cell table:formula="of:=[.$J$29]" office:value-type="string" office:string-value="E" calcext:value-type="string">
            <text:p>E</text:p>
          </table:table-cell>
          <table:table-cell table:style-name="Default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2" table:formula="of:=[.$L$9]" office:value-type="time" office:time-value="PT09H00M00S" calcext:value-type="time">
            <text:p>09:0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0]" office:value-type="string" office:string-value="F" calcext:value-type="string">
            <text:p>F</text:p>
          </table:table-cell>
          <table:table-cell table:formula="of:=[.$J$31]" office:value-type="string" office:string-value="G" calcext:value-type="string">
            <text:p>G</text:p>
          </table:table-cell>
          <table:table-cell table:number-columns-repeated="4"/>
          <table:table-cell office:value-type="string" calcext:value-type="string">
            <text:p>A</text:p>
          </table:table-cell>
          <table:table-cell table:number-columns-repeated="1014"/>
        </table:table-row>
        <table:table-row table:style-name="ro1">
          <table:table-cell table:style-name="ce2" table:formula="of:=[.A25]+[.$G$11]+[.$G$12]" office:value-type="time" office:time-value="PT09H20M00S" calcext:value-type="time">
            <text:p>09:2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3]" office:value-type="string" office:string-value="I" calcext:value-type="string">
            <text:p>I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B</text:p>
          </table:table-cell>
          <table:table-cell table:number-columns-repeated="1014"/>
        </table:table-row>
        <table:table-row table:style-name="ro1">
          <table:table-cell table:style-name="ce2" table:formula="of:=[.A26]+[.$G$11]+[.$G$12]*2" office:value-type="time" office:time-value="PT09H45M00S" calcext:value-type="time">
            <text:p>09:4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3]" office:value-type="string" office:string-value="I" calcext:value-type="string">
            <text:p>I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C</text:p>
          </table:table-cell>
          <table:table-cell table:number-columns-repeated="1014"/>
        </table:table-row>
        <table:table-row table:style-name="ro1">
          <table:table-cell table:style-name="ce2" table:formula="of:=[.A27]+[.$G$11]+[.$G$12]" office:value-type="time" office:time-value="PT10H05M00S" calcext:value-type="time">
            <text:p>10:05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2]" office:value-type="string" office:string-value="H" calcext:value-type="string">
            <text:p>H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D</text:p>
          </table:table-cell>
          <table:table-cell table:number-columns-repeated="1014"/>
        </table:table-row>
        <table:table-row table:style-name="ro1">
          <table:table-cell table:style-name="ce2" table:formula="of:=[.A28]+[.$G$11]+[.$G$12]*2" office:value-type="time" office:time-value="PT10H30M00S" calcext:value-type="time">
            <text:p>10:3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2]" office:value-type="string" office:string-value="H" calcext:value-type="string">
            <text:p>H</text:p>
          </table:table-cell>
          <table:table-cell table:formula="of:=[.$J$30]" office:value-type="string" office:string-value="F" calcext:value-type="string">
            <text:p>F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E</text:p>
          </table:table-cell>
          <table:table-cell table:number-columns-repeated="1014"/>
        </table:table-row>
        <table:table-row table:style-name="ro1">
          <table:table-cell table:style-name="ce2" table:formula="of:=[.A29]+[.$G$11]+[.$G$12]" office:value-type="time" office:time-value="PT10H50M00S" calcext:value-type="time">
            <text:p>10:50:00</text:p>
          </table:table-cell>
          <table:table-cell table:style-name="ce2" table:formula="of:=[.$G$11]" office:value-type="time" office:time-value="PT00H15M00S" calcext:value-type="time">
            <text:p>00:15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31]" office:value-type="string" office:string-value="G" calcext:value-type="string">
            <text:p>G</text:p>
          </table:table-cell>
          <table:table-cell table:formula="of:=[.$J$33]" office:value-type="string" office:string-value="I" calcext:value-type="string">
            <text:p>I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F</text:p>
          </table:table-cell>
          <table:table-cell table:number-columns-repeated="1014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G</text:p>
          </table:table-cell>
          <table:table-cell table:number-columns-repeated="1014"/>
        </table:table-row>
        <table:table-row table:style-name="ro1">
          <table:table-cell table:style-name="ce2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H</text:p>
          </table:table-cell>
          <table:table-cell table:number-columns-repeated="1014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/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table:formula="of:=[.A33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18]" office:value-type="string" office:string-value="b2" calcext:value-type="string">
            <text:p>b2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3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7]" office:value-type="string" office:string-value="b1" calcext:value-type="string">
            <text:p>b1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$A$24]+[.$G$9]*2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K$20]" office:value-type="string" office:string-value="b4" calcext:value-type="string">
            <text:p>b4</text:p>
          </table:table-cell>
          <table:table-cell table:formula="of:=[.$J$20]" office:value-type="string" office:string-value="a4" calcext:value-type="string">
            <text:p>a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1]" office:value-type="time" office:time-value="PT11H17M00S" calcext:value-type="time">
            <text:p>11:17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J$19]" office:value-type="string" office:string-value="a3" calcext:value-type="string">
            <text:p>a3</text:p>
          </table:table-cell>
          <table:table-cell table:formula="of:=[.$K$19]" office:value-type="string" office:string-value="b3" calcext:value-type="string">
            <text:p>b3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2]+[.$G$9]+[.$G$10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17]" office:value-type="string" office:string-value="a1" calcext:value-type="string">
            <text:p>a1</text:p>
          </table:table-cell>
          <table:table-cell table:formula="of:=[.$K$18]" office:value-type="string" office:string-value="b2" calcext:value-type="string">
            <text:p>b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3]" office:value-type="time" office:time-value="PT11H30M00S" calcext:value-type="time">
            <text:p>11:30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2]" office:value-type="string" office:string-value="Feld 2" calcext:value-type="string">
            <text:p>Feld 2</text:p>
          </table:table-cell>
          <table:table-cell table:formula="of:=[.$K$17]" office:value-type="string" office:string-value="b1" calcext:value-type="string">
            <text:p>b1</text:p>
          </table:table-cell>
          <table:table-cell table:formula="of:=[.$J$18]" office:value-type="string" office:string-value="a2" calcext:value-type="string">
            <text:p>a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4]+[.$G$9]+[.$G$10]" office:value-type="time" office:time-value="PT11H43M00S" calcext:value-type="time">
            <text:p>11:43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1]" office:value-type="string" office:string-value="a5" calcext:value-type="string">
            <text:p>a5</text:p>
          </table:table-cell>
          <table:table-cell table:formula="of:=[.$K$20]" office:value-type="string" office:string-value="b4" calcext:value-type="string">
            <text:p>b4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5]+[.$G$9]+[.$G$10]" office:value-type="time" office:time-value="PT11H56M00S" calcext:value-type="time">
            <text:p>11:56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6]+[.$G$9]+[.$G$10]" office:value-type="time" office:time-value="PT12H09M00S" calcext:value-type="time">
            <text:p>12:09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table:formula="of:=[.$J$20]" office:value-type="string" office:string-value="a4" calcext:value-type="string">
            <text:p>a4</text:p>
          </table:table-cell>
          <table:table-cell table:formula="of:=[.$J$21]" office:value-type="string" office:string-value="a5" calcext:value-type="string">
            <text:p>a5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2" table:formula="of:=[.A47]+[.$G$9]+[.$G$10]" office:value-type="time" office:time-value="PT12H22M00S" calcext:value-type="time">
            <text:p>12:22:00</text:p>
          </table:table-cell>
          <table:table-cell table:style-name="ce2" table:formula="of:=[.$G$9]" office:value-type="time" office:time-value="PT00H10M00S" calcext:value-type="time">
            <text:p>00:10:00</text:p>
          </table:table-cell>
          <table:table-cell table:formula="of:=[.$L$11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4">
          <table:table-cell table:number-columns-repeated="5"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2">
          <table:table-cell table:style-name="Default" table:number-columns-repeated="5"/>
          <table:table-cell table:number-columns-repeated="1019"/>
        </table:table-row>
        <table:table-row table:style-name="ro3" table:number-rows-repeated="104849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hmen10" table:style-name="ta1">
        <table:table-column table:style-name="co1" table:number-columns-repeated="10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14"/>
        </table:table-row>
        <table:table-row table:style-name="ro2">
          <table:table-cell table:style-name="ce11" office:value-type="string" calcext:value-type="string">
            <text:p>X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Datum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Gruppe A</text:p>
          </table:table-cell>
          <table:table-cell table:style-name="Default" office:value-type="string" calcext:value-type="string">
            <text:p>Gruppe B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3]" office:value-type="string" office:string-value="A" calcext:value-type="string">
            <text:p>A</text:p>
          </table:table-cell>
          <table:table-cell table:style-name="Default" table:formula="of:=[.$L38]" office:value-type="string" office:string-value="F" calcext:value-type="string">
            <text:p>F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4]" office:value-type="string" office:string-value="B" calcext:value-type="string">
            <text:p>B</text:p>
          </table:table-cell>
          <table:table-cell table:style-name="Default" table:formula="of:=[.$L39]" office:value-type="string" office:string-value="G" calcext:value-type="string">
            <text:p>G</text:p>
          </table:table-cell>
          <table:table-cell table:style-name="Default"/>
          <table:table-cell table:number-columns-repeated="3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5]" office:value-type="string" office:string-value="C" calcext:value-type="string">
            <text:p>C</text:p>
          </table:table-cell>
          <table:table-cell table:style-name="Default" table:formula="of:=[.$L40]" office:value-type="string" office:string-value="H" calcext:value-type="string">
            <text:p>H</text:p>
          </table:table-cell>
          <table:table-cell table:style-name="Default"/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 table:number-columns-repeated="2"/>
          <table:table-cell table:style-name="Default" table:formula="of:=[.$L36]" office:value-type="string" office:string-value="D" calcext:value-type="string">
            <text:p>D</text:p>
          </table:table-cell>
          <table:table-cell table:style-name="Default" table:formula="of:=[.$L41]" office:value-type="string" office:string-value="I" calcext:value-type="string">
            <text:p>I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Default" table:formula="of:=[.$L37]" office:value-type="string" office:string-value="E" calcext:value-type="string">
            <text:p>E</text:p>
          </table:table-cell>
          <table:table-cell table:style-name="Default" table:formula="of:=[.$L42]" office:value-type="string" office:string-value="J" calcext:value-type="string">
            <text:p>J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4"/>
          <table:table-cell office:value-type="string" calcext:value-type="string">
            <text:p>Spielzeit</text:p>
          </table:table-cell>
          <table:table-cell table:style-name="ce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Default" table:number-columns-repeated="4"/>
          <table:table-cell office:value-type="string" calcext:value-type="string">
            <text:p>Pause</text:p>
          </table:table-cell>
          <table:table-cell table:style-name="ce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 calcext:value-type="string">
            <text:p>Spielplan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2" table:formula="of:=[.$L$17]" office:value-type="time" office:time-value="PT09H00M00S" calcext:value-type="time">
            <text:p>09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table:style-name="ce2" office:value-type="time" office:time-value="PT09H00M00S" calcext:value-type="time">
            <text:p>09:00:00</text:p>
          </table:table-cell>
          <table:table-cell table:number-columns-repeated="1012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1020"/>
        </table:table-row>
        <table:table-row table:style-name="ro1">
          <table:table-cell table:style-name="ce2" table:formula="of:=[.A17]+[.$F$13]+[.$F$14]" office:value-type="time" office:time-value="PT09H15M00S" calcext:value-type="time">
            <text:p>09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Feld 1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Feld 2</text:p>
          </table:table-cell>
          <table:table-cell table:number-columns-repeated="1012"/>
        </table:table-row>
        <table:table-row table:style-name="ro1">
          <table:table-cell table:style-name="ce2" table:formula="of:=[.A19]+[.$F$13]+[.$F$14]" office:value-type="time" office:time-value="PT09H30M00S" calcext:value-type="time">
            <text:p>09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4]" office:value-type="string" office:string-value="B" calcext:value-type="string">
            <text:p>B</text:p>
          </table:table-cell>
          <table:table-cell table:number-columns-repeated="1020"/>
        </table:table-row>
        <table:table-row table:style-name="ro1">
          <table:table-cell table:style-name="ce2" table:formula="of:=[.A21]+[.$F$13]+[.$F$14]" office:value-type="time" office:time-value="PT09H45M00S" calcext:value-type="time">
            <text:p>09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1020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6]" office:value-type="string" office:string-value="D" calcext:value-type="string">
            <text:p>D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2" table:formula="of:=[.A23]+[.$F$13]+[.$F$14]" office:value-type="time" office:time-value="PT10H00M00S" calcext:value-type="time">
            <text:p>10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1]" office:value-type="string" office:string-value="I" calcext:value-type="string">
            <text:p>I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5]" office:value-type="string" office:string-value="C" calcext:value-type="string">
            <text:p>C</text:p>
          </table:table-cell>
          <table:table-cell table:formula="of:=[.$L$33]" office:value-type="string" office:string-value="A" calcext:value-type="string">
            <text:p>A</text:p>
          </table:table-cell>
          <table:table-cell table:number-columns-repeated="7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2" table:formula="of:=[.A25]+[.$F$13]+[.$F$14]" office:value-type="time" office:time-value="PT10H15M00S" calcext:value-type="time">
            <text:p>10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0]" office:value-type="string" office:string-value="H" calcext:value-type="string">
            <text:p>H</text:p>
          </table:table-cell>
          <table:table-cell table:formula="of:=[.$L$38]" office:value-type="string" office:string-value="F" calcext:value-type="string">
            <text:p>F</text:p>
          </table:table-cell>
          <table:table-cell table:number-columns-repeated="7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1"/>
        </table:table-row>
        <table:table-row table:style-name="ro1">
          <table:table-cell table:style-name="ce2" table:formula="of:=[.A27]+[.$F$13]+[.$F$14]" office:value-type="time" office:time-value="PT10H30M00S" calcext:value-type="time">
            <text:p>10:3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1]" office:value-type="string" office:string-value="I" calcext:value-type="string">
            <text:p>I</text:p>
          </table:table-cell>
          <table:table-cell table:number-columns-repeated="7"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1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7]" office:value-type="string" office:string-value="E" calcext:value-type="string">
            <text:p>E</text:p>
          </table:table-cell>
          <table:table-cell table:formula="of:=[.$L$35]" office:value-type="string" office:string-value="C" calcext:value-type="string">
            <text:p>C</text:p>
          </table:table-cell>
          <table:table-cell table:number-columns-repeated="1020"/>
        </table:table-row>
        <table:table-row table:style-name="ro1">
          <table:table-cell table:style-name="ce2" table:formula="of:=[.A29]+[.$F$13]+[.$F$14]" office:value-type="time" office:time-value="PT10H45M00S" calcext:value-type="time">
            <text:p>10:4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42]" office:value-type="string" office:string-value="J" calcext:value-type="string">
            <text:p>J</text:p>
          </table:table-cell>
          <table:table-cell table:formula="of:=[.$L$40]" office:value-type="string" office:string-value="H" calcext:value-type="string">
            <text:p>H</text:p>
          </table:table-cell>
          <table:table-cell table:number-columns-repeated="1020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3]" office:value-type="string" office:string-value="A" calcext:value-type="string">
            <text:p>A</text:p>
          </table:table-cell>
          <table:table-cell table:formula="of:=[.$L$36]" office:value-type="string" office:string-value="D" calcext:value-type="string">
            <text:p>D</text:p>
          </table:table-cell>
          <table:table-cell table:number-columns-repeated="7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2" table:formula="of:=[.A31]+[.$F$13]+[.$F$14]" office:value-type="time" office:time-value="PT11H00M00S" calcext:value-type="time">
            <text:p>11:0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8]" office:value-type="string" office:string-value="F" calcext:value-type="string">
            <text:p>F</text:p>
          </table:table-cell>
          <table:table-cell table:formula="of:=[.$L$39]" office:value-type="string" office:string-value="G" calcext:value-type="string">
            <text:p>G</text:p>
          </table:table-cell>
          <table:table-cell table:number-columns-repeated="7"/>
          <table:table-cell office:value-type="string" calcext:value-type="string">
            <text:p>A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34]" office:value-type="string" office:string-value="B" calcext:value-type="string">
            <text:p>B</text:p>
          </table:table-cell>
          <table:table-cell table:formula="of:=[.$L$37]" office:value-type="string" office:string-value="E" calcext:value-type="string">
            <text:p>E</text:p>
          </table:table-cell>
          <table:table-cell table:number-columns-repeated="7"/>
          <table:table-cell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 table:style-name="ce2" table:formula="of:=[.A33]+[.$F$13]+[.$F$14]" office:value-type="time" office:time-value="PT11H15M00S" calcext:value-type="time">
            <text:p>11:1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39]" office:value-type="string" office:string-value="G" calcext:value-type="string">
            <text:p>G</text:p>
          </table:table-cell>
          <table:table-cell table:formula="of:=[.$L$42]" office:value-type="string" office:string-value="J" calcext:value-type="string">
            <text:p>J</text:p>
          </table:table-cell>
          <table:table-cell table:number-columns-repeated="7"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1">
          <table:table-cell table:style-name="ce2"/>
          <table:table-cell table:number-columns-repeated="10"/>
          <table:table-cell office:value-type="string" calcext:value-type="string">
            <text:p>D</text:p>
          </table:table-cell>
          <table:table-cell table:number-columns-repeated="1012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7"/>
          <table:table-cell office:value-type="string" calcext:value-type="string">
            <text:p>E</text:p>
          </table:table-cell>
          <table:table-cell table:number-columns-repeated="1012"/>
        </table:table-row>
        <table:table-row table:style-name="ro1">
          <table:table-cell table:style-name="ce2" table:formula="of:=[.A37]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7"/>
          <table:table-cell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 table:style-name="ce2" table:formula="of:=[.A38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7"/>
          <table:table-cell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 table:style-name="ce2" table:formula="of:=[.A39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M$26]" office:value-type="string" office:string-value="b2" calcext:value-type="string">
            <text:p>b2</text:p>
          </table:table-cell>
          <table:table-cell table:formula="of:=[.$L$26]" office:value-type="string" office:string-value="a2" calcext:value-type="string">
            <text:p>a2</text:p>
          </table:table-cell>
          <table:table-cell table:number-columns-repeated="7"/>
          <table:table-cell office:value-type="string" calcext:value-type="string">
            <text:p>H</text:p>
          </table:table-cell>
          <table:table-cell table:number-columns-repeated="1012"/>
        </table:table-row>
        <table:table-row table:style-name="ro1">
          <table:table-cell table:style-name="ce2" table:formula="of:=[.A40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5]" office:value-type="string" office:string-value="b1" calcext:value-type="string">
            <text:p>b1</text:p>
          </table:table-cell>
          <table:table-cell table:number-columns-repeated="7"/>
          <table:table-cell office:value-type="string" calcext:value-type="string">
            <text:p>I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J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35]+[.$F$13]*2" office:value-type="time" office:time-value="PT11H35M00S" calcext:value-type="time">
            <text:p>11:3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5]" office:value-type="string" office:string-value="a1" calcext:value-type="string">
            <text:p>a1</text:p>
          </table:table-cell>
          <table:table-cell table:formula="of:=[.$M$26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4]" office:value-type="time" office:time-value="PT11H35M00S" calcext:value-type="time">
            <text:p>11:3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5]" office:value-type="string" office:string-value="b1" calcext:value-type="string">
            <text:p>b1</text:p>
          </table:table-cell>
          <table:table-cell table:formula="of:=[.$L$26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table:formula="of:=[.$L$29]" office:value-type="string" office:string-value="a5" calcext:value-type="string">
            <text:p>a5</text:p>
          </table:table-cell>
          <table:table-cell table:formula="of:=[.$M$29]" office:value-type="string" office:string-value="b5" calcext:value-type="string">
            <text:p>b5</text:p>
          </table:table-cell>
          <table:table-cell table:number-columns-repeated="1020"/>
        </table:table-row>
        <table:table-row table:style-name="ro1">
          <table:table-cell table:style-name="ce2" table:formula="of:=[.A45]+[.$F$13]+[.$F$14]" office:value-type="time" office:time-value="PT11H50M00S" calcext:value-type="time">
            <text:p>11:50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M$28]" office:value-type="string" office:string-value="b4" calcext:value-type="string">
            <text:p>b4</text:p>
          </table:table-cell>
          <table:table-cell table:formula="of:=[.$L$28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Verlierer Halbfinale1</text:p>
          </table:table-cell>
          <table:table-cell office:value-type="string" calcext:value-type="string">
            <text:p>Verlierer Halbfinale2</text:p>
          </table:table-cell>
          <table:table-cell table:number-columns-repeated="1020"/>
        </table:table-row>
        <table:table-row table:style-name="ro1">
          <table:table-cell table:style-name="ce2" table:formula="of:=[.A47]+[.$F$13]+[.$F$14]" office:value-type="time" office:time-value="PT12H05M00S" calcext:value-type="time">
            <text:p>12:05:00</text:p>
          </table:table-cell>
          <table:table-cell table:formula="of:=[.$L$20]" office:value-type="string" office:string-value="Feld 2" calcext:value-type="string">
            <text:p>Feld 2</text:p>
          </table:table-cell>
          <table:table-cell table:formula="of:=[.$L$27]" office:value-type="string" office:string-value="a3" calcext:value-type="string">
            <text:p>a3</text:p>
          </table:table-cell>
          <table:table-cell table:formula="of:=[.$M$27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49]+[.$F$13]+[.$F$14]" office:value-type="time" office:time-value="PT12H20M00S" calcext:value-type="time">
            <text:p>12:20:00</text:p>
          </table:table-cell>
          <table:table-cell table:formula="of:=[.$L$19]" office:value-type="string" office:string-value="Feld 1" calcext:value-type="string">
            <text:p>Feld 1</text:p>
          </table:table-cell>
          <table:table-cell office:value-type="string" calcext:value-type="string">
            <text:p>Gewinner Halbfinale1</text:p>
          </table:table-cell>
          <table:table-cell office:value-type="string" calcext:value-type="string">
            <text:p>Gewinner Halbfinale2</text:p>
          </table:table-cell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13">
          <table:table-cell table:style-name="Default" table:number-columns-repeated="6"/>
          <table:table-cell table:number-columns-repeated="1018"/>
        </table:table-row>
        <table:table-row table:style-name="ro3" table:number-rows-repeated="104850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8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7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3"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ce2" office:value-type="time" office:time-value="PT14H00M00S" calcext:value-type="time">
            <text:p>14:00:00</text:p>
          </table:table-cell>
          <table:table-cell/>
          <table:table-cell office:value-type="string" calcext:value-type="string">
            <text:p>SG Effeltrich/Poxdorf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rot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weiß</text:p>
          </table:table-cell>
          <table:table-cell/>
          <table:table-cell office:value-type="string" calcext:value-type="string">
            <text:p>DJK Don Bosco Bamberg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DJK-SV Sambach 2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2"/>
          <table:table-cell office:value-type="string" calcext:value-type="string">
            <text:p>SG DJK Stappenbach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Gruppe A Tabelle</text:p>
          </table:table-cell>
          <table:table-cell office:value-type="string" calcext:value-type="string">
            <text:p>Gruppe B Tabell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44" table:number-columns-repeated="2"/>
          <table:table-cell table:style-name="ce45" office:value-type="string" calcext:value-type="string">
            <text:p>G-Junioren</text:p>
          </table:table-cell>
          <table:table-cell table:style-name="ce44" table:number-columns-repeated="3"/>
          <table:table-cell table:number-columns-repeated="1018"/>
        </table:table-row>
        <table:table-row table:style-name="ro1">
          <table:table-cell table:style-name="ce44" table:number-columns-repeated="6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2]" office:value-type="string" office:string-value="SG Effeltrich/Poxdorf" calcext:value-type="string">
            <text:p>SG Effeltrich/Poxdorf</text:p>
          </table:table-cell>
          <table:table-cell table:style-name="ce41" table:formula="of:=[.$C6]" office:value-type="string" office:string-value="DJK Falke Nürnberg" calcext:value-type="string">
            <text:p>DJK Falke Nürnberg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3]" office:value-type="string" office:string-value="DJK-SV Sambach 1" calcext:value-type="string">
            <text:p>DJK-SV Sambach 1</text:p>
          </table:table-cell>
          <table:table-cell table:style-name="ce41" table:formula="of:=[.$C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4]" office:value-type="string" office:string-value="SG Gaustadt 1" calcext:value-type="string">
            <text:p>SG Gaustadt 1</text:p>
          </table:table-cell>
          <table:table-cell table:style-name="ce41" table:formula="of:=[.$C8]" office:value-type="string" office:string-value="SG Gaustadt 2" calcext:value-type="string">
            <text:p>SG Gaustadt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C5]" office:value-type="string" office:string-value="DJK Don Bosco Bamberg" calcext:value-type="string">
            <text:p>DJK Don Bosco Bamberg</text:p>
          </table:table-cell>
          <table:table-cell table:style-name="ce41" table:formula="of:=[.$C9]" office:value-type="string" office:string-value="SG DJK Stappenbach" calcext:value-type="string">
            <text:p>SG DJK Stappenbach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1" table:number-columns-repeated="5"/>
          <table:table-cell table:style-name="ce1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$2]" office:value-type="time" office:time-value="PT14H00M00S" calcext:value-type="time">
            <text:p>14:00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0]+[.$F$22]+[.$F$23]" office:value-type="time" office:time-value="PT14H13M00S" calcext:value-type="time">
            <text:p>14:13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2]+[.$F$22]+[.$F$23]" office:value-type="time" office:time-value="PT14H26M00S" calcext:value-type="time">
            <text:p>14:26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4]+[.$F$22]+[.$F$23]" office:value-type="time" office:time-value="PT14H39M00S" calcext:value-type="time">
            <text:p>14:39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4]" office:value-type="string" office:string-value="SG Gaustadt 1" calcext:value-type="string">
            <text:p>SG Gaustadt 1</text:p>
          </table:table-cell>
          <table:table-cell table:style-name="ce12" table:formula="of:=[.$C$2]" office:value-type="string" office:string-value="SG Effeltrich/Poxdorf" calcext:value-type="string">
            <text:p>SG Effeltrich/Poxdorf</text:p>
          </table:table-cell>
          <table:table-cell table:style-name="ce12"/>
          <table:table-cell table:style-name="ce41"/>
          <table:table-cell table:number-columns-repeated="1018"/>
        </table:table-row>
        <table:table-row table:style-name="ro1">
          <table:table-cell table:style-name="ce42" table:formula="of:=[.A36]+[.$F$22]+[.$F$23]" office:value-type="time" office:time-value="PT14H52M00S" calcext:value-type="time">
            <text:p>14:52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3]" office:value-type="string" office:string-value="DJK-SV Sambach 1" calcext:value-type="string">
            <text:p>DJK-SV Sambach 1</text:p>
          </table:table-cell>
          <table:table-cell table:style-name="ce12" table:formula="of:=[.$C$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2" calcext:value-type="string">
            <text:p>SG Gaustadt 2</text:p>
          </table:table-cell>
          <table:table-cell table:style-name="ce12" table:formula="of:=[.$C$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number-columns-repeated="1018"/>
        </table:table-row>
        <table:table-row table:style-name="ro1">
          <table:table-cell table:style-name="ce42" table:formula="of:=[.A38]+[.$F$22]+[.$F$23]" office:value-type="time" office:time-value="PT15H05M00S" calcext:value-type="time">
            <text:p>15:0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C$7]" office:value-type="string" office:string-value="DJK-SV Sambach 2" calcext:value-type="string">
            <text:p>DJK-SV Sambach 2</text:p>
          </table:table-cell>
          <table:table-cell table:style-name="ce12" table:formula="of:=[.$C$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5"/>
          <table:table-cell table:style-name="ce41"/>
          <table:table-cell table:number-columns-repeated="1018"/>
        </table:table-row>
        <table:table-row table:style-name="ro1">
          <table:table-cell table:style-name="ce42" table:formula="of:=[.$A$40]+[.$F$22]*2" office:value-type="time" office:time-value="PT15H25M00S" calcext:value-type="time">
            <text:p>15:25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5]" office:value-type="string" office:string-value="a4" calcext:value-type="string">
            <text:p>a4</text:p>
          </table:table-cell>
          <table:table-cell table:style-name="ce12" table:formula="of:=[.$D$15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2]" office:value-type="time" office:time-value="PT15H25M00S" calcext:value-type="time">
            <text:p>15:25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4]" office:value-type="string" office:string-value="b3" calcext:value-type="string">
            <text:p>b3</text:p>
          </table:table-cell>
          <table:table-cell table:style-name="ce12" table:formula="of:=[.$C$14]" office:value-type="string" office:string-value="a3" calcext:value-type="string">
            <text:p>a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22]+[.$F$23]" office:value-type="time" office:time-value="PT15H38M00S" calcext:value-type="time">
            <text:p>15:38:00</text:p>
          </table:table-cell>
          <table:table-cell table:style-name="ce12" table:formula="of:=[.$A$4]" office:value-type="string" office:string-value="rot" calcext:value-type="string">
            <text:p>rot</text:p>
          </table:table-cell>
          <table:table-cell table:style-name="ce12" table:formula="of:=[.$C$13]" office:value-type="string" office:string-value="a2" calcext:value-type="string">
            <text:p>a2</text:p>
          </table:table-cell>
          <table:table-cell table:style-name="ce12" table:formula="of:=[.$D$13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4]" office:value-type="time" office:time-value="PT15H38M00S" calcext:value-type="time">
            <text:p>15:38:00</text:p>
          </table:table-cell>
          <table:table-cell table:style-name="ce12" table:formula="of:=[.$A$5]" office:value-type="string" office:string-value="weiß" calcext:value-type="string">
            <text:p>weiß</text:p>
          </table:table-cell>
          <table:table-cell table:style-name="ce12" table:formula="of:=[.$D$12]" office:value-type="string" office:string-value="b1" calcext:value-type="string">
            <text:p>b1</text:p>
          </table:table-cell>
          <table:table-cell table:style-name="ce12" table:formula="of:=[.$C$12]" office:value-type="string" office:string-value="a1" calcext:value-type="string">
            <text:p>a1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table:formula="of:=[.A40]+[.$F$22]*2" office:value-type="time" office:time-value="PT15H25M00S" calcext:value-type="time">
            <text:p>15:25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2]" office:value-type="string" office:string-value="a1" calcext:value-type="string">
            <text:p>a1</text:p>
          </table:table-cell>
          <table:table-cell table:formula="of:=[.$D$13]" office:value-type="string" office:string-value="b2" calcext:value-type="string">
            <text:p>b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49]" office:value-type="time" office:time-value="PT15H25M00S" calcext:value-type="time">
            <text:p>15:25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2]" office:value-type="string" office:string-value="b1" calcext:value-type="string">
            <text:p>b1</text:p>
          </table:table-cell>
          <table:table-cell table:formula="of:=[.$C$13]" office:value-type="string" office:string-value="a2" calcext:value-type="string">
            <text:p>a2</text:p>
          </table:table-cell>
          <table:table-cell office:value-type="string" calcext:value-type="string">
            <text:p>hf</text:p>
          </table:table-cell>
          <table:table-cell table:number-columns-repeated="1019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4]" office:value-type="string" office:string-value="rot" calcext:value-type="string">
            <text:p>rot</text:p>
          </table:table-cell>
          <table:table-cell table:formula="of:=[.$C$14]" office:value-type="string" office:string-value="a3" calcext:value-type="string">
            <text:p>a3</text:p>
          </table:table-cell>
          <table:table-cell table:formula="of:=[.$D$14]" office:value-type="string" office:string-value="b3" calcext:value-type="string">
            <text:p>b3</text:p>
          </table:table-cell>
          <table:table-cell table:number-columns-repeated="1020"/>
        </table:table-row>
        <table:table-row table:style-name="ro1">
          <table:table-cell table:style-name="ce2" table:formula="of:=[.A50]+[.$F$22]+[.$F$23]" office:value-type="time" office:time-value="PT15H38M00S" calcext:value-type="time">
            <text:p>15:38:00</text:p>
          </table:table-cell>
          <table:table-cell table:formula="of:=[.$A$5]" office:value-type="string" office:string-value="weiß" calcext:value-type="string">
            <text:p>weiß</text:p>
          </table:table-cell>
          <table:table-cell table:formula="of:=[.$D$15]" office:value-type="string" office:string-value="b4" calcext:value-type="string">
            <text:p>b4</text:p>
          </table:table-cell>
          <table:table-cell table:formula="of:=[.$C$15]" office:value-type="string" office:string-value="a4" calcext:value-type="string">
            <text:p>a4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4]" office:value-type="string" office:string-value="rot" calcext:value-type="string">
            <text:p>rot</text:p>
          </table:table-cell>
          <table:table-cell office:value-type="string" calcext:value-type="string">
            <text:p>verlierer1</text:p>
          </table:table-cell>
          <table:table-cell office:value-type="string" calcext:value-type="string">
            <text:p>verlierer2</text:p>
          </table:table-cell>
          <table:table-cell table:number-columns-repeated="1020"/>
        </table:table-row>
        <table:table-row table:style-name="ro1">
          <table:table-cell table:style-name="ce2" table:formula="of:=[.A52]+[.$F$22]+[.$F$23]" office:value-type="time" office:time-value="PT15H51M00S" calcext:value-type="time">
            <text:p>15:51:00</text:p>
          </table:table-cell>
          <table:table-cell table:formula="of:=[.$A$5]" office:value-type="string" office:string-value="weiß" calcext:value-type="string">
            <text:p>weiß</text:p>
          </table:table-cell>
          <table:table-cell office:value-type="string" calcext:value-type="string">
            <text:p>gewinner1</text:p>
          </table:table-cell>
          <table:table-cell office:value-type="string" calcext:value-type="string">
            <text:p>gewinner2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2"/>
          <table:table-cell table:style-name="ce3"/>
          <table:table-cell table:number-columns-repeated="1021"/>
        </table:table-row>
        <table:table-row table:style-name="ro3" table:number-rows-repeated="17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49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-Junioren" table:style-name="ta1" table:print-ranges="'G-Junioren'.A1:'G-Junioren'.H40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number-columns-repeated="2" table:default-cell-style-name="ce1"/>
        <table:table-column table:style-name="co1" table:number-columns-repeated="3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11" office:value-type="string" calcext:value-type="string">
            <text:p>G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41" table:number-columns-repeated="3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2]" office:value-type="string" office:string-value="SG Effeltrich/Poxdorf" calcext:value-type="string">
            <text:p>SG Effeltrich/Poxdorf</text:p>
          </table:table-cell>
          <table:table-cell table:style-name="ce41" table:formula="of:=[.$K27]" office:value-type="string" office:string-value="DJK-SV Sambach 2" calcext:value-type="string">
            <text:p>DJK-SV Sambach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3]" office:value-type="string" office:string-value="DJK-SV Sambach 1" calcext:value-type="string">
            <text:p>DJK-SV Sambach 1</text:p>
          </table:table-cell>
          <table:table-cell table:style-name="ce41" table:formula="of:=[.$K28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4]" office:value-type="string" office:string-value="SG Gaustadt 1" calcext:value-type="string">
            <text:p>SG Gaustadt 1</text:p>
          </table:table-cell>
          <table:table-cell table:style-name="ce41" table:formula="of:=[.$K29]" office:value-type="string" office:string-value="SG DJK Stappenbach" calcext:value-type="string">
            <text:p>SG DJK Stappenbach</text:p>
          </table:table-cell>
          <table:table-cell table:style-name="ce12" office:value-type="string" calcext:value-type="string">
            <text:p>Spielzeit4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5]" office:value-type="string" office:string-value="DJK Don Bosco Bamberg" calcext:value-type="string">
            <text:p>DJK Don Bosco Bamberg</text:p>
          </table:table-cell>
          <table:table-cell table:style-name="ce41" table:formula="of:=[.$K30]" office:value-type="string" office:string-value="DJK Don Bosco Bamberg 2" calcext:value-type="string">
            <text:p>DJK Don Bosco Bamberg 2</text:p>
          </table:table-cell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3"/>
          <table:table-cell table:style-name="ce41" table:formula="of:=[.$K26]" office:value-type="string" office:string-value="DJK Falke Nürnberg" calcext:value-type="string">
            <text:p>DJK Falke Nürnberg</text:p>
          </table:table-cell>
          <table:table-cell table:style-name="ce41"/>
          <table:table-cell table:style-name="ce12"/>
          <table:table-cell table:style-name="ce41"/>
          <table:table-cell table:number-columns-repeated="1017"/>
        </table:table-row>
        <table:table-row table:style-name="ro1">
          <table:table-cell table:style-name="ce41" table:number-columns-repeated="4"/>
          <table:table-cell table:style-name="ce12" table:number-columns-repeated="3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3"/>
        </table:table-row>
        <table:table-row table:style-name="ro1">
          <table:table-cell table:style-name="ce12"/>
          <table:table-cell table:style-name="ce41" office:value-type="string" calcext:value-type="string">
            <text:p>Spielzeit</text:p>
          </table:table-cell>
          <table:table-cell table:style-name="ce1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table:style-name="ce2" office:value-type="time" office:time-value="PT14H00M00S" calcext:value-type="time">
            <text:p>14:00:00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5]+[.$G$8]+[.$G$9]" office:value-type="time" office:time-value="PT14H13M00S" calcext:value-type="time">
            <text:p>14:13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rot</text:p>
          </table:table-cell>
          <table:table-cell table:number-columns-repeated="1013"/>
        </table:table-row>
        <table:table-row table:style-name="ro1">
          <table:table-cell table:style-name="ce42" table:formula="of:=[.A16]+[.$G$8]+[.$G$9]" office:value-type="time" office:time-value="PT14H26M00S" calcext:value-type="time">
            <text:p>14:26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weiß</text:p>
          </table:table-cell>
          <table:table-cell table:number-columns-repeated="1013"/>
        </table:table-row>
        <table:table-row table:style-name="ro1">
          <table:table-cell table:style-name="ce42" table:formula="of:=[.A17]+[.$G$8]+[.$G$9]" office:value-type="time" office:time-value="PT14H39M00S" calcext:value-type="time">
            <text:p>14:39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8]+[.$G$8]+[.$G$9]" office:value-type="time" office:time-value="PT14H52M00S" calcext:value-type="time">
            <text:p>14:52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19]+[.$G$8]+[.$G$9]" office:value-type="time" office:time-value="PT15H05M00S" calcext:value-type="time">
            <text:p>15:05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 table:formula="of:=[.A20]+[.$G$8]+[.$G$9]" office:value-type="time" office:time-value="PT15H18M00S" calcext:value-type="time">
            <text:p>15:18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3"/>
        </table:table-row>
        <table:table-row table:style-name="ro1">
          <table:table-cell table:style-name="ce42" table:formula="of:=[.A21]+[.$G$8]+[.$G$9]" office:value-type="time" office:time-value="PT15H31M00S" calcext:value-type="time">
            <text:p>15:31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formula="of:=[.$K$24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1013"/>
        </table:table-row>
        <table:table-row table:style-name="ro1">
          <table:table-cell table:style-name="ce42" table:formula="of:=[.A22]+[.$G$8]+[.$G$9]" office:value-type="time" office:time-value="PT15H44M00S" calcext:value-type="time">
            <text:p>15:4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22]" office:value-type="string" office:string-value="SG Effeltrich/Poxdorf" calcext:value-type="string">
            <text:p>SG Effeltrich/Poxdorf</text:p>
          </table:table-cell>
          <table:table-cell table:style-name="ce12" table:formula="of:=[.$K$25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DJK-SV Sambach 1</text:p>
          </table:table-cell>
          <table:table-cell table:number-columns-repeated="1013"/>
        </table:table-row>
        <table:table-row table:style-name="ro1">
          <table:table-cell table:style-name="ce42" table:formula="of:=[.$K$14]" office:value-type="time" office:time-value="PT14H00M00S" calcext:value-type="time">
            <text:p>14:0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style-name="Default"/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1013"/>
        </table:table-row>
        <table:table-row table:style-name="ro1">
          <table:table-cell table:style-name="ce42" table:formula="of:=[.A24]+[.$G$10]+[.$G$9]" office:value-type="time" office:time-value="PT14H15M00S" calcext:value-type="time">
            <text:p>14:1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</text:p>
          </table:table-cell>
          <table:table-cell table:number-columns-repeated="1013"/>
        </table:table-row>
        <table:table-row table:style-name="ro1">
          <table:table-cell table:style-name="ce42" table:formula="of:=[.A25]+[.$G$10]+[.$G$9]+[.$G$8]" office:value-type="time" office:time-value="PT14H40M00S" calcext:value-type="time">
            <text:p>14:4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3"/>
        </table:table-row>
        <table:table-row table:style-name="ro1">
          <table:table-cell table:style-name="ce42" table:formula="of:=[.A26]+[.$G$10]+[.$G$9]" office:value-type="time" office:time-value="PT14H55M00S" calcext:value-type="time">
            <text:p>14:5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-SV Sambach 2</text:p>
          </table:table-cell>
          <table:table-cell table:number-columns-repeated="1013"/>
        </table:table-row>
        <table:table-row table:style-name="ro1">
          <table:table-cell table:style-name="ce42" table:formula="of:=[.A27]+[.$G$10]+[.$G$9]+[.$G$8]" office:value-type="time" office:time-value="PT15H20M00S" calcext:value-type="time">
            <text:p>15:20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9]" office:value-type="string" office:string-value="SG DJK Stappenbach" calcext:value-type="string">
            <text:p>SG DJK Stappenbach</text:p>
          </table:table-cell>
          <table:table-cell table:style-name="ce12" table:formula="of:=[.$K$27]" office:value-type="string" office:string-value="DJK-SV Sambach 2" calcext:value-type="string">
            <text:p>DJK-SV Sambach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3"/>
        </table:table-row>
        <table:table-row table:style-name="ro1">
          <table:table-cell table:style-name="ce42" table:formula="of:=[.A28]+[.$G$10]+[.$G$9]" office:value-type="time" office:time-value="PT15H35M00S" calcext:value-type="time">
            <text:p>15:35:00</text:p>
          </table:table-cell>
          <table:table-cell table:style-name="ce42" table:formula="of:=[.$G$10]" office:value-type="time" office:time-value="PT00H12M00S" calcext:value-type="time">
            <text:p>00:12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8]" office:value-type="string" office:string-value="SG Gaustadt 2" calcext:value-type="string">
            <text:p>SG Gaustadt 2</text:p>
          </table:table-cell>
          <table:table-cell table:style-name="ce12" table:formula="of:=[.$K$3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3"/>
        </table:table-row>
        <table:table-row table:style-name="ro1">
          <table:table-cell table:style-name="ce42" table:formula="of:=[.A29]+[.$G$10]+[.$G$9]" office:value-type="time" office:time-value="PT15H50M00S" calcext:value-type="time">
            <text:p>15:50:00</text:p>
          </table:table-cell>
          <table:table-cell table:style-name="ce52" table:formula="of:=[.$G$8]" office:value-type="time" office:time-value="PT00H10M00S" calcext:value-type="time">
            <text:p>00:10:00</text:p>
          </table:table-cell>
          <table:table-cell table:style-name="ce12" table:formula="of:=[.$K$17]" office:value-type="string" office:string-value="weiß" calcext:value-type="string">
            <text:p>weiß</text:p>
          </table:table-cell>
          <table:table-cell table:style-name="ce12" table:formula="of:=[.$K$23]" office:value-type="string" office:string-value="DJK-SV Sambach 1" calcext:value-type="string">
            <text:p>DJK-SV Sambach 1</text:p>
          </table:table-cell>
          <table:table-cell table:style-name="ce12" table:formula="of:=[.$K$26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3"/>
        </table:table-row>
        <table:table-row table:style-name="ro1">
          <table:table-cell table:style-name="Default" table:number-columns-repeated="5"/>
          <table:table-cell table:style-name="ce12" table:number-columns-repeated="2"/>
          <table:table-cell table:number-columns-repeated="1017"/>
        </table:table-row>
        <table:table-row table:style-name="ro1">
          <table:table-cell table:style-name="ce42"/>
          <table:table-cell table:style-name="ce41"/>
          <table:table-cell table:style-name="ce12" table:number-columns-repeated="5"/>
          <table:table-cell table:number-columns-repeated="1017"/>
        </table:table-row>
        <table:table-row table:style-name="ro1">
          <table:table-cell table:style-name="ce42" table:formula="of:=[.$A$23]+[.$G$8]*2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formula="of:=[.$K$3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2"/>
        </table:table-row>
        <table:table-row table:style-name="ro1">
          <table:table-cell table:style-name="ce42" table:formula="of:=[.A33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6]" office:value-type="string" office:string-value="a3" calcext:value-type="string">
            <text:p>a3</text:p>
          </table:table-cell>
          <table:table-cell table:style-name="ce12" table:formula="of:=[.$L$3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2"/>
        </table:table-row>
        <table:table-row table:style-name="ro1">
          <table:table-cell table:style-name="ce42" table:formula="of:=[.A34]+[.$G$8]+[.$G$9]" office:value-type="time" office:time-value="PT16H30M00S" calcext:value-type="time">
            <text:p>16:30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$K$16]" office:value-type="string" office:string-value="rot" calcext:value-type="string">
            <text:p>rot</text:p>
          </table:table-cell>
          <table:table-cell table:style-name="ce12" table:formula="of:=[.$K$38]" office:value-type="string" office:string-value="a5" calcext:value-type="string">
            <text:p>a5</text:p>
          </table:table-cell>
          <table:table-cell table:style-name="ce12" table:formula="of:=[.$L$37]" office:value-type="string" office:string-value="b4" calcext:value-type="string">
            <text:p>b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2"/>
        </table:table-row>
        <table:table-row table:style-name="ro1">
          <table:table-cell table:style-name="ce42" table:formula="of:=[.A33]" office:value-type="time" office:time-value="PT16H04M00S" calcext:value-type="time">
            <text:p>16:04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L$35]" office:value-type="string" office:string-value="b2" calcext:value-type="string">
            <text:p>b2</text:p>
          </table:table-cell>
          <table:table-cell table:style-name="ce12" table:formula="of:=[.$K$3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2"/>
        </table:table-row>
        <table:table-row table:style-name="ro1">
          <table:table-cell table:style-name="ce42" table:formula="of:=[.A36]+[.$G$8]+[.$G$9]" office:value-type="time" office:time-value="PT16H17M00S" calcext:value-type="time">
            <text:p>16:17:00</text:p>
          </table:table-cell>
          <table:table-cell table:style-name="ce42" table:formula="of:=[.$G$8]" office:value-type="time" office:time-value="PT00H10M00S" calcext:value-type="time">
            <text:p>00:10:00</text:p>
          </table:table-cell>
          <table:table-cell table:style-name="ce12" table:formula="of:=[.K17]" office:value-type="string" office:string-value="weiß" calcext:value-type="string">
            <text:p>weiß</text:p>
          </table:table-cell>
          <table:table-cell table:style-name="ce12" table:formula="of:=[.$K$34]" office:value-type="string" office:string-value="a1" calcext:value-type="string">
            <text:p>a1</text:p>
          </table:table-cell>
          <table:table-cell table:style-name="ce12" table:formula="of:=[.$L$34]" office:value-type="string" office:string-value="b1" calcext:value-type="string">
            <text:p>b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2"/>
        </table:table-row>
        <table:table-row table:style-name="ro1">
          <table:table-cell table:style-name="Default" table:number-columns-repeated="7"/>
          <table:table-cell table:number-columns-repeated="3"/>
          <table:table-cell office:value-type="string" calcext:value-type="string">
            <text:p>a5</text:p>
          </table:table-cell>
          <table:table-cell table:number-columns-repeated="1013"/>
        </table:table-row>
        <table:table-row table:style-name="ro1" table:number-rows-repeated="4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Default" table:number-columns-repeated="7"/>
          <table:table-cell/>
          <table:table-cell table:style-name="Default" table:number-columns-repeated="5"/>
          <table:table-cell table:number-columns-repeated="1011"/>
        </table:table-row>
        <table:table-row table:style-name="ro1" table:number-rows-repeated="8">
          <table:table-cell table:style-name="Default" table:number-columns-repeated="7"/>
          <table:table-cell table:number-columns-repeated="1017"/>
        </table:table-row>
        <table:table-row table:style-name="ro1" table:number-rows-repeated="2">
          <table:table-cell table:style-name="ce42"/>
          <table:table-cell table:style-name="ce12" table:number-columns-repeated="6"/>
          <table:table-cell table:number-columns-repeated="1017"/>
        </table:table-row>
        <table:table-row table:style-name="ro3">
          <table:table-cell table:style-name="ce2"/>
          <table:table-cell table:number-columns-repeated="1023"/>
        </table:table-row>
        <table:table-row table:style-name="ro3" table:number-rows-repeated="104852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2-Junioren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2">
          <table:table-cell table:style-name="ce11" office:value-type="string" calcext:value-type="string">
            <text:p>F2-Junioren</text:p>
          </table:table-cell>
          <table:table-cell table:style-name="Default" table:number-columns-repeated="6"/>
          <table:table-cell table:number-columns-repeated="1017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5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4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Walberla</text:p>
          </table:table-cell>
          <table:table-cell table:number-columns-repeated="1021"/>
        </table:table-row>
        <table:table-row table:style-name="ro1">
          <table:table-cell table:style-name="Default"/>
          <table:table-cell/>
          <table:table-cell table:style-name="ce53" office:value-type="string" calcext:value-type="string">
            <text:p>SG Gaustadt 3</text:p>
          </table:table-cell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53" office:value-type="string" calcext:value-type="string">
            <text:p>DJK-SV Sambach</text:p>
          </table:table-cell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2"/>
          <table:table-cell table:style-name="ce53" office:value-type="string" calcext:value-type="string">
            <text:p>SG Gaustadt 5 - Bischberg</text:p>
          </table:table-cell>
          <table:table-cell table:style-name="Default" table:number-columns-repeated="3"/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style-name="Default"/>
          <table:table-cell/>
          <table:table-cell office:value-type="string" calcext:value-type="string">
            <text:p>ro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style-name="Default"/>
          <table:table-cell/>
          <table:table-cell office:value-type="string" calcext:value-type="string">
            <text:p>weiß</text:p>
          </table:table-cell>
          <table:table-cell table:number-columns-repeated="1015"/>
        </table:table-row>
        <table:table-row table:style-name="ro1">
          <table:table-cell table:style-name="ce42" table:formula="of:=[.I12]" office:value-type="time" office:time-value="PT10H00M00S" calcext:value-type="time">
            <text:p>10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6]+[.$F$14]+[.$F$15]" office:value-type="time" office:time-value="PT10H15M00S" calcext:value-type="time">
            <text:p>10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A17]+[.$F$14]+[.$F$15]" office:value-type="time" office:time-value="PT10H30M00S" calcext:value-type="time">
            <text:p>10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0H45M00S" calcext:value-type="time">
            <text:p>10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1H00M00S" calcext:value-type="time">
            <text:p>11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1H15M00S" calcext:value-type="time">
            <text:p>11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1H30M00S" calcext:value-type="time">
            <text:p>11:3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1H45M00S" calcext:value-type="time">
            <text:p>11:4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formula="of:=[.$C$10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2H00M00S" calcext:value-type="time">
            <text:p>12:00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8]" office:value-type="string" office:string-value="SG Gaustadt 4" calcext:value-type="string">
            <text:p>SG Gaustadt 4</text:p>
          </table:table-cell>
          <table:table-cell table:style-name="ce12" table:formula="of:=[.$C$11]" office:value-type="string" office:string-value="DJK-SV Sambach" calcext:value-type="string">
            <text:p>DJK-SV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2H15M00S" calcext:value-type="time">
            <text:p>12:15:00</text:p>
          </table:table-cell>
          <table:table-cell table:style-name="ce12" table:formula="of:=[.$I$14]" office:value-type="string" office:string-value="rot" calcext:value-type="string">
            <text:p>rot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5 - Bischberg" calcext:value-type="string">
            <text:p>SG Gaustadt 5 - Bischberg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1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ce53" table:number-columns-repeated="6"/>
          <table:table-cell table:number-columns-repeated="1018"/>
        </table:table-row>
        <table:table-row table:style-name="ro1" table:number-rows-repeated="3">
          <table:table-cell table:style-name="ce54"/>
          <table:table-cell table:style-name="ce53" table:number-columns-repeated="5"/>
          <table:table-cell table:number-columns-repeated="1018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1-Junioren" table:style-name="ta1">
        <table:table-column table:style-name="co1" table:number-columns-repeated="2" table:default-cell-style-name="ce1"/>
        <table:table-column table:style-name="co35" table:default-cell-style-name="ce1"/>
        <table:table-column table:style-name="co36" table:default-cell-style-name="ce1"/>
        <table:table-column table:style-name="co1" table:number-columns-repeated="7" table:default-cell-style-name="ce1"/>
        <table:table-column table:style-name="co5" table:number-columns-repeated="1013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5">
          <table:table-cell table:style-name="ce61" office:value-type="string" calcext:value-type="string">
            <text:p>F1-<text:span text:style-name="T1">Junioren</text:span>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Effeltrich/Pox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SG Gaustadt 1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Falke Nürnberg 1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Gaustadt 2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Königsfeld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SG Walberla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Default" table:number-columns-repeated="6"/>
          <table:table-cell table:number-columns-repeated="2"/>
          <table:table-cell table:style-name="ce2" office:value-type="time" office:time-value="PT10H30M00S" calcext:value-type="time">
            <text:p>10:30:00</text:p>
          </table:table-cell>
          <table:table-cell table:number-columns-repeated="1015"/>
        </table:table-row>
        <table:table-row table:style-name="ro1">
          <table:table-cell table:style-name="ce6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2"/>
          <table:table-cell office:value-type="string" calcext:value-type="string">
            <text:p>rot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1"/>
          <table:table-cell table:style-name="ce12" table:number-columns-repeated="3"/>
          <table:table-cell table:number-columns-repeated="2"/>
          <table:table-cell office:value-type="string" calcext:value-type="string">
            <text:p>weiß</text:p>
          </table:table-cell>
          <table:table-cell table:number-columns-repeated="1015"/>
        </table:table-row>
        <table:table-row table:style-name="ro1">
          <table:table-cell table:style-name="ce42" table:formula="of:=[.$I$15]" office:value-type="time" office:time-value="PT10H30M00S" calcext:value-type="time">
            <text:p>10:3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30M00S" calcext:value-type="time">
            <text:p>10:3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+[.$F$16]+[.$F$17]" office:value-type="time" office:time-value="PT10H45M00S" calcext:value-type="time">
            <text:p>10:4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45M00S" calcext:value-type="time">
            <text:p>10:4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3"/>
          <table:table-cell table:style-name="ce2"/>
          <table:table-cell table:number-columns-repeated="1014"/>
        </table:table-row>
        <table:table-row table:style-name="ro1">
          <table:table-cell table:style-name="ce42" table:formula="of:=[.$A21]+[.$F$16]+[.$F$17]" office:value-type="time" office:time-value="PT11H00M00S" calcext:value-type="time">
            <text:p>11:0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1H00M00S" calcext:value-type="time">
            <text:p>11:0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+[.$F$16]+[.$F$17]" office:value-type="time" office:time-value="PT11H15M00S" calcext:value-type="time">
            <text:p>11:1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15M00S" calcext:value-type="time">
            <text:p>11:1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+[.$F$16]+[.$F$17]" office:value-type="time" office:time-value="PT11H30M00S" calcext:value-type="time">
            <text:p>11:3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30M00S" calcext:value-type="time">
            <text:p>11:3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+[.$F$16]+[.$F$17]" office:value-type="time" office:time-value="PT11H45M00S" calcext:value-type="time">
            <text:p>11:4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5M00S" calcext:value-type="time">
            <text:p>11:4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+[.$F$16]+[.$F$17]" office:value-type="time" office:time-value="PT12H00M00S" calcext:value-type="time">
            <text:p>12:0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2H00M00S" calcext:value-type="time">
            <text:p>12:0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+[.$F$16]+[.$F$17]" office:value-type="time" office:time-value="PT12H15M00S" calcext:value-type="time">
            <text:p>12:1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5M00S" calcext:value-type="time">
            <text:p>12:1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formula="of:=[.$C$8]" office:value-type="string" office:string-value="SG Effeltrich/Poxdorf" calcext:value-type="string">
            <text:p>SG Effeltrich/Pox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+[.$F$16]+[.$F$17]" office:value-type="time" office:time-value="PT12H30M00S" calcext:value-type="time">
            <text:p>12:3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1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30M00S" calcext:value-type="time">
            <text:p>12:30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2]" office:value-type="string" office:string-value="SG Gaustadt 2" calcext:value-type="string">
            <text:p>SG Gaustadt 2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+[.$F$16]+[.$F$17]" office:value-type="time" office:time-value="PT12H45M00S" calcext:value-type="time">
            <text:p>12:45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41" table:formula="of:=[.$C$8]" office:value-type="string" office:string-value="SG Effeltrich/Poxdorf" calcext:value-type="string">
            <text:p>SG Effeltrich/Poxdorf</text:p>
          </table:table-cell>
          <table:table-cell table:style-name="ce41" table:formula="of:=[.$C$12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7]" office:value-type="time" office:time-value="PT12H45M00S" calcext:value-type="time">
            <text:p>12:45:00</text:p>
          </table:table-cell>
          <table:table-cell table:style-name="ce12" table:formula="of:=[.$I$18]" office:value-type="string" office:string-value="weiß" calcext:value-type="string">
            <text:p>weiß</text:p>
          </table:table-cell>
          <table:table-cell table:style-name="ce12" table:formula="of:=[.$C$13]" office:value-type="string" office:string-value="DJK Königsfeld" calcext:value-type="string">
            <text:p>DJK Königsfeld</text:p>
          </table:table-cell>
          <table:table-cell table:style-name="ce12" table:formula="of:=[.$C$10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>
          <table:table-cell table:style-name="ce42" table:formula="of:=[.$A37]+[.$F$16]+[.$F$17]" office:value-type="time" office:time-value="PT13H00M00S" calcext:value-type="time">
            <text:p>13:00:00</text:p>
          </table:table-cell>
          <table:table-cell table:style-name="ce12" table:formula="of:=[.$I$17]" office:value-type="string" office:string-value="rot" calcext:value-type="string">
            <text:p>rot</text:p>
          </table:table-cell>
          <table:table-cell table:style-name="ce12" table:formula="of:=[.$C$14]" office:value-type="string" office:string-value="SG Walberla" calcext:value-type="string">
            <text:p>SG Walberla</text:p>
          </table:table-cell>
          <table:table-cell table:style-name="ce12" table:formula="of:=[.$C$9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style-name="Default"/>
          <table:table-cell table:number-columns-repeated="1017"/>
        </table:table-row>
        <table:table-row table:style-name="ro1" table:number-rows-repeated="21">
          <table:table-cell table:style-name="Default" table:number-columns-repeated="4"/>
          <table:table-cell/>
          <table:table-cell table:style-name="Default" table:number-columns-repeated="2"/>
          <table:table-cell table:number-columns-repeated="1017"/>
        </table:table-row>
        <table:table-row table:style-name="ro3" table:number-rows-repeated="3">
          <table:table-cell table:style-name="ce2"/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 table:number-rows-repeated="5">
          <table:table-cell table:style-name="ce2"/>
          <table:table-cell table:number-columns-repeated="1023"/>
        </table:table-row>
        <table:table-row table:style-name="ro3" table:number-rows-repeated="10485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-Junioren" table:style-name="ta1">
        <table:table-column table:style-name="co1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9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E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12" office:value-type="string" calcext:value-type="string">
            <text:p>Gruppe A</text:p>
          </table:table-cell>
          <table:table-cell table:style-name="ce12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2]" office:value-type="string" office:string-value="SG Gaustadt 1" calcext:value-type="string">
            <text:p>SG Gaustadt 1</text:p>
          </table:table-cell>
          <table:table-cell table:style-name="ce41" table:formula="of:=[.$J16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3]" office:value-type="string" office:string-value="DJK Don Bosco Bamberg 2" calcext:value-type="string">
            <text:p>DJK Don Bosco Bamberg 2</text:p>
          </table:table-cell>
          <table:table-cell table:style-name="ce41" table:formula="of:=[.$J17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41" table:number-columns-repeated="2"/>
          <table:table-cell table:style-name="ce41" table:formula="of:=[.$J14]" office:value-type="string" office:string-value="SG Walberla 1" calcext:value-type="string">
            <text:p>SG Walberla 1</text:p>
          </table:table-cell>
          <table:table-cell table:style-name="ce41" table:formula="of:=[.$J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1" table:formula="of:=[.$J15]" office:value-type="string" office:string-value="DJK Falke Nürnberg" calcext:value-type="string">
            <text:p>DJK Falke Nürnberg</text:p>
          </table:table-cell>
          <table:table-cell table:style-name="ce41" table:formula="of:=[.$J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Name</text:p>
          </table:table-cell>
          <table:table-cell table:number-columns-repeated="1014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3"/>
          <table:table-cell office:value-type="string" calcext:value-type="string">
            <text:p>SG Gaustadt 1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/>
          <table:table-cell table:style-name="ce12" table:number-columns-repeated="3"/>
          <table:table-cell table:number-columns-repeated="3"/>
          <table:table-cell office:value-type="string" calcext:value-type="string">
            <text:p>DJK Don Bosco Bamberg 2</text:p>
          </table:table-cell>
          <table:table-cell table:number-columns-repeated="1014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3"/>
          <table:table-cell office:value-type="string" calcext:value-type="string">
            <text:p>SG Walberla 1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Falke Nürnberg</text:p>
          </table:table-cell>
          <table:table-cell table:number-columns-repeated="1014"/>
        </table:table-row>
        <table:table-row table:style-name="ro1">
          <table:table-cell table:style-name="ce42" table:formula="of:=[.$J$23]" office:value-type="time" office:time-value="PT10H30M00S" calcext:value-type="time">
            <text:p>10:30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4"/>
        </table:table-row>
        <table:table-row table:style-name="ro1">
          <table:table-cell table:style-name="ce42" table:formula="of:=[.A16]+[.$F$8]+[.$F$9]" office:value-type="time" office:time-value="PT10H48M00S" calcext:value-type="time">
            <text:p>10:48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DJK Königsfeld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G DJK Stappenbach</text:p>
          </table:table-cell>
          <table:table-cell table:number-columns-repeated="1014"/>
        </table:table-row>
        <table:table-row table:style-name="ro1">
          <table:table-cell table:style-name="ce42" table:formula="of:=[.A18]+[.$F$8]+[.$F$9]" office:value-type="time" office:time-value="PT11H06M00S" calcext:value-type="time">
            <text:p>11:06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8]+[.$F$9]" office:value-type="time" office:time-value="PT11H24M00S" calcext:value-type="time">
            <text:p>11:24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Startzeit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4]" office:value-type="string" office:string-value="SG Walberla 1" calcext:value-type="string">
            <text:p>SG Walberla 1</text:p>
          </table:table-cell>
          <table:table-cell table:style-name="ce12" table:formula="of:=[.$J$12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3"/>
          <table:table-cell table:style-name="ce2" office:value-type="time" office:time-value="PT10H30M00S" calcext:value-type="time">
            <text:p>10:30:00</text:p>
          </table:table-cell>
          <table:table-cell table:number-columns-repeated="1014"/>
        </table:table-row>
        <table:table-row table:style-name="ro1">
          <table:table-cell table:style-name="ce42" table:formula="of:=[.A22]+[.$F$8]+[.$F$9]" office:value-type="time" office:time-value="PT11H42M00S" calcext:value-type="time">
            <text:p>11:42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3]" office:value-type="string" office:string-value="DJK Don Bosco Bamberg 2" calcext:value-type="string">
            <text:p>DJK Don Bosco Bamberg 2</text:p>
          </table:table-cell>
          <table:table-cell table:style-name="ce12" table:formula="of:=[.$J$15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18]" office:value-type="string" office:string-value="DJK Königsfeld" calcext:value-type="string">
            <text:p>DJK Königsfeld</text:p>
          </table:table-cell>
          <table:table-cell table:style-name="ce12" table:formula="of:=[.$J$16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blau</text:p>
          </table:table-cell>
          <table:table-cell table:number-columns-repeated="1014"/>
        </table:table-row>
        <table:table-row table:style-name="ro1">
          <table:table-cell table:style-name="ce42" table:formula="of:=[.A24]+[.$F$8]+[.$F$9]" office:value-type="time" office:time-value="PT12H00M00S" calcext:value-type="time">
            <text:p>12:00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J$17]" office:value-type="string" office:string-value="SG Walberla 2" calcext:value-type="string">
            <text:p>SG Walberla 2</text:p>
          </table:table-cell>
          <table:table-cell table:style-name="ce12" table:formula="of:=[.$J$19]" office:value-type="string" office:string-value="SG DJK Stappenbach" calcext:value-type="string">
            <text:p>SG DJK Stappenbach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gelb</text:p>
          </table:table-cell>
          <table:table-cell table:number-columns-repeated="1014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/>
          <table:table-cell table:style-name="ce12" table:number-columns-repeated="5"/>
          <table:table-cell table:number-columns-repeated="3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3"/>
        </table:table-row>
        <table:table-row table:style-name="ro1">
          <table:table-cell table:style-name="ce42" table:formula="of:=[.A26]+[.$F$8]*2" office:value-type="time" office:time-value="PT12H30M00S" calcext:value-type="time">
            <text:p>12:30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29]" office:value-type="string" office:string-value="a1" calcext:value-type="string">
            <text:p>a1</text:p>
          </table:table-cell>
          <table:table-cell table:style-name="ce12" table:formula="of:=[.$K$30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3"/>
        </table:table-row>
        <table:table-row table:style-name="ro1">
          <table:table-cell table:style-name="ce42" table:formula="of:=[.A29]" office:value-type="time" office:time-value="PT12H30M00S" calcext:value-type="time">
            <text:p>12:30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K$29]" office:value-type="string" office:string-value="b1" calcext:value-type="string">
            <text:p>b1</text:p>
          </table:table-cell>
          <table:table-cell table:style-name="ce12" table:formula="of:=[.$J$30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table:formula="of:=[.$J$31]" office:value-type="string" office:string-value="a3" calcext:value-type="string">
            <text:p>a3</text:p>
          </table:table-cell>
          <table:table-cell table:style-name="ce12" table:formula="of:=[.$K$31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3"/>
        </table:table-row>
        <table:table-row table:style-name="ro1">
          <table:table-cell table:style-name="ce42" table:formula="of:=[.A30]+[.$F$8]+[.$F$9]" office:value-type="time" office:time-value="PT12H48M00S" calcext:value-type="time">
            <text:p>12:48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table:formula="of:=[.$K$32]" office:value-type="string" office:string-value="b4" calcext:value-type="string">
            <text:p>b4</text:p>
          </table:table-cell>
          <table:table-cell table:style-name="ce12" table:formula="of:=[.$J$32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3"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3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5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2]+[.$F$8]+[.$F$9]" office:value-type="time" office:time-value="PT13H06M00S" calcext:value-type="time">
            <text:p>13:06:00</text:p>
          </table:table-cell>
          <table:table-cell table:style-name="ce12" table:formula="of:=[.$J$26]" office:value-type="string" office:string-value="gelb" calcext:value-type="string">
            <text:p>gelb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12">
          <table:table-cell table:style-name="Default" table:number-columns-repeated="6"/>
          <table:table-cell table:number-columns-repeated="1018"/>
        </table:table-row>
        <table:table-row table:style-name="ro1" table:number-rows-repeated="4">
          <table:table-cell table:style-name="Default" table:number-columns-repeated="4"/>
          <table:table-cell table:number-columns-repeated="1020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-Junioren" table:style-name="ta2">
        <table:table-column table:style-name="co40" table:default-cell-style-name="ce1"/>
        <table:table-column table:style-name="co41" table:default-cell-style-name="ce1"/>
        <table:table-column table:style-name="co23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3"/>
          <table:table-cell table:number-columns-repeated="8"/>
          <table:table-cell office:value-type="string" calcext:value-type="string">
            <text:p>Startzeit</text:p>
          </table:table-cell>
          <table:table-cell/>
          <table:table-cell office:value-type="string" calcext:value-type="string">
            <text:p>Name</text:p>
          </table:table-cell>
          <table:table-cell table:number-columns-repeated="1010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2"/>
          <table:table-cell table:style-name="ce2" office:value-type="time" office:time-value="PT12H45M00S" calcext:value-type="time">
            <text:p>12:45:00</text:p>
          </table:table-cell>
          <table:table-cell/>
          <table:table-cell office:value-type="string" calcext:value-type="string">
            <text:p>SG Walberla 1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D-Junioren</text:p>
          </table:table-cell>
          <table:table-cell table:style-name="Default" table:number-columns-repeated="6"/>
          <table:table-cell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Sambach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style-name="ce2"/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blau</text:p>
          </table:table-cell>
          <table:table-cell/>
          <table:table-cell office:value-type="string" calcext:value-type="string">
            <text:p>DJK Don Bosco Bamberg 3</text:p>
          </table:table-cell>
          <table:table-cell table:number-columns-repeated="1010"/>
        </table:table-row>
        <table:table-row table:style-name="ro1">
          <table:table-cell table:style-name="ce63" office:value-type="string" calcext:value-type="string">
            <text:p>Sonntag, 03.07.2022</text:p>
          </table:table-cell>
          <table:table-cell table:style-name="Default" table:number-columns-repeated="5"/>
          <table:table-cell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lb</text:p>
          </table:table-cell>
          <table:table-cell/>
          <table:table-cell office:value-type="string" calcext:value-type="string">
            <text:p>SG Gaustadt 1</text:p>
          </table:table-cell>
          <table:table-cell table:number-columns-repeated="1010"/>
        </table:table-row>
        <table:table-row table:style-name="ro1">
          <table:table-cell table:style-name="Default" table:number-columns-repeated="6"/>
          <table:table-cell table:number-columns-repeated="2"/>
          <table:table-cell office:value-type="string" calcext:value-type="string">
            <text:p>D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3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C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Gaustadt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2]" office:value-type="string" office:string-value="SG Walberla 1" calcext:value-type="string">
            <text:p>SG Walberla 1</text:p>
          </table:table-cell>
          <table:table-cell table:style-name="ce41" table:formula="of:=[.N7]" office:value-type="string" office:string-value="SG Gaustadt 2" calcext:value-type="string">
            <text:p>SG Gaustadt 2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2M00S" calcext:value-type="time">
            <text:p>00:12:0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G Walberla 2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3]" office:value-type="string" office:string-value="SG Sambach" calcext:value-type="string">
            <text:p>SG Sambach</text:p>
          </table:table-cell>
          <table:table-cell table:style-name="ce41" table:formula="of:=[.N8]" office:value-type="string" office:string-value="SG Walberla 2" calcext:value-type="string">
            <text:p>SG Walberla 2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2"/>
          <table:table-cell office:value-type="string" calcext:value-type="string">
            <text:p>AH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DJK Falke Nürnberg 1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4]" office:value-type="string" office:string-value="DJK Don Bosco Bamberg 3" calcext:value-type="string">
            <text:p>DJK Don Bosco Bamberg 3</text:p>
          </table:table-cell>
          <table:table-cell table:style-name="ce41" table:formula="of:=[.N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DJK Don Bosco Bamberg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5]" office:value-type="string" office:string-value="SG Gaustadt 1" calcext:value-type="string">
            <text:p>SG Gaustadt 1</text:p>
          </table:table-cell>
          <table:table-cell table:style-name="ce41" table:formula="of:=[.N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7"/>
          <table:table-cell office:value-type="string" calcext:value-type="string">
            <text:p>SG Gaustadt 4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table:style-name="ce41" table:formula="of:=[.$N6]" office:value-type="string" office:string-value="SG Gaustadt 3" calcext:value-type="string">
            <text:p>SG Gaustadt 3</text:p>
          </table:table-cell>
          <table:table-cell table:style-name="ce41" table:formula="of:=[.N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5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5"/>
        </table:table-row>
        <table:table-row table:style-name="ro1">
          <table:table-cell table:style-name="ce42" table:formula="of:=[.$L$2]" office:value-type="time" office:time-value="PT12H45M00S" calcext:value-type="time">
            <text:p>12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b4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b5</text:p>
          </table:table-cell>
          <table:table-cell table:number-columns-repeated="1015"/>
        </table:table-row>
        <table:table-row table:style-name="ro1">
          <table:table-cell table:style-name="ce42" table:formula="of:=[.A17]+[.$F$8]+[.$F$9]" office:value-type="time" office:time-value="PT13H00M00S" calcext:value-type="time">
            <text:p>13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8]+[.$F$9]" office:value-type="time" office:time-value="PT13H15M00S" calcext:value-type="time">
            <text:p>13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8]+[.$F$9]" office:value-type="time" office:time-value="PT13H30M00S" calcext:value-type="time">
            <text:p>13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8]+[.$F$9]" office:value-type="time" office:time-value="PT13H45M00S" calcext:value-type="time">
            <text:p>13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8]+[.$F$9]" office:value-type="time" office:time-value="PT14H00M00S" calcext:value-type="time">
            <text:p>14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7]+[.$F$8]+[.$F$9]" office:value-type="time" office:time-value="PT14H15M00S" calcext:value-type="time">
            <text:p>14:1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0]" office:value-type="string" office:string-value="DJK Don Bosco Bamberg 4" calcext:value-type="string">
            <text:p>DJK Don Bosco Bamberg 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formula="of:=[.$N$4]" office:value-type="string" office:string-value="DJK Don Bosco Bamberg 3" calcext:value-type="string">
            <text:p>DJK Don Bosco Bamberg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9]+[.$F$8]+[.$F$9]" office:value-type="time" office:time-value="PT14H30M00S" calcext:value-type="time">
            <text:p>14:3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formula="of:=[.$N$9]" office:value-type="string" office:string-value="DJK Falke Nürnberg 1" calcext:value-type="string">
            <text:p>DJK Falke Nürnberg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2]" office:value-type="string" office:string-value="SG Walberla 1" calcext:value-type="string">
            <text:p>SG Walberla 1</text:p>
          </table:table-cell>
          <table:table-cell table:style-name="ce12" table:formula="of:=[.$N$5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1]+[.$F$8]+[.$F$9]" office:value-type="time" office:time-value="PT14H45M00S" calcext:value-type="time">
            <text:p>14:45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7]" office:value-type="string" office:string-value="SG Gaustadt 2" calcext:value-type="string">
            <text:p>SG Gaustadt 2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N$3]" office:value-type="string" office:string-value="SG Sambach" calcext:value-type="string">
            <text:p>SG Sambach</text:p>
          </table:table-cell>
          <table:table-cell table:style-name="ce12" table:formula="of:=[.$N$6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3]+[.$F$8]+[.$F$9]" office:value-type="time" office:time-value="PT15H00M00S" calcext:value-type="time">
            <text:p>15:00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N$8]" office:value-type="string" office:string-value="SG Walberla 2" calcext:value-type="string">
            <text:p>SG Walberla 2</text:p>
          </table:table-cell>
          <table:table-cell table:style-name="ce12" table:formula="of:=[.$N$11]" office:value-type="string" office:string-value="SG Gaustadt 4" calcext:value-type="string">
            <text:p>SG Gaustadt 4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2">
          <table:table-cell table:style-name="ce41" table:number-columns-repeated="4"/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5]+[.$F$8]*2" office:value-type="time" office:time-value="PT15H24M00S" calcext:value-type="time">
            <text:p>15:2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4]" office:value-type="string" office:string-value="a1" calcext:value-type="string">
            <text:p>a1</text:p>
          </table:table-cell>
          <table:table-cell table:style-name="ce12" table:formula="of:=[.$I$15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8]" office:value-type="time" office:time-value="PT15H24M00S" calcext:value-type="time">
            <text:p>15:2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4]" office:value-type="string" office:string-value="b1" calcext:value-type="string">
            <text:p>b1</text:p>
          </table:table-cell>
          <table:table-cell table:style-name="ce12" table:formula="of:=[.$H$15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table:formula="of:=[.$H$18]" office:value-type="string" office:string-value="a5" calcext:value-type="string">
            <text:p>a5</text:p>
          </table:table-cell>
          <table:table-cell table:style-name="ce12" table:formula="of:=[.$I$18]" office:value-type="string" office:string-value="b5" calcext:value-type="string">
            <text:p>b5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39]+[.$F$8]+[.$F$9]" office:value-type="time" office:time-value="PT15H39M00S" calcext:value-type="time">
            <text:p>15:39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I$17]" office:value-type="string" office:string-value="b4" calcext:value-type="string">
            <text:p>b4</text:p>
          </table:table-cell>
          <table:table-cell table:style-name="ce12" table:formula="of:=[.$H$17]" office:value-type="string" office:string-value="a4" calcext:value-type="string">
            <text:p>a4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1]+[.$F$8]+[.$F$9]" office:value-type="time" office:time-value="PT15H54M00S" calcext:value-type="time">
            <text:p>15:54:00</text:p>
          </table:table-cell>
          <table:table-cell table:style-name="ce12" table:formula="of:=[.$L$5]" office:value-type="string" office:string-value="gelb" calcext:value-type="string">
            <text:p>gelb</text:p>
          </table:table-cell>
          <table:table-cell table:style-name="ce12" table:formula="of:=[.$H$16]" office:value-type="string" office:string-value="a3" calcext:value-type="string">
            <text:p>a3</text:p>
          </table:table-cell>
          <table:table-cell table:style-name="ce12" table:formula="of:=[.$I$16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43]+[.$F$8]+[.$F$9]" office:value-type="time" office:time-value="PT16H09M00S" calcext:value-type="time">
            <text:p>16:09:00</text:p>
          </table:table-cell>
          <table:table-cell table:style-name="ce12" table:formula="of:=[.$L$4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48">
          <table:table-cell table:style-name="Default" table:number-columns-repeated="6"/>
          <table:table-cell table:number-columns-repeated="1018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innen" table:style-name="ta1">
        <table:table-column table:style-name="co1" table:number-columns-repeated="3" table:default-cell-style-name="ce1"/>
        <table:table-column table:style-name="co5" table:number-columns-repeated="1021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time" office:time-value="PT14H30M00S" calcext:value-type="time">
            <text:p>14:30:00</text:p>
          </table:table-cell>
          <table:table-cell office:value-type="string" calcext:value-type="string">
            <text:p>SG Walberla</text:p>
          </table:table-cell>
          <table:table-cell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Wo? Ein Kleinfeld ist noch frei (C-Jugend braucht nur ein kleinfeld)</text:p>
          </table:table-cell>
          <table:table-cell table:number-columns-repeated="1022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-Junioren" table:style-name="ta1">
        <table:table-column table:style-name="co42" table:default-cell-style-name="ce1"/>
        <table:table-column table:style-name="co1" table:default-cell-style-name="ce1"/>
        <table:table-column table:style-name="co28" table:number-columns-repeated="2" table:default-cell-style-name="ce1"/>
        <table:table-column table:style-name="co1" table:number-columns-repeated="6" table:default-cell-style-name="ce1"/>
        <table:table-column table:style-name="co5" table:number-columns-repeated="1014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61" office:value-type="string" calcext:value-type="string">
            <text:p>C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onntag, 03.07.20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SG Sambach/He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Walberla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ce2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2"/>
          <table:table-cell/>
          <table:table-cell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2"/>
          <table:table-cell table:number-columns-repeated="7"/>
          <table:table-cell office:value-type="string" calcext:value-type="string">
            <text:p>Startzeit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12" table:number-columns-repeated="3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0M00S" calcext:value-type="time">
            <text:p>00:10:00</text:p>
          </table:table-cell>
          <table:table-cell table:number-columns-repeated="2"/>
          <table:table-cell table:style-name="ce2" office:value-type="time" office:time-value="PT10H00M00S" calcext:value-type="time">
            <text:p>10:00:00</text:p>
          </table:table-cell>
          <table:table-cell table:number-columns-repeated="1015"/>
        </table:table-row>
        <table:table-row table:style-name="ro1">
          <table:table-cell table:style-name="ce42"/>
          <table:table-cell table:style-name="ce41"/>
          <table:table-cell table:style-name="ce46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Default"/>
          <table:table-cell table:style-name="ce41"/>
          <table:table-cell table:style-name="ce12" table:number-columns-repeated="2"/>
          <table:table-cell table:number-columns-repeated="2"/>
          <table:table-cell office:value-type="string" calcext:value-type="string">
            <text:p>blau</text:p>
          </table:table-cell>
          <table:table-cell table:number-columns-repeated="1015"/>
        </table:table-row>
        <table:table-row table:style-name="ro1">
          <table:table-cell table:style-name="ce42" table:formula="of:=[.$I$14]" office:value-type="time" office:time-value="PT10H00M00S" calcext:value-type="time">
            <text:p>10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2"/>
          <table:table-cell office:value-type="string" calcext:value-type="string">
            <text:p>gelb</text:p>
          </table:table-cell>
          <table:table-cell table:number-columns-repeated="1015"/>
        </table:table-row>
        <table:table-row table:style-name="ro1">
          <table:table-cell table:style-name="ce42" table:formula="of:=[.$A17]" office:value-type="time" office:time-value="PT10H00M00S" calcext:value-type="time">
            <text:p>10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8]+[.$F$14]+[.$F$15]" office:value-type="time" office:time-value="PT10H15M00S" calcext:value-type="time">
            <text:p>10:1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19]" office:value-type="time" office:time-value="PT10H15M00S" calcext:value-type="time">
            <text:p>10:1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0]+[.$F$14]+[.$F$15]" office:value-type="time" office:time-value="PT10H30M00S" calcext:value-type="time">
            <text:p>10:3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1]" office:value-type="time" office:time-value="PT10H30M00S" calcext:value-type="time">
            <text:p>10:3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2]+[.$F$14]+[.$F$15]" office:value-type="time" office:time-value="PT10H45M00S" calcext:value-type="time">
            <text:p>10:4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3]" office:value-type="time" office:time-value="PT10H45M00S" calcext:value-type="time">
            <text:p>10:4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4]+[.$F$14]+[.$F$15]" office:value-type="time" office:time-value="PT11H00M00S" calcext:value-type="time">
            <text:p>11:0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5]" office:value-type="time" office:time-value="PT11H00M00S" calcext:value-type="time">
            <text:p>11:0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6]+[.$F$14]+[.$F$15]+[.$F$14]" office:value-type="time" office:time-value="PT11H25M00S" calcext:value-type="time">
            <text:p>11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7]" office:value-type="time" office:time-value="PT11H25M00S" calcext:value-type="time">
            <text:p>11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8]+[.$F$14]+[.$F$15]" office:value-type="time" office:time-value="PT11H40M00S" calcext:value-type="time">
            <text:p>11:4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29]" office:value-type="time" office:time-value="PT11H40M00S" calcext:value-type="time">
            <text:p>11:4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0]+[.$F$14]+[.$F$15]" office:value-type="time" office:time-value="PT11H55M00S" calcext:value-type="time">
            <text:p>11:5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1]" office:value-type="time" office:time-value="PT11H55M00S" calcext:value-type="time">
            <text:p>11:5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8]" office:value-type="string" office:string-value="SG Sambach/Hernsdorf" calcext:value-type="string">
            <text:p>SG Sambach/Hernsdorf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2]+[.$F$14]+[.$F$15]" office:value-type="time" office:time-value="PT12H10M00S" calcext:value-type="time">
            <text:p>12:10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3]" office:value-type="time" office:time-value="PT12H10M00S" calcext:value-type="time">
            <text:p>12:10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41" table:formula="of:=[.$C$10]" office:value-type="string" office:string-value="SG Gaustadt 1" calcext:value-type="string">
            <text:p>SG Gaustadt 1</text:p>
          </table:table-cell>
          <table:table-cell table:style-name="ce41" table:formula="of:=[.$C$12]" office:value-type="string" office:string-value="SG Gaustadt 3" calcext:value-type="string">
            <text:p>SG Gaustadt 3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4]+[.$F$14]+[.$F$15]" office:value-type="time" office:time-value="PT12H25M00S" calcext:value-type="time">
            <text:p>12:25:00</text:p>
          </table:table-cell>
          <table:table-cell table:style-name="ce41" table:formula="of:=[.$I$16]" office:value-type="string" office:string-value="blau" calcext:value-type="string">
            <text:p>blau</text:p>
          </table:table-cell>
          <table:table-cell table:style-name="ce41" table:formula="of:=[.$C$11]" office:value-type="string" office:string-value="SG Gaustadt 2" calcext:value-type="string">
            <text:p>SG Gaustadt 2</text:p>
          </table:table-cell>
          <table:table-cell table:style-name="ce12" table:formula="of:=[.$C$8]" office:value-type="string" office:string-value="SG Sambach/Hernsdorf" calcext:value-type="string">
            <text:p>SG Sambach/He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$A35]" office:value-type="time" office:time-value="PT12H25M00S" calcext:value-type="time">
            <text:p>12:25:00</text:p>
          </table:table-cell>
          <table:table-cell table:style-name="ce41" table:formula="of:=[.$I$17]" office:value-type="string" office:string-value="gelb" calcext:value-type="string">
            <text:p>gelb</text:p>
          </table:table-cell>
          <table:table-cell table:style-name="ce12" table:formula="of:=[.$C$12]" office:value-type="string" office:string-value="SG Gaustadt 3" calcext:value-type="string">
            <text:p>SG Gaustadt 3</text:p>
          </table:table-cell>
          <table:table-cell table:style-name="ce41" table:formula="of:=[.$C$9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5" table:style-name="ta2">
        <table:table-column table:style-name="co25" table:default-cell-style-name="ce1"/>
        <table:table-column table:style-name="co43" table:default-cell-style-name="ce1"/>
        <table:table-column table:style-name="co10" table:default-cell-style-name="ce1"/>
        <table:table-column table:style-name="co44" table:default-cell-style-name="ce1"/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5" table:number-columns-repeated="1014" table:default-cell-style-name="ce1"/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office:value-type="string" calcext:value-type="string">
            <text:p>Spielzeit</text:p>
          </table:table-cell>
          <table:table-cell table:number-columns-repeated="1015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string" calcext:value-type="string">
            <text:p>G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F</text:p>
          </table:table-cell>
          <table:table-cell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E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 calcext:value-type="string">
            <text:p>D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Name</text:p>
          </table:table-cell>
          <table:table-cell table:number-columns-repeated="5"/>
          <table:table-cell office:value-type="string" calcext:value-type="string">
            <text:p>C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Sambach/Herrnsdorf</text:p>
          </table:table-cell>
          <table:table-cell table:number-columns-repeated="5"/>
          <table:table-cell office:value-type="string" calcext:value-type="string">
            <text:p>B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DJK Falke Nürnberg</text:p>
          </table:table-cell>
          <table:table-cell table:number-columns-repeated="5"/>
          <table:table-cell office:value-type="string" calcext:value-type="string">
            <text:p>AH</text:p>
          </table:table-cell>
          <table:table-cell office:value-type="float" office:value="15" calcext:value-type="float">
            <text:p>15</text:p>
          </table:table-cell>
          <table:table-cell table:number-columns-repeated="1014"/>
        </table:table-row>
        <table:table-row table:style-name="ro1">
          <table:table-cell table:style-name="Default"/>
          <table:table-cell/>
          <table:table-cell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2" table:number-columns-repeated="4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20M00S" calcext:value-type="time">
            <text:p>00:20:00</text:p>
          </table:table-cell>
          <table:table-cell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/>
          <table:table-cell table:style-name="ce2" office:value-type="time" office:time-value="PT13H30M00S" calcext:value-type="time">
            <text:p>13:30:00</text:p>
          </table:table-cell>
          <table:table-cell table:number-columns-repeated="1016"/>
        </table:table-row>
        <table:table-row table:style-name="ro1">
          <table:table-cell table:style-name="ce42" table:formula="of:=[.H15]" office:value-type="time" office:time-value="PT13H30M00S" calcext:value-type="time">
            <text:p>13:30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14]+[.$F$15]" office:value-type="time" office:time-value="PT13H53M00S" calcext:value-type="time">
            <text:p>13:53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42" table:formula="of:=[.A17]+[.$F$14]+[.$F$15]" office:value-type="time" office:time-value="PT14H16M00S" calcext:value-type="time">
            <text:p>14:16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4H39M00S" calcext:value-type="time">
            <text:p>14:39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5H02M00S" calcext:value-type="time">
            <text:p>15:02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5H25M00S" calcext:value-type="time">
            <text:p>15:25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5H48M00S" calcext:value-type="time">
            <text:p>15:48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6H11M00S" calcext:value-type="time">
            <text:p>16:11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formula="of:=[.$C$1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6H34M00S" calcext:value-type="time">
            <text:p>16:34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8]" office:value-type="string" office:string-value="SG Sambach/Herrnsdorf" calcext:value-type="string">
            <text:p>SG Sambach/Herrnsdorf</text:p>
          </table:table-cell>
          <table:table-cell table:style-name="ce12" table:formula="of:=[.$C$1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6H57M00S" calcext:value-type="time">
            <text:p>16:57:00</text:p>
          </table:table-cell>
          <table:table-cell table:style-name="ce12" table:formula="of:=[.$H$17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Falke Nürnberg" calcext:value-type="string">
            <text:p>DJK Falke Nürnberg</text:p>
          </table:table-cell>
          <table:table-cell table:style-name="ce12" table:formula="of:=[.$C$1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-Junioren" table:style-name="ta1">
        <table:table-column table:style-name="co1" table:number-columns-repeated="2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47" table:default-cell-style-name="ce1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31" table:default-cell-style-name="ce1"/>
        <table:table-column table:style-name="co26" table:default-cell-style-name="ce1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5" table:number-columns-repeated="1009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7"/>
          <table:table-cell office:value-type="string" calcext:value-type="string">
            <text:p>Spielzeit</text:p>
          </table:table-cell>
          <table:table-cell table:number-columns-repeated="101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G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B-Junio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table:number-columns-repeated="1012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D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C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B</text:p>
          </table:table-cell>
          <table:table-cell office:value-type="float" office:value="15" calcext:value-type="float">
            <text:p>15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AH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2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41" table:number-columns-repeated="4"/>
          <table:table-cell table:style-name="ce12" table:number-columns-repeated="2"/>
          <table:table-cell table:number-columns-repeated="4"/>
          <table:table-cell table:style-name="Default" table:number-columns-repeated="2"/>
          <table:table-cell table:number-columns-repeated="1012"/>
        </table:table-row>
        <table:table-row table:style-name="ro1"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L15]" office:value-type="time" office:time-value="PT13H30M00S" calcext:value-type="time">
            <text:p>13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tartzeit</text:p>
          </table:table-cell>
          <table:table-cell table:number-columns-repeated="1012"/>
        </table:table-row>
        <table:table-row table:style-name="ro1">
          <table:table-cell table:style-name="ce42" table:formula="of:=[.A14]+[.$F$9]+[.$F$10]" office:value-type="time" office:time-value="PT13H50M00S" calcext:value-type="time">
            <text:p>13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table:style-name="ce2" office:value-type="time" office:time-value="PT13H30M00S" calcext:value-type="time">
            <text:p>13:30:00</text:p>
          </table:table-cell>
          <table:table-cell table:number-columns-repeated="1012"/>
        </table:table-row>
        <table:table-row table:style-name="ro1">
          <table:table-cell table:style-name="ce42" table:formula="of:=[.A15]" office:value-type="time" office:time-value="PT13H50M00S" calcext:value-type="time">
            <text:p>13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6]+[.$F$9]+[.$F$10]" office:value-type="time" office:time-value="PT14H10M00S" calcext:value-type="time">
            <text:p>14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blau</text:p>
          </table:table-cell>
          <table:table-cell table:number-columns-repeated="1012"/>
        </table:table-row>
        <table:table-row table:style-name="ro1">
          <table:table-cell table:style-name="ce42" table:formula="of:=[.A17]" office:value-type="time" office:time-value="PT14H10M00S" calcext:value-type="time">
            <text:p>14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elb</text:p>
          </table:table-cell>
          <table:table-cell table:number-columns-repeated="1012"/>
        </table:table-row>
        <table:table-row table:style-name="ro1">
          <table:table-cell table:style-name="ce42" table:formula="of:=[.A18]+[.$F$9]+[.$F$10]" office:value-type="time" office:time-value="PT14H30M00S" calcext:value-type="time">
            <text:p>14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" office:value-type="time" office:time-value="PT14H30M00S" calcext:value-type="time">
            <text:p>14:3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Gruppe1 Tabelle</text:p>
          </table:table-cell>
          <table:table-cell office:value-type="string" calcext:value-type="string">
            <text:p>Gruppe2 Tabelle</text:p>
          </table:table-cell>
          <table:table-cell table:number-columns-repeated="1011"/>
        </table:table-row>
        <table:table-row table:style-name="ro1">
          <table:table-cell table:style-name="ce42" table:formula="of:=[.A20]+[.$F$9]+[.$F$10]" office:value-type="time" office:time-value="PT14H50M00S" calcext:value-type="time">
            <text:p>14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table:number-columns-repeated="1011"/>
        </table:table-row>
        <table:table-row table:style-name="ro1">
          <table:table-cell table:style-name="ce42" table:formula="of:=[.A21]" office:value-type="time" office:time-value="PT14H50M00S" calcext:value-type="time">
            <text:p>14:5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table:number-columns-repeated="1011"/>
        </table:table-row>
        <table:table-row table:style-name="ro1">
          <table:table-cell table:style-name="ce42" table:formula="of:=[.A22]+[.$F$9]+[.$F$10]" office:value-type="time" office:time-value="PT15H10M00S" calcext:value-type="time">
            <text:p>15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a3</text:p>
          </table:table-cell>
          <table:table-cell office:value-type="string" calcext:value-type="string">
            <text:p>b3</text:p>
          </table:table-cell>
          <table:table-cell table:number-columns-repeated="1011"/>
        </table:table-row>
        <table:table-row table:style-name="ro1">
          <table:table-cell table:style-name="ce42" table:formula="of:=[.A23]" office:value-type="time" office:time-value="PT15H10M00S" calcext:value-type="time">
            <text:p>15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12" table:number-columns-repeated="6"/>
          <table:table-cell table:number-columns-repeated="1018"/>
        </table:table-row>
        <table:table-row table:style-name="ro1">
          <table:table-cell table:style-name="ce42" table:formula="of:=[.A24]+[.$F$9]*2" office:value-type="time" office:time-value="PT15H40M00S" calcext:value-type="time">
            <text:p>15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6]" office:value-type="time" office:time-value="PT15H40M00S" calcext:value-type="time">
            <text:p>15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Name</text:p>
          </table:table-cell>
          <table:table-cell table:number-columns-repeated="1012"/>
        </table:table-row>
        <table:table-row table:style-name="ro1">
          <table:table-cell table:style-name="ce42" table:formula="of:=[.A27]+[.$F$9]+[.$F$10]" office:value-type="time" office:time-value="PT16H00M00S" calcext:value-type="time">
            <text:p>16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Sambach/Herrnsdorf</text:p>
          </table:table-cell>
          <table:table-cell table:number-columns-repeated="1012"/>
        </table:table-row>
        <table:table-row table:style-name="ro1">
          <table:table-cell table:style-name="ce42" table:formula="of:=[.A28]+[.$F$9]+[.$F$10]" office:value-type="time" office:time-value="PT16H20M00S" calcext:value-type="time">
            <text:p>16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DJK Falke Nürnberg</text:p>
          </table:table-cell>
          <table:table-cell table:number-columns-repeated="1012"/>
        </table:table-row>
        <table:table-row table:style-name="ro1">
          <table:table-cell table:style-name="ce42" table:formula="of:=[.A29]+[.$F$9]+[.$F$10]" office:value-type="time" office:time-value="PT16H40M00S" calcext:value-type="time">
            <text:p>16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5"/>
          <table:table-cell office:value-type="string" calcext:value-type="string">
            <text:p>SG Gaustadt 1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Gaustadt 2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DJK Teuchatz</text:p>
          </table:table-cell>
          <table:table-cell table:number-columns-repeated="1012"/>
        </table:table-row>
        <table:table-row table:style-name="ro1">
          <table:table-cell table:style-name="Default" table:number-columns-repeated="6"/>
          <table:table-cell table:number-columns-repeated="5"/>
          <table:table-cell office:value-type="string" calcext:value-type="string">
            <text:p>SG Walberla</text:p>
          </table:table-cell>
          <table:table-cell table:number-columns-repeated="1012"/>
        </table:table-row>
        <table:table-row table:style-name="ro1" table:number-rows-repeated="7">
          <table:table-cell table:style-name="Default" table:number-columns-repeated="6"/>
          <table:table-cell table:number-columns-repeated="1018"/>
        </table:table-row>
        <table:table-row table:style-name="ro3" table:number-rows-repeated="19">
          <table:table-cell table:number-columns-repeated="1024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1" office:value-type="string" calcext:value-type="string">
            <text:p>Gruppe A</text:p>
          </table:table-cell>
          <table:table-cell table:style-name="ce41" office:value-type="string" calcext:value-type="string">
            <text:p>Gruppe B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8]" office:value-type="string" office:string-value="SG Sambach/Herrnsdorf" calcext:value-type="string">
            <text:p>SG Sambach/Herrnsdorf</text:p>
          </table:table-cell>
          <table:table-cell table:style-name="ce41" table:formula="of:=[.$L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29]" office:value-type="string" office:string-value="DJK Falke Nürnberg" calcext:value-type="string">
            <text:p>DJK Falke Nürnberg</text:p>
          </table:table-cell>
          <table:table-cell table:style-name="ce41" table:formula="of:=[.$L32]" office:value-type="string" office:string-value="DJK Teuchatz" calcext:value-type="string">
            <text:p>DJK Teuchatz</text:p>
          </table:table-cell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2"/>
          <table:table-cell table:style-name="ce41" table:formula="of:=[.$L30]" office:value-type="string" office:string-value="SG Gaustadt 1" calcext:value-type="string">
            <text:p>SG Gaustadt 1</text:p>
          </table:table-cell>
          <table:table-cell table:style-name="ce41" table:formula="of:=[.$L33]" office:value-type="string" office:string-value="SG Walberla" calcext:value-type="string">
            <text:p>SG Walberla</text:p>
          </table:table-cell>
          <table:table-cell table:style-name="ce12" office:value-type="string" calcext:value-type="string">
            <text:p>Pause</text:p>
          </table:table-cell>
          <table:table-cell table:style-name="ce42" office:value-type="time" office:time-value="PT00H05M00S" calcext:value-type="time">
            <text:p>00:05:00</text:p>
          </table:table-cell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1" table:number-columns-repeated="4"/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2"/>
          <table:table-cell table:style-name="ce43" office:value-type="string" calcext:value-type="string">
            <text:p>Spielplan</text:p>
          </table:table-cell>
          <table:table-cell table:style-name="ce12" table:number-columns-repeated="3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I45]" office:value-type="time" office:time-value="PT00H00M00S" calcext:value-type="time">
            <text:p>00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7]+[.$F$9]+[.$F$10]" office:value-type="time" office:time-value="PT00H20M00S" calcext:value-type="time">
            <text:p>00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8]" office:value-type="time" office:time-value="PT00H20M00S" calcext:value-type="time">
            <text:p>00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69]+[.$F$9]+[.$F$10]" office:value-type="time" office:time-value="PT00H40M00S" calcext:value-type="time">
            <text:p>00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0]" office:value-type="time" office:time-value="PT00H40M00S" calcext:value-type="time">
            <text:p>00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1]+[.$F$9]+[.$F$10]" office:value-type="time" office:time-value="PT01H00M00S" calcext:value-type="time">
            <text:p>01:0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2]" office:value-type="time" office:time-value="PT01H00M00S" calcext:value-type="time">
            <text:p>01:0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3]+[.$F$9]+[.$F$10]" office:value-type="time" office:time-value="PT01H20M00S" calcext:value-type="time">
            <text:p>01:2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formula="of:=[.$L$29]" office:value-type="string" office:string-value="DJK Falke Nürnberg" calcext:value-type="string">
            <text:p>DJK Falke Nürnberg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4]" office:value-type="time" office:time-value="PT01H20M00S" calcext:value-type="time">
            <text:p>01:2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formula="of:=[.$L$32]" office:value-type="string" office:string-value="DJK Teuchatz" calcext:value-type="string">
            <text:p>DJK Teuchatz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5]+[.$F$9]+[.$F$10]" office:value-type="time" office:time-value="PT01H40M00S" calcext:value-type="time">
            <text:p>01:4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8]" office:value-type="string" office:string-value="SG Sambach/Herrnsdorf" calcext:value-type="string">
            <text:p>SG Sambach/Herrnsdorf</text:p>
          </table:table-cell>
          <table:table-cell table:style-name="ce12" table:formula="of:=[.$L$30]" office:value-type="string" office:string-value="SG Gaustadt 1" calcext:value-type="string">
            <text:p>SG Gaustadt 1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6]" office:value-type="time" office:time-value="PT01H40M00S" calcext:value-type="time">
            <text:p>01:4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L$31]" office:value-type="string" office:string-value="SG Gaustadt 2" calcext:value-type="string">
            <text:p>SG Gaustadt 2</text:p>
          </table:table-cell>
          <table:table-cell table:style-name="ce12" table:formula="of:=[.$L$33]" office:value-type="string" office:string-value="SG Walberla" calcext:value-type="string">
            <text:p>SG Walberla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12" table:number-columns-repeated="6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7]+[.$F$9]*2" office:value-type="time" office:time-value="PT02H10M00S" calcext:value-type="time">
            <text:p>02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1]" office:value-type="string" office:string-value="a1" calcext:value-type="string">
            <text:p>a1</text:p>
          </table:table-cell>
          <table:table-cell table:style-name="ce12" table:formula="of:=[.$M$22]" office:value-type="string" office:string-value="b2" calcext:value-type="string">
            <text:p>b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79]" office:value-type="time" office:time-value="PT02H10M00S" calcext:value-type="time">
            <text:p>02:10:00</text:p>
          </table:table-cell>
          <table:table-cell table:style-name="ce12" table:formula="of:=[.$L$18]" office:value-type="string" office:string-value="gelb" calcext:value-type="string">
            <text:p>gelb</text:p>
          </table:table-cell>
          <table:table-cell table:style-name="ce12" table:formula="of:=[.$M$21]" office:value-type="string" office:string-value="b1" calcext:value-type="string">
            <text:p>b1</text:p>
          </table:table-cell>
          <table:table-cell table:style-name="ce12" table:formula="of:=[.$L$22]" office:value-type="string" office:string-value="a2" calcext:value-type="string">
            <text:p>a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0]+[.$F$9]+[.$F$10]" office:value-type="time" office:time-value="PT02H30M00S" calcext:value-type="time">
            <text:p>02:3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table:formula="of:=[.$L$23]" office:value-type="string" office:string-value="a3" calcext:value-type="string">
            <text:p>a3</text:p>
          </table:table-cell>
          <table:table-cell table:style-name="ce12" table:formula="of:=[.$M$23]" office:value-type="string" office:string-value="b3" calcext:value-type="string">
            <text:p>b3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1]+[.$F$9]+[.$F$10]" office:value-type="time" office:time-value="PT02H50M00S" calcext:value-type="time">
            <text:p>02:5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Verlierer Halbfinale1</text:p>
          </table:table-cell>
          <table:table-cell table:style-name="ce12" office:value-type="string" calcext:value-type="string">
            <text:p>Verlier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1">
          <table:table-cell table:number-columns-repeated="8"/>
          <table:table-cell table:style-name="Default" table:number-columns-repeated="2"/>
          <table:table-cell table:style-name="ce42" table:formula="of:=[.K82]+[.$F$9]+[.$F$10]" office:value-type="time" office:time-value="PT03H10M00S" calcext:value-type="time">
            <text:p>03:10:00</text:p>
          </table:table-cell>
          <table:table-cell table:style-name="ce12" table:formula="of:=[.$L$17]" office:value-type="string" office:string-value="blau" calcext:value-type="string">
            <text:p>blau</text:p>
          </table:table-cell>
          <table:table-cell table:style-name="ce12" office:value-type="string" calcext:value-type="string">
            <text:p>Gewinner Halbfinale1</text:p>
          </table:table-cell>
          <table:table-cell table:style-name="ce12" office:value-type="string" calcext:value-type="string">
            <text:p>Gewinner Halbfinale2</text:p>
          </table:table-cell>
          <table:table-cell table:style-name="ce12" table:number-columns-repeated="2"/>
          <table:table-cell table:number-columns-repeated="1008"/>
        </table:table-row>
        <table:table-row table:style-name="ro3" table:number-rows-repeated="104849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H" table:style-name="ta1">
        <table:table-column table:style-name="co1" table:number-columns-repeated="2" table:default-cell-style-name="ce1"/>
        <table:table-column table:style-name="co55" table:default-cell-style-name="ce1"/>
        <table:table-column table:style-name="co56" table:default-cell-style-name="ce1"/>
        <table:table-column table:style-name="co1" table:number-columns-repeated="3" table:default-cell-style-name="ce1"/>
        <table:table-column table:style-name="co5" table:number-columns-repeated="1017" table:default-cell-style-name="ce1"/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Startzeit</text:p>
          </table:table-cell>
          <table:table-cell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  <table:table-cell table:style-name="ce2" office:value-type="time" office:time-value="PT17H30M00S" calcext:value-type="time">
            <text:p>17:30:00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Alte Herren</text:p>
          </table:table-cell>
          <table:table-cell/>
          <table:table-cell table:style-name="Default"/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4"/>
          <table:table-cell office:value-type="string" calcext:value-type="string">
            <text:p>rot</text:p>
          </table:table-cell>
          <table:table-cell table:number-columns-repeated="1016"/>
        </table:table-row>
        <table:table-row table:style-name="ro1">
          <table:table-cell table:style-name="ce57" office:value-type="string" calcext:value-type="string">
            <text:p>Samstag, 02.07.2022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ame</text:p>
          </table:table-cell>
          <table:table-cell table:number-columns-repeated="1021"/>
        </table:table-row>
        <table:table-row table:style-name="ro1">
          <table:table-cell table:style-name="Default" table:number-columns-repeated="2"/>
          <table:table-cell office:value-type="string" calcext:value-type="string">
            <text:p>SV-DJK Sambach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2"/>
          <table:table-cell office:value-type="string" calcext:value-type="string">
            <text:p>DJK BFC Nürn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Don Bosco Bamberg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 Teutonia Gaustadt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2"/>
          <table:table-cell office:value-type="string" calcext:value-type="string">
            <text:p>DJK-SC Vorra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62"/>
          <table:table-cell table:style-name="ce41"/>
          <table:table-cell table:style-name="ce46"/>
          <table:table-cell table:style-name="ce41"/>
          <table:table-cell table:style-name="ce12" office:value-type="string" calcext:value-type="string">
            <text:p>Spielzeit</text:p>
          </table:table-cell>
          <table:table-cell table:style-name="ce42" office:value-type="time" office:time-value="PT00H15M00S" calcext:value-type="time">
            <text:p>00:15:00</text:p>
          </table:table-cell>
          <table:table-cell table:number-columns-repeated="1018"/>
        </table:table-row>
        <table:table-row table:style-name="ro1">
          <table:table-cell table:style-name="ce41" table:number-columns-repeated="2"/>
          <table:table-cell table:style-name="ce43" office:value-type="string" calcext:value-type="string">
            <text:p>Spielplan</text:p>
          </table:table-cell>
          <table:table-cell table:style-name="ce41"/>
          <table:table-cell table:style-name="ce12" office:value-type="string" calcext:value-type="string">
            <text:p>Pause</text:p>
          </table:table-cell>
          <table:table-cell table:style-name="ce42" office:value-type="time" office:time-value="PT00H03M00S" calcext:value-type="time">
            <text:p>00:03:00</text:p>
          </table:table-cell>
          <table:table-cell table:number-columns-repeated="1018"/>
        </table:table-row>
        <table:table-row table:style-name="ro1">
          <table:table-cell table:style-name="ce12" table:number-columns-repeated="2"/>
          <table:table-cell table:style-name="Default"/>
          <table:table-cell table:style-name="ce12" table:number-columns-repeated="3"/>
          <table:table-cell table:number-columns-repeated="1018"/>
        </table:table-row>
        <table:table-row table:style-name="ro1">
          <table:table-cell table:style-name="ce42" table:formula="of:=[.H2]" office:value-type="time" office:time-value="PT17H30M00S" calcext:value-type="time">
            <text:p>17:3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7]+[.$F$14]+[.$F$15]" office:value-type="time" office:time-value="PT17H48M00S" calcext:value-type="time">
            <text:p>17:4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8]+[.$F$14]+[.$F$15]" office:value-type="time" office:time-value="PT18H06M00S" calcext:value-type="time">
            <text:p>18:0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19]+[.$F$14]+[.$F$15]" office:value-type="time" office:time-value="PT18H24M00S" calcext:value-type="time">
            <text:p>18:2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0]+[.$F$14]+[.$F$15]" office:value-type="time" office:time-value="PT18H42M00S" calcext:value-type="time">
            <text:p>18:4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1]+[.$F$14]+[.$F$15]" office:value-type="time" office:time-value="PT19H00M00S" calcext:value-type="time">
            <text:p>19:00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2]+[.$F$14]+[.$F$15]" office:value-type="time" office:time-value="PT19H18M00S" calcext:value-type="time">
            <text:p>19:18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3]+[.$F$14]+[.$F$15]" office:value-type="time" office:time-value="PT19H36M00S" calcext:value-type="time">
            <text:p>19:36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formula="of:=[.$C$10]" office:value-type="string" office:string-value="DJK Don Bosco Bamberg" calcext:value-type="string">
            <text:p>DJK Don Bosco Bamberg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4]+[.$F$14]+[.$F$15]" office:value-type="time" office:time-value="PT19H54M00S" calcext:value-type="time">
            <text:p>19:54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8]" office:value-type="string" office:string-value="SV-DJK Sambach" calcext:value-type="string">
            <text:p>SV-DJK Sambach</text:p>
          </table:table-cell>
          <table:table-cell table:style-name="ce12" table:formula="of:=[.$C$11]" office:value-type="string" office:string-value="DJK Teutonia Gaustadt" calcext:value-type="string">
            <text:p>DJK Teutonia Gaustadt</text:p>
          </table:table-cell>
          <table:table-cell table:style-name="ce12" table:number-columns-repeated="2"/>
          <table:table-cell table:number-columns-repeated="1018"/>
        </table:table-row>
        <table:table-row table:style-name="ro1">
          <table:table-cell table:style-name="ce42" table:formula="of:=[.A25]+[.$F$14]+[.$F$15]" office:value-type="time" office:time-value="PT20H12M00S" calcext:value-type="time">
            <text:p>20:12:00</text:p>
          </table:table-cell>
          <table:table-cell table:style-name="ce12" table:formula="of:=[.$H$4]" office:value-type="string" office:string-value="rot" calcext:value-type="string">
            <text:p>rot</text:p>
          </table:table-cell>
          <table:table-cell table:style-name="ce12" table:formula="of:=[.$C$9]" office:value-type="string" office:string-value="DJK BFC Nürnberg" calcext:value-type="string">
            <text:p>DJK BFC Nürnberg</text:p>
          </table:table-cell>
          <table:table-cell table:style-name="ce12" table:formula="of:=[.$C$12]" office:value-type="string" office:string-value="DJK-SC Vorra" calcext:value-type="string">
            <text:p>DJK-SC Vorra</text:p>
          </table:table-cell>
          <table:table-cell table:style-name="ce12" table:number-columns-repeated="2"/>
          <table:table-cell table:number-columns-repeated="1018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Übersicht" table:style-name="ta3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number-columns-repeated="1014" table:default-cell-style-name="ce1"/>
        <table:table-row table:style-name="ro6">
          <table:table-cell table:style-name="ce4" office:value-type="string" calcext:value-type="string">
            <text:p>Mannschaft</text:p>
          </table:table-cell>
          <table:table-cell table:style-name="ce4"/>
          <table:table-cell table:style-name="ce4" office:value-type="string" calcext:value-type="string">
            <text:p>Tag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Anfang </text:p>
          </table:table-cell>
          <table:table-cell table:style-name="ce4" office:value-type="string" calcext:value-type="string">
            <text:p>Ende</text:p>
          </table:table-cell>
          <table:table-cell table:style-name="ce4" office:value-type="string" calcext:value-type="string">
            <text:p>Spielzeit</text:p>
          </table:table-cell>
          <table:table-cell table:style-name="ce4" office:value-type="string" calcext:value-type="string">
            <text:p>Spielfeld 1</text:p>
          </table:table-cell>
          <table:table-cell table:style-name="ce4" office:value-type="string" calcext:value-type="string">
            <text:p>Spielfeld 2</text:p>
          </table:table-cell>
          <table:table-cell table:style-name="ce5" office:value-type="string" calcext:value-type="string">
            <text:p>Bemerkung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 calcext:value-type="string">
            <text:p>E-Jugend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Samstag</text:p>
          </table:table-cell>
          <table:table-cell table:style-name="ce8" office:value-type="date" office:date-value="2022-07-02" calcext:value-type="date">
            <text:p>02.07.2022</text:p>
          </table:table-cell>
          <table:table-cell table:style-name="ce7" office:value-type="string" calcext:value-type="string">
            <text:p>10:30 Uhr</text:p>
          </table:table-cell>
          <table:table-cell table:style-name="ce9" office:value-type="string" calcext:value-type="string">
            <text:p>13:30 Uhr</text:p>
          </table:table-cell>
          <table:table-cell table:style-name="ce7" office:value-type="string" calcext:value-type="string">
            <text:p>15 Min</text:p>
          </table:table-cell>
          <table:table-cell table:style-name="ce65" office:value-type="string" calcext:value-type="string">
            <text:p>blau-Kunstrasen</text:p>
          </table:table-cell>
          <table:table-cell table:style-name="ce71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3" office:value-type="string" calcext:value-type="string">
            <text:p>F2-Jugend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string" calcext:value-type="string">
            <text:p>Samstag</text:p>
          </table:table-cell>
          <table:table-cell table:style-name="ce14" office:value-type="date" office:date-value="2022-07-02" calcext:value-type="date">
            <text:p>02.07.2022</text:p>
          </table:table-cell>
          <table:table-cell table:style-name="ce13" office:value-type="string" calcext:value-type="string">
            <text:p>10:00 Uhr</text:p>
          </table:table-cell>
          <table:table-cell table:style-name="ce13" office:value-type="string" calcext:value-type="string">
            <text:p>12:30 Uhr</text:p>
          </table:table-cell>
          <table:table-cell table:style-name="ce13" office:value-type="string" calcext:value-type="string">
            <text:p>12 min</text:p>
          </table:table-cell>
          <table:table-cell table:style-name="ce66" office:value-type="string" calcext:value-type="string">
            <text:p>rot</text:p>
          </table:table-cell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15" office:value-type="string" calcext:value-type="string">
            <text:p>B-Jugend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string" calcext:value-type="string">
            <text:p>Samstag</text:p>
          </table:table-cell>
          <table:table-cell table:style-name="ce16" office:value-type="date" office:date-value="2022-07-02" calcext:value-type="date">
            <text:p>02.07.2022</text:p>
          </table:table-cell>
          <table:table-cell table:style-name="ce17" office:value-type="string" calcext:value-type="string">
            <text:p>13:30 Uhr</text:p>
          </table:table-cell>
          <table:table-cell table:style-name="ce15" office:value-type="string" calcext:value-type="string">
            <text:p>17:00 Uhr</text:p>
          </table:table-cell>
          <table:table-cell table:style-name="ce15" office:value-type="string" calcext:value-type="string">
            <text:p>15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 office:value-type="string" calcext:value-type="string">
            <text:p>evtl blau gelb falls juniorinnen spielen</text:p>
          </table:table-cell>
          <table:table-cell table:number-columns-repeated="1014"/>
        </table:table-row>
        <table:table-row table:style-name="ro7">
          <table:table-cell table:style-name="ce18" office:value-type="string" calcext:value-type="string">
            <text:p>C-Juniorinnen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Samstag</text:p>
          </table:table-cell>
          <table:table-cell table:style-name="ce19" office:value-type="date" office:date-value="2022-07-02" calcext:value-type="date">
            <text:p>02.07.2022</text:p>
          </table:table-cell>
          <table:table-cell table:style-name="ce18" office:value-type="string" calcext:value-type="string">
            <text:p>14:30 Uhr </text:p>
          </table:table-cell>
          <table:table-cell table:style-name="ce18" office:value-type="string" calcext:value-type="string">
            <text:p>17:00 Uhr</text:p>
          </table:table-cell>
          <table:table-cell table:style-name="ce18" office:value-type="string" calcext:value-type="string">
            <text:p>2x 35 min</text:p>
          </table:table-cell>
          <table:table-cell table:style-name="ce67"/>
          <table:table-cell table:style-name="ce67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0" office:value-type="string" calcext:value-type="string">
            <text:p>AH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Samstag</text:p>
          </table:table-cell>
          <table:table-cell table:style-name="ce21" office:value-type="date" office:date-value="2022-07-02" calcext:value-type="date">
            <text:p>02.07.2022</text:p>
          </table:table-cell>
          <table:table-cell table:style-name="ce20" office:value-type="string" calcext:value-type="string">
            <text:p>17:30 Uhr</text:p>
          </table:table-cell>
          <table:table-cell table:style-name="ce20" office:value-type="string" calcext:value-type="string">
            <text:p>20:30 Uhr</text:p>
          </table:table-cell>
          <table:table-cell table:style-name="ce20" office:value-type="string" calcext:value-type="string">
            <text:p>15 Min</text:p>
          </table:table-cell>
          <table:table-cell table:style-name="ce66" office:value-type="string" calcext:value-type="string">
            <text:p>rot</text:p>
          </table:table-cell>
          <table:table-cell table:style-name="ce67"/>
          <table:table-cell table:style-name="ce12"/>
          <table:table-cell table:number-columns-repeated="1014"/>
        </table:table-row>
        <table:table-row table:style-name="ro3">
          <table:table-cell table:style-name="ce22" office:value-type="string" calcext:value-type="string">
            <text:p>F1-Jugend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string" calcext:value-type="string">
            <text:p>Sonntag</text:p>
          </table:table-cell>
          <table:table-cell table:style-name="ce23" office:value-type="date" office:date-value="2022-07-03" calcext:value-type="date">
            <text:p>03.07.2022</text:p>
          </table:table-cell>
          <table:table-cell table:style-name="ce22" office:value-type="string" calcext:value-type="string">
            <text:p>10:30 Uhr</text:p>
          </table:table-cell>
          <table:table-cell table:style-name="ce22" office:value-type="string" calcext:value-type="string">
            <text:p>13:30 Uhr</text:p>
          </table:table-cell>
          <table:table-cell table:style-name="ce22" office:value-type="string" calcext:value-type="string">
            <text:p>10 min</text:p>
          </table:table-cell>
          <table:table-cell table:style-name="ce68" office:value-type="string" calcext:value-type="string">
            <text:p>rot</text:p>
          </table:table-cell>
          <table:table-cell table:style-name="ce72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9" office:value-type="string" calcext:value-type="string">
            <text:p>C-Jugend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Sonntag</text:p>
          </table:table-cell>
          <table:table-cell table:style-name="ce30" office:value-type="date" office:date-value="2022-07-02" calcext:value-type="date">
            <text:p>02.07.2022</text:p>
          </table:table-cell>
          <table:table-cell table:style-name="ce29" office:value-type="string" calcext:value-type="string">
            <text:p>10:00 Uhr</text:p>
          </table:table-cell>
          <table:table-cell table:style-name="ce31" office:value-type="string" calcext:value-type="string">
            <text:p>12:45 Uhr</text:p>
          </table:table-cell>
          <table:table-cell table:style-name="ce29" office:value-type="string" calcext:value-type="string">
            <text:p>10 min</text:p>
          </table:table-cell>
          <table:table-cell table:style-name="ce69" office:value-type="string" calcext:value-type="string">
            <text:p>blau-Kunstrasen</text:p>
          </table:table-cell>
          <table:table-cell table:style-name="ce73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7">
          <table:table-cell table:style-name="ce25" office:value-type="string" calcext:value-type="string">
            <text:p>D-Jugend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Sonntag</text:p>
          </table:table-cell>
          <table:table-cell table:style-name="ce26" office:value-type="date" office:date-value="2022-07-03" calcext:value-type="date">
            <text:p>03.07.2022</text:p>
          </table:table-cell>
          <table:table-cell table:style-name="ce25" office:value-type="string" calcext:value-type="string">
            <text:p>12:45 Uhr</text:p>
          </table:table-cell>
          <table:table-cell table:style-name="ce36" office:value-type="string" calcext:value-type="string">
            <text:p>16:30 Uhr</text:p>
          </table:table-cell>
          <table:table-cell table:style-name="ce25" office:value-type="string" calcext:value-type="string">
            <text:p>12 min</text:p>
          </table:table-cell>
          <table:table-cell table:style-name="ce66" office:value-type="string" calcext:value-type="string">
            <text:p>blau-Kunstrasen</text:p>
          </table:table-cell>
          <table:table-cell table:style-name="ce67" office:value-type="string" calcext:value-type="string">
            <text:p>gelb-Kunstrasen</text:p>
          </table:table-cell>
          <table:table-cell table:style-name="ce12"/>
          <table:table-cell table:number-columns-repeated="1014"/>
        </table:table-row>
        <table:table-row table:style-name="ro3">
          <table:table-cell table:style-name="ce10" office:value-type="string" calcext:value-type="string">
            <text:p>G-Jugend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onntag</text:p>
          </table:table-cell>
          <table:table-cell table:style-name="ce27" office:value-type="date" office:date-value="2022-07-02" calcext:value-type="date">
            <text:p>02.07.2022</text:p>
          </table:table-cell>
          <table:table-cell table:style-name="ce10" office:value-type="string" calcext:value-type="string">
            <text:p>14:00 Uhr</text:p>
          </table:table-cell>
          <table:table-cell table:style-name="ce10" office:value-type="string" calcext:value-type="string">
            <text:p>16:30 Uhr</text:p>
          </table:table-cell>
          <table:table-cell table:style-name="ce10" office:value-type="string" calcext:value-type="string">
            <text:p>10 min</text:p>
          </table:table-cell>
          <table:table-cell table:style-name="ce70" office:value-type="string" calcext:value-type="string">
            <text:p>rot</text:p>
          </table:table-cell>
          <table:table-cell table:style-name="ce74" office:value-type="string" calcext:value-type="string">
            <text:p>weiß</text:p>
          </table:table-cell>
          <table:table-cell table:style-name="ce12"/>
          <table:table-cell table:number-columns-repeated="1014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iegerehrung</text:p>
          </table:table-cell>
          <table:table-cell table:number-columns-repeated="2"/>
          <table:table-cell office:value-type="string" calcext:value-type="string">
            <text:p>15 Minute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use vor Halbfinale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Stand:</text:p>
          </table:table-cell>
          <table:table-cell table:number-columns-repeated="1023"/>
        </table:table-row>
        <table:table-row table:style-name="ro3">
          <table:table-cell table:style-name="ce28" office:value-type="date" office:date-value="2022-06-09" calcext:value-type="date">
            <text:p>09.06.2022</text:p>
          </table:table-cell>
          <table:table-cell table:number-columns-repeated="1023"/>
        </table:table-row>
        <table:table-row table:style-name="ro3" table:number-rows-repeated="104855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Übersicht.H3:Übersicht.I6 Übersicht.H9:Übersicht.I9">
            <calcext:condition calcext:apply-style-name="cf1" calcext:value="formula-is(NOT(ISERROR(SEARCH(&quot;weiß&quot;;[.H3]))))" calcext:base-cell-address="Übersicht.H3"/>
            <calcext:condition calcext:apply-style-name="cf2" calcext:value="formula-is(NOT(ISERROR(SEARCH(&quot;blau&quot;;[.H3]))))" calcext:base-cell-address="Übersicht.H3"/>
            <calcext:condition calcext:apply-style-name="cf3" calcext:value="formula-is(NOT(ISERROR(SEARCH(&quot;gelb&quot;;[.H3]))))" calcext:base-cell-address="Übersicht.H3"/>
            <calcext:condition calcext:apply-style-name="cf4" calcext:value="formula-is(NOT(ISERROR(SEARCH(&quot;rot&quot;;[.H3]))))" calcext:base-cell-address="Übersicht.H3"/>
          </calcext:conditional-format>
          <calcext:conditional-format calcext:target-range-address="Übersicht.I2:Übersicht.I2">
            <calcext:condition calcext:apply-style-name="cf1" calcext:value="formula-is(NOT(ISERROR(SEARCH(&quot;weiß&quot;;[.I2]))))" calcext:base-cell-address="Übersicht.I2"/>
            <calcext:condition calcext:apply-style-name="cf2" calcext:value="formula-is(NOT(ISERROR(SEARCH(&quot;blau&quot;;[.I2]))))" calcext:base-cell-address="Übersicht.I2"/>
            <calcext:condition calcext:apply-style-name="cf3" calcext:value="formula-is(NOT(ISERROR(SEARCH(&quot;gelb&quot;;[.I2]))))" calcext:base-cell-address="Übersicht.I2"/>
            <calcext:condition calcext:apply-style-name="cf4" calcext:value="formula-is(NOT(ISERROR(SEARCH(&quot;rot&quot;;[.I2]))))" calcext:base-cell-address="Übersicht.I2"/>
          </calcext:conditional-format>
          <calcext:conditional-format calcext:target-range-address="Übersicht.H10:Übersicht.H10">
            <calcext:condition calcext:apply-style-name="cf1" calcext:value="formula-is(NOT(ISERROR(SEARCH(&quot;weiß&quot;;[.H10]))))" calcext:base-cell-address="Übersicht.H10"/>
            <calcext:condition calcext:apply-style-name="cf2" calcext:value="formula-is(NOT(ISERROR(SEARCH(&quot;blau&quot;;[.H10]))))" calcext:base-cell-address="Übersicht.H10"/>
            <calcext:condition calcext:apply-style-name="cf3" calcext:value="formula-is(NOT(ISERROR(SEARCH(&quot;gelb&quot;;[.H10]))))" calcext:base-cell-address="Übersicht.H10"/>
            <calcext:condition calcext:apply-style-name="cf4" calcext:value="formula-is(NOT(ISERROR(SEARCH(&quot;rot&quot;;[.H10]))))" calcext:base-cell-address="Übersicht.H10"/>
          </calcext:conditional-format>
          <calcext:conditional-format calcext:target-range-address="Übersicht.I10:Übersicht.I10">
            <calcext:condition calcext:apply-style-name="cf1" calcext:value="formula-is(NOT(ISERROR(SEARCH(&quot;weiß&quot;;[.I10]))))" calcext:base-cell-address="Übersicht.I10"/>
            <calcext:condition calcext:apply-style-name="cf2" calcext:value="formula-is(NOT(ISERROR(SEARCH(&quot;blau&quot;;[.I10]))))" calcext:base-cell-address="Übersicht.I10"/>
            <calcext:condition calcext:apply-style-name="cf3" calcext:value="formula-is(NOT(ISERROR(SEARCH(&quot;gelb&quot;;[.I10]))))" calcext:base-cell-address="Übersicht.I10"/>
            <calcext:condition calcext:apply-style-name="cf4" calcext:value="formula-is(NOT(ISERROR(SEARCH(&quot;rot&quot;;[.I10]))))" calcext:base-cell-address="Übersicht.I10"/>
          </calcext:conditional-format>
          <calcext:conditional-format calcext:target-range-address="Übersicht.H2:Übersicht.H2">
            <calcext:condition calcext:apply-style-name="cf1" calcext:value="formula-is(NOT(ISERROR(SEARCH(&quot;weiß&quot;;[.H2]))))" calcext:base-cell-address="Übersicht.H2"/>
            <calcext:condition calcext:apply-style-name="cf2" calcext:value="formula-is(NOT(ISERROR(SEARCH(&quot;blau&quot;;[.H2]))))" calcext:base-cell-address="Übersicht.H2"/>
            <calcext:condition calcext:apply-style-name="cf3" calcext:value="formula-is(NOT(ISERROR(SEARCH(&quot;gelb&quot;;[.H2]))))" calcext:base-cell-address="Übersicht.H2"/>
            <calcext:condition calcext:apply-style-name="cf4" calcext:value="formula-is(NOT(ISERROR(SEARCH(&quot;rot&quot;;[.H2]))))" calcext:base-cell-address="Übersicht.H2"/>
          </calcext:conditional-format>
          <calcext:conditional-format calcext:target-range-address="Übersicht.I8:Übersicht.I8"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  <calcext:condition calcext:apply-style-name="cf1" calcext:value="formula-is(NOT(ISERROR(SEARCH(&quot;weiß&quot;;[.I8]))))" calcext:base-cell-address="Übersicht.I8"/>
            <calcext:condition calcext:apply-style-name="cf2" calcext:value="formula-is(NOT(ISERROR(SEARCH(&quot;blau&quot;;[.I8]))))" calcext:base-cell-address="Übersicht.I8"/>
            <calcext:condition calcext:apply-style-name="cf3" calcext:value="formula-is(NOT(ISERROR(SEARCH(&quot;gelb&quot;;[.I8]))))" calcext:base-cell-address="Übersicht.I8"/>
            <calcext:condition calcext:apply-style-name="cf4" calcext:value="formula-is(NOT(ISERROR(SEARCH(&quot;rot&quot;;[.I8]))))" calcext:base-cell-address="Übersicht.I8"/>
          </calcext:conditional-format>
          <calcext:conditional-format calcext:target-range-address="Übersicht.H7:Übersicht.H7">
            <calcext:condition calcext:apply-style-name="cf1" calcext:value="formula-is(NOT(ISERROR(SEARCH(&quot;weiß&quot;;[.H7]))))" calcext:base-cell-address="Übersicht.H7"/>
            <calcext:condition calcext:apply-style-name="cf2" calcext:value="formula-is(NOT(ISERROR(SEARCH(&quot;blau&quot;;[.H7]))))" calcext:base-cell-address="Übersicht.H7"/>
            <calcext:condition calcext:apply-style-name="cf3" calcext:value="formula-is(NOT(ISERROR(SEARCH(&quot;gelb&quot;;[.H7]))))" calcext:base-cell-address="Übersicht.H7"/>
            <calcext:condition calcext:apply-style-name="cf4" calcext:value="formula-is(NOT(ISERROR(SEARCH(&quot;rot&quot;;[.H7]))))" calcext:base-cell-address="Übersicht.H7"/>
          </calcext:conditional-format>
          <calcext:conditional-format calcext:target-range-address="Übersicht.H8:Übersicht.H8"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  <calcext:condition calcext:apply-style-name="cf1" calcext:value="formula-is(NOT(ISERROR(SEARCH(&quot;weiß&quot;;[.H8]))))" calcext:base-cell-address="Übersicht.H8"/>
            <calcext:condition calcext:apply-style-name="cf2" calcext:value="formula-is(NOT(ISERROR(SEARCH(&quot;blau&quot;;[.H8]))))" calcext:base-cell-address="Übersicht.H8"/>
            <calcext:condition calcext:apply-style-name="cf3" calcext:value="formula-is(NOT(ISERROR(SEARCH(&quot;gelb&quot;;[.H8]))))" calcext:base-cell-address="Übersicht.H8"/>
            <calcext:condition calcext:apply-style-name="cf4" calcext:value="formula-is(NOT(ISERROR(SEARCH(&quot;rot&quot;;[.H8]))))" calcext:base-cell-address="Übersicht.H8"/>
          </calcext:conditional-format>
          <calcext:conditional-format calcext:target-range-address="Übersicht.I7:Übersicht.I7">
            <calcext:condition calcext:apply-style-name="cf1" calcext:value="formula-is(NOT(ISERROR(SEARCH(&quot;weiß&quot;;[.I7]))))" calcext:base-cell-address="Übersicht.I7"/>
            <calcext:condition calcext:apply-style-name="cf2" calcext:value="formula-is(NOT(ISERROR(SEARCH(&quot;blau&quot;;[.I7]))))" calcext:base-cell-address="Übersicht.I7"/>
            <calcext:condition calcext:apply-style-name="cf3" calcext:value="formula-is(NOT(ISERROR(SEARCH(&quot;gelb&quot;;[.I7]))))" calcext:base-cell-address="Übersicht.I7"/>
            <calcext:condition calcext:apply-style-name="cf4" calcext:value="formula-is(NOT(ISERROR(SEARCH(&quot;rot&quot;;[.I7]))))" calcext:base-cell-address="Übersicht.I7"/>
          </calcext:conditional-format>
        </calcext:conditional-formats>
      </table:table>
      <table:table table:name="Teilnehmerliste" table:style-name="ta2">
        <table:table-column table:style-name="co68" table:default-cell-style-name="ce32"/>
        <table:table-column table:style-name="co69" table:default-cell-style-name="ce1"/>
        <table:table-column table:style-name="co70" table:default-cell-style-name="ce1"/>
        <table:table-column table:style-name="co5" table:number-columns-repeated="1021" table:default-cell-style-name="ce1"/>
        <table:table-row table:style-name="ro3">
          <table:table-cell table:number-columns-repeated="2"/>
          <table:table-cell office:value-type="string" calcext:value-type="string">
            <text:p>Stand: 9.6.2022</text:p>
          </table:table-cell>
          <table:table-cell table:number-columns-repeated="1021"/>
        </table:table-row>
        <table:table-row table:style-name="ro4">
          <table:table-cell table:style-name="ce33" office:value-type="string" calcext:value-type="string">
            <text:p>Lfd.Nr.</text:p>
          </table:table-cell>
          <table:table-cell table:style-name="ce34" office:value-type="string" calcext:value-type="string">
            <text:p>Mannschaft</text:p>
          </table:table-cell>
          <table:table-cell table:style-name="ce34" office:value-type="string" calcext:value-type="string">
            <text:p>Verein</text:p>
          </table:table-cell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E1</text:p>
          </table:table-cell>
          <table:table-cell table:style-name="ce12" office:value-type="string" calcext:value-type="string">
            <text:p>SG Königsfeld</text:p>
          </table:table-cell>
          <table:table-cell table:number-columns-repeated="1021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E2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SG Gaustadt/Bischberg 3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SV-DJK Sambach</text:p>
          </table:table-cell>
          <table:table-cell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BFC Nürnberg</text:p>
          </table:table-cell>
          <table:table-cell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Don Bosco Bamberg</text:p>
          </table:table-cell>
          <table:table-cell table:number-columns-repeated="1021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 Teutonia Gaustadt</text:p>
          </table:table-cell>
          <table:table-cell table:number-columns-repeated="1021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AH</text:p>
          </table:table-cell>
          <table:table-cell table:style-name="ce12" office:value-type="string" calcext:value-type="string">
            <text:p>DJK-SC Vorra</text:p>
          </table:table-cell>
          <table:table-cell table:number-columns-repeated="1021"/>
        </table:table-row>
        <table:table-row table:style-name="ro3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Sambach/Herrns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SG Gaustadt/Bisch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DJK Teuchatz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C (weibl.)</text:p>
          </table:table-cell>
          <table:table-cell table:style-name="ce12" office:value-type="string" calcext:value-type="string">
            <text:p>DJK Don Bosco Bamberg 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Don Bosco Bamberg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F1</text:p>
          </table:table-cell>
          <table:table-cell table:style-name="ce12" office:value-type="string" calcext:value-type="string">
            <text:p>SG DJK Königsfeld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-SV Sambach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Walberla mit DJK-FC Schlaifhausen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F2</text:p>
          </table:table-cell>
          <table:table-cell table:style-name="ce12" office:value-type="string" calcext:value-type="string">
            <text:p>SG Gaustadt 5 - Bischberg</text:p>
          </table:table-cell>
          <table:table-cell office:value-type="string" calcext:value-type="string">
            <text:p>u</text:p>
          </table:table-cell>
          <table:table-cell table:number-columns-repeated="1020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Effeltrich/Poxdorf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1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-SV Sambach 2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Con Bosco Bamberg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DJK Stappenbach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DJK Falke Nürnberg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1</text:p>
          </table:table-cell>
          <table:table-cell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Walberla mit DJK-FC Schlaifhausen 2</text:p>
          </table:table-cell>
          <table:table-cell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Sambach/Steppach</text:p>
          </table:table-cell>
          <table:table-cell table:number-columns-repeated="1021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Falke Nürnberg 1</text:p>
          </table:table-cell>
          <table:table-cell table:number-columns-repeated="1021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3</text:p>
          </table:table-cell>
          <table:table-cell table:number-columns-repeated="1021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DJK Don Bosco Bamberg 4</text:p>
          </table:table-cell>
          <table:table-cell table:number-columns-repeated="1021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1</text:p>
          </table:table-cell>
          <table:table-cell table:number-columns-repeated="1021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2</text:p>
          </table:table-cell>
          <table:table-cell table:number-columns-repeated="1021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3</text:p>
          </table:table-cell>
          <table:table-cell table:number-columns-repeated="1021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SG Gaustadt 4</text:p>
          </table:table-cell>
          <table:table-cell table:number-columns-repeated="1021"/>
        </table:table-row>
        <table:table-row table:style-name="ro1">
          <table:table-cell table:style-name="ce35"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33" table:formula="of:=COUNT([.A3:.A67])" office:value-type="float" office:value="56" calcext:value-type="float">
            <text:p>56</text:p>
          </table:table-cell>
          <table:table-cell table:style-name="ce12" table:number-columns-repeated="2"/>
          <table:table-cell table:number-columns-repeated="1021"/>
        </table:table-row>
        <table:table-row table:style-name="ro1" table:number-rows-repeated="24">
          <table:table-cell table:number-columns-repeated="1024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Liberation Sans1" svg:font-family="'Liberation Sans'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cf1" style:family="table-cell" style:parent-style-name="Default">
      <style:table-cell-properties fo:background-color="#ffffff"/>
      <style:text-properties fo:color="#000000"/>
    </style:style>
    <style:style style:name="cf2" style:family="table-cell" style:parent-style-name="Default">
      <style:table-cell-properties fo:background-color="#00b0f0"/>
      <style:text-properties fo:color="#000000"/>
    </style:style>
    <style:style style:name="cf3" style:family="table-cell" style:parent-style-name="Default">
      <style:table-cell-properties fo:background-color="#ffff00"/>
      <style:text-properties fo:color="#000000"/>
    </style:style>
    <style:style style:name="cf4" style:family="table-cell" style:parent-style-name="Default">
      <style:table-cell-properties fo:background-color="#ff0000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" style:print-orientation="portrait" fo:margin-top="0mm" fo:margin-bottom="0mm" fo:margin-left="0mm" fo:margin-right="0mm" style:table-centering="horizontal" style:print="charts drawings objects"/>
      <style:header-style>
        <style:header-footer-properties fo:min-height="20mm" fo:margin-left="3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7.62mm" fo:margin-bottom="7.62mm" fo:margin-left="17.78mm" fo:margin-right="17.78mm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  <style:page-layout style:name="Mpm5">
      <style:page-layout-properties style:num-format="1" style:print-orientation="landscape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2.38mm" fo:margin-left="17.78mm" fo:margin-right="17.78mm" fo:margin-bottom="0mm"/>
      </style:header-style>
      <style:footer-style>
        <style:header-footer-properties fo:min-height="12.38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8">00.00.0000</text:date>, <text:time style:data-style-name="N2" text:time-value="13:36:03.89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text:p>Seit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1.2$Windows_X86_64 LibreOffice_project/5d19a1bfa650b796764388cd8b33a5af1f5baa1b</meta:generator>
    <meta:initial-creator>Thomas</meta:initial-creator>
    <meta:creation-date>2022-05-29T14:37:25Z</meta:creation-date>
    <dc:date>2022-06-18T17:41:57.036000000</dc:date>
    <meta:editing-cycles>128</meta:editing-cycles>
    <meta:editing-duration>PT10H41M8S</meta:editing-duration>
    <meta:document-statistic meta:table-count="21" meta:cell-count="2816" meta:object-count="0"/>
  </office:meta>
</office:document-meta>
</file>